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bebebe"/>
    </style:style>
    <style:style style:name="gr4" style:family="graphic" style:parent-style-name="standard">
      <style:graphic-properties draw:stroke="none" draw:fill="solid" draw:fill-color="#e69f00"/>
    </style:style>
    <style:style style:name="gr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solid" draw:fill-color="#d9d9d9"/>
    </style:style>
    <style:style style:name="gr8" style:family="graphic" style:parent-style-name="standard">
      <style:graphic-properties draw:stroke="none" draw:fill="solid" draw:fill-color="#1a1a1a"/>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ffffff"/>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bebebe"/>
    </style:style>
    <style:style style:name="P4" style:family="paragraph">
      <loext:graphic-properties draw:fill="solid" draw:fill-color="#e69f00"/>
    </style:style>
    <style:style style:name="P5" style:family="paragraph">
      <loext:graphic-properties draw:fill="none"/>
    </style:style>
    <style:style style:name="P6" style:family="paragraph">
      <loext:graphic-properties draw:fill="solid" draw:fill-color="#000000"/>
    </style:style>
    <style:style style:name="P7" style:family="paragraph">
      <loext:graphic-properties draw:fill="solid" draw:fill-color="#d9d9d9"/>
    </style:style>
    <style:style style:name="P8" style:family="paragraph">
      <loext:graphic-properties draw:fill="solid" draw:fill-color="#1a1a1a"/>
    </style:style>
    <style:style style:name="P9" style:family="paragraph">
      <loext:graphic-properties draw:fill="solid" draw:fill-color="#4d4d4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7.2cm" svg:height="20.485cm" svg:x="2.399cm" svg:y="2.085cm" svg:viewBox="0 0 7201 20486" draw:points="0,20486 7201,20486 7201,0 0,0">
          <text:p/>
        </draw:polygon>
        <draw:polygon draw:style-name="gr3" draw:text-style-name="P3" draw:layer="layout" svg:width="2.946cm" svg:height="5.747cm" svg:x="2.889cm" svg:y="7.145cm" svg:viewBox="0 0 2947 5748" draw:points="0,5748 2947,5748 2947,0 0,0">
          <text:p/>
        </draw:polygon>
        <draw:polygon draw:style-name="gr4" draw:text-style-name="P4" draw:layer="layout" svg:width="2.946cm" svg:height="7.863cm" svg:x="6.162cm" svg:y="5.029cm" svg:viewBox="0 0 2947 7864" draw:points="0,7864 2947,7864 2947,0 0,0">
          <text:p/>
        </draw:polygon>
        <draw:line draw:style-name="gr5" draw:text-style-name="P5" draw:layer="layout" svg:x1="2.889cm" svg:y1="5.19cm" svg:x2="5.835cm" svg:y2="5.19cm">
          <text:p/>
        </draw:line>
        <draw:line draw:style-name="gr5" draw:text-style-name="P5" draw:layer="layout" svg:x1="4.362cm" svg:y1="5.19cm" svg:x2="4.362cm" svg:y2="9.732cm">
          <text:p/>
        </draw:line>
        <draw:line draw:style-name="gr5" draw:text-style-name="P5" draw:layer="layout" svg:x1="2.889cm" svg:y1="9.732cm" svg:x2="5.835cm" svg:y2="9.732cm">
          <text:p/>
        </draw:line>
        <draw:line draw:style-name="gr5" draw:text-style-name="P5" draw:layer="layout" svg:x1="6.162cm" svg:y1="3.016cm" svg:x2="9.108cm" svg:y2="3.016cm">
          <text:p/>
        </draw:line>
        <draw:line draw:style-name="gr5" draw:text-style-name="P5" draw:layer="layout" svg:x1="7.635cm" svg:y1="3.016cm" svg:x2="7.635cm" svg:y2="7.719cm">
          <text:p/>
        </draw:line>
        <draw:line draw:style-name="gr5" draw:text-style-name="P5" draw:layer="layout" svg:x1="6.162cm" svg:y1="7.719cm" svg:x2="9.108cm" svg:y2="7.719cm">
          <text:p/>
        </draw:line>
        <draw:polygon draw:style-name="gr6" draw:text-style-name="P6" draw:layer="layout" svg:width="0.327cm" svg:height="0.321cm" svg:x="4.199cm" svg:y="4.575cm" svg:viewBox="0 0 328 322" draw:points="189,132 308,85 328,146 201,178 285,290 232,322 163,207 93,322 40,289 125,178 0,146 20,85 139,134 134,0 195,0">
          <text:p/>
        </draw:polygon>
        <draw:polygon draw:style-name="gr6" draw:text-style-name="P6" draw:layer="layout" svg:width="0.328cm" svg:height="0.322cm" svg:x="7.471cm" svg:y="2.401cm" svg:viewBox="0 0 329 323" draw:points="189,133 309,87 329,146 202,179 285,291 231,323 164,207 94,322 41,290 126,179 0,146 20,86 140,134 134,0 195,0">
          <text:p/>
        </draw:polygon>
        <draw:polygon draw:style-name="gr2" draw:text-style-name="P2" draw:layer="layout" svg:width="7.199cm" svg:height="20.485cm" svg:x="9.792cm" svg:y="2.085cm" svg:viewBox="0 0 7200 20486" draw:points="0,20486 7200,20486 7200,0 0,0">
          <text:p/>
        </draw:polygon>
        <draw:polygon draw:style-name="gr3" draw:text-style-name="P3" draw:layer="layout" svg:width="2.945cm" svg:height="3.566cm" svg:x="10.283cm" svg:y="12.892cm" svg:viewBox="0 0 2946 3567" draw:points="0,3567 2946,3567 2946,0 0,0">
          <text:p/>
        </draw:polygon>
        <draw:polygon draw:style-name="gr4" draw:text-style-name="P4" draw:layer="layout" svg:width="2.945cm" svg:height="0.411cm" svg:x="13.555cm" svg:y="12.481cm" svg:viewBox="0 0 2946 412" draw:points="0,412 2946,412 2946,0 0,0">
          <text:p/>
        </draw:polygon>
        <draw:line draw:style-name="gr5" draw:text-style-name="P5" draw:layer="layout" svg:x1="10.283cm" svg:y1="13.736cm" svg:x2="13.228cm" svg:y2="13.736cm">
          <text:p/>
        </draw:line>
        <draw:line draw:style-name="gr5" draw:text-style-name="P5" draw:layer="layout" svg:x1="11.755cm" svg:y1="13.736cm" svg:x2="11.755cm" svg:y2="20.602cm">
          <text:p/>
        </draw:line>
        <draw:line draw:style-name="gr5" draw:text-style-name="P5" draw:layer="layout" svg:x1="10.283cm" svg:y1="20.602cm" svg:x2="13.228cm" svg:y2="20.602cm">
          <text:p/>
        </draw:line>
        <draw:line draw:style-name="gr5" draw:text-style-name="P5" draw:layer="layout" svg:x1="13.555cm" svg:y1="9.89cm" svg:x2="16.501cm" svg:y2="9.89cm">
          <text:p/>
        </draw:line>
        <draw:line draw:style-name="gr5" draw:text-style-name="P5" draw:layer="layout" svg:x1="15.028cm" svg:y1="9.89cm" svg:x2="15.028cm" svg:y2="16.325cm">
          <text:p/>
        </draw:line>
        <draw:line draw:style-name="gr5" draw:text-style-name="P5" draw:layer="layout" svg:x1="13.555cm" svg:y1="16.325cm" svg:x2="16.501cm" svg:y2="16.325cm">
          <text:p/>
        </draw:line>
        <draw:polygon draw:style-name="gr2" draw:text-style-name="P2" draw:layer="layout" svg:width="7.2cm" svg:height="20.485cm" svg:x="17.185cm" svg:y="2.085cm" svg:viewBox="0 0 7201 20486" draw:points="0,20486 7201,20486 7201,0 0,0">
          <text:p/>
        </draw:polygon>
        <draw:polygon draw:style-name="gr3" draw:text-style-name="P3" draw:layer="layout" svg:width="2.946cm" svg:height="4.516cm" svg:x="17.675cm" svg:y="12.892cm" svg:viewBox="0 0 2947 4517" draw:points="0,4517 2947,4517 2947,0 0,0">
          <text:p/>
        </draw:polygon>
        <draw:polygon draw:style-name="gr4" draw:text-style-name="P4" draw:layer="layout" svg:width="2.945cm" svg:height="0.776cm" svg:x="20.948cm" svg:y="12.892cm" svg:viewBox="0 0 2946 777" draw:points="0,777 2946,777 2946,0 0,0">
          <text:p/>
        </draw:polygon>
        <draw:line draw:style-name="gr5" draw:text-style-name="P5" draw:layer="layout" svg:x1="17.675cm" svg:y1="14.65cm" svg:x2="20.621cm" svg:y2="14.65cm">
          <text:p/>
        </draw:line>
        <draw:line draw:style-name="gr5" draw:text-style-name="P5" draw:layer="layout" svg:x1="19.148cm" svg:y1="14.65cm" svg:x2="19.148cm" svg:y2="21.639cm">
          <text:p/>
        </draw:line>
        <draw:line draw:style-name="gr5" draw:text-style-name="P5" draw:layer="layout" svg:x1="17.675cm" svg:y1="21.639cm" svg:x2="20.621cm" svg:y2="21.639cm">
          <text:p/>
        </draw:line>
        <draw:line draw:style-name="gr5" draw:text-style-name="P5" draw:layer="layout" svg:x1="20.948cm" svg:y1="11.046cm" svg:x2="23.893cm" svg:y2="11.046cm">
          <text:p/>
        </draw:line>
        <draw:line draw:style-name="gr5" draw:text-style-name="P5" draw:layer="layout" svg:x1="22.421cm" svg:y1="11.046cm" svg:x2="22.421cm" svg:y2="17.583cm">
          <text:p/>
        </draw:line>
        <draw:line draw:style-name="gr5" draw:text-style-name="P5" draw:layer="layout" svg:x1="20.948cm" svg:y1="17.583cm" svg:x2="23.893cm" svg:y2="17.583cm">
          <text:p/>
        </draw:line>
        <draw:polygon draw:style-name="gr2" draw:text-style-name="P2" draw:layer="layout" svg:width="7.2cm" svg:height="20.485cm" svg:x="24.578cm" svg:y="2.085cm" svg:viewBox="0 0 7201 20486" draw:points="0,20486 7201,20486 7201,0 0,0">
          <text:p/>
        </draw:polygon>
        <draw:polygon draw:style-name="gr3" draw:text-style-name="P3" draw:layer="layout" svg:width="2.945cm" svg:height="2.277cm" svg:x="25.069cm" svg:y="10.615cm" svg:viewBox="0 0 2946 2278" draw:points="0,2278 2946,2278 2946,0 0,0">
          <text:p/>
        </draw:polygon>
        <draw:polygon draw:style-name="gr4" draw:text-style-name="P4" draw:layer="layout" svg:width="2.946cm" svg:height="0.884cm" svg:x="28.341cm" svg:y="12.891cm" svg:viewBox="0 0 2947 885" draw:points="0,885 2947,885 2947,0 0,0">
          <text:p/>
        </draw:polygon>
        <draw:line draw:style-name="gr5" draw:text-style-name="P5" draw:layer="layout" svg:x1="25.069cm" svg:y1="8.532cm" svg:x2="28.014cm" svg:y2="8.532cm">
          <text:p/>
        </draw:line>
        <draw:line draw:style-name="gr5" draw:text-style-name="P5" draw:layer="layout" svg:x1="26.541cm" svg:y1="8.532cm" svg:x2="26.541cm" svg:y2="13.43cm">
          <text:p/>
        </draw:line>
        <draw:line draw:style-name="gr5" draw:text-style-name="P5" draw:layer="layout" svg:x1="25.069cm" svg:y1="13.43cm" svg:x2="28.014cm" svg:y2="13.43cm">
          <text:p/>
        </draw:line>
        <draw:line draw:style-name="gr5" draw:text-style-name="P5" draw:layer="layout" svg:x1="28.341cm" svg:y1="11.681cm" svg:x2="31.287cm" svg:y2="11.681cm">
          <text:p/>
        </draw:line>
        <draw:line draw:style-name="gr5" draw:text-style-name="P5" draw:layer="layout" svg:x1="29.814cm" svg:y1="11.681cm" svg:x2="29.814cm" svg:y2="16.615cm">
          <text:p/>
        </draw:line>
        <draw:line draw:style-name="gr5" draw:text-style-name="P5" draw:layer="layout" svg:x1="28.341cm" svg:y1="16.615cm" svg:x2="31.287cm" svg:y2="16.615cm">
          <text:p/>
        </draw:line>
        <draw:polygon draw:style-name="gr7" draw:text-style-name="P7" draw:layer="layout" svg:width="7.2cm" svg:height="0.878cm" svg:x="2.399cm" svg:y="1.207cm" svg:viewBox="0 0 7201 879" draw:points="0,879 7201,879 7201,0 0,0">
          <text:p/>
        </draw:polygon>
        <draw:polygon draw:style-name="gr8" draw:text-style-name="P8" draw:layer="layout" svg:width="0.402cm" svg:height="0.449cm" svg:x="4.566cm" svg:y="1.422cm" svg:viewBox="0 0 403 450" draw:points="214,48 207,48 199,48 192,49 186,50 179,51 172,52 166,54 160,56 154,58 148,60 142,63 137,66 132,69 126,72 122,75 117,79 112,83 108,87 104,91 100,96 96,100 93,105 89,110 86,116 83,121 80,127 77,132 75,138 73,145 71,152 69,158 67,165 66,172 64,179 63,186 63,193 62,201 61,208 61,216 61,224 61,231 61,239 62,246 63,254 64,261 65,268 66,275 68,282 69,289 71,296 74,302 76,308 79,315 82,320 84,326 88,331 91,337 94,342 98,347 102,352 106,357 111,361 115,365 120,369 124,373 129,376 135,380 140,383 145,386 151,388 157,391 163,393 169,395 175,397 182,398 189,399 195,400 202,401 209,401 216,401 222,401 227,401 231,401 236,400 241,400 245,399 250,398 254,397 258,396 263,395 267,394 271,392 275,390 279,389 283,387 287,385 290,383 294,380 297,378 300,376 304,373 307,371 311,368 313,366 317,363 320,360 323,357 325,354 328,351 331,347 334,344 336,341 338,337 341,334 343,330 346,326 348,322 350,318 352,315 354,311 403,335 401,340 398,345 395,349 392,354 390,358 387,363 384,367 380,372 377,376 374,380 370,384 366,389 363,392 359,396 355,400 350,404 346,407 342,410 337,414 333,417 328,420 323,423 318,426 313,428 308,431 302,433 297,436 292,438 286,439 280,442 274,443 268,445 262,446 255,447 249,448 242,449 235,449 228,450 221,450 214,450 203,450 193,449 183,449 173,448 164,446 155,444 146,442 137,439 129,437 121,433 113,430 105,426 98,422 91,418 84,413 78,408 71,403 65,398 59,392 54,386 49,380 43,374 38,367 34,360 30,353 26,346 22,338 19,330 16,323 13,314 10,306 8,297 6,289 4,280 3,271 2,262 1,252 0,243 0,233 0,224 0,213 0,203 1,194 2,184 3,175 5,166 7,157 9,147 11,139 14,130 17,122 20,114 23,106 27,99 31,92 35,85 40,78 45,72 51,66 56,60 62,54 67,49 74,44 80,39 86,34 93,30 100,26 107,22 115,19 123,15 131,12 139,10 148,7 156,5 165,3 174,2 184,1 193,0 203,0 213,0 227,0 240,1 253,2 265,4 277,6 289,9 300,13 310,17 320,22 330,27 339,32 348,39 356,45 364,53 371,61 377,69 383,78 389,87 394,97 399,108 343,126 341,123 340,120 338,117 337,114 335,111 334,108 332,105 330,103 328,100 326,97 324,94 322,91 319,88 317,86 314,84 311,81 308,79 306,76 303,74 300,72 296,70 293,68 289,66 286,64 282,62 278,60 275,59 271,57 266,56 262,54 258,53 254,52 249,51 245,50 240,50 235,49 230,49 225,48 220,48">
          <text:p/>
        </draw:polygon>
        <draw:path draw:style-name="gr8" draw:text-style-name="P8" draw:layer="layout" svg:width="0.326cm" svg:height="0.348cm" svg:x="5.019cm" svg:y="1.523cm" svg:viewBox="0 0 327 349" svg:d="M102 349h-9l-10-1-9-1-8-2-8-3-7-3-7-3-6-4-6-5-5-4-5-6-6-6-3-6-4-7-2-7-3-8-2-8-1-8-1-9v-9-6l1-7v-6l1-5 1-6 1-5 2-5 2-5 2-5 3-4 2-4 3-4 4-4 3-4 3-3 4-3 3-4 4-2 3-3 4-2 5-3 4-2 4-2 5-2 4-2 5-1 5-2 5-1 5-1 5-1 5-1 5-1 5-1h6l5-1 5-1h6 5 6l5-1 75-1v-18-4-4-4-4l-1-3v-4l-1-3-1-3v-3l-1-3-1-3-1-3-1-3-2-2-1-3-1-2-1-2-2-2-2-2-2-2-1-2-2-1-2-2-2-1-3-2-2-1-2-1-3-1-2-1-3-1-3-1-3-1h-3l-3-1h-3-3l-3-1h-4-3-4-3-3-3-3-3l-3 1h-3-3l-2 1h-3l-2 1h-3l-2 1h-3l-2 1-2 1-3 1-2 1-2 1-2 1-1 2-2 1-2 2-2 1-1 1-2 2-1 2-2 2-1 2-1 2-1 2-1 2-1 3-1 2-1 3-1 2v3l-1 3v3l-1 3-59-5 1-4v-4l1-4 1-4 2-3 2-4 1-3 1-4 2-3 2-4 1-3 3-3 2-3 2-3 2-3 3-4 2-3 3-3 3-2 3-2 4-3 3-2 4-2 3-2 4-2 4-2 4-2 5-1 5-2 4-1 5-1 5-1 6-1 5-1 6-1 6-1h6 6l7-1h6l13 1h11l12 2 10 2 10 3 9 3 9 4 8 4 7 5 7 5 6 6 5 8 5 7 4 8 4 8 2 8 3 9 1 10 1 10v11 145l1 4v5 4 4l1 4 1 4 1 3 1 3 1 3 1 3 2 3 1 2 2 1 2 2 3 1 2 2h3l3 1h3 4 1 1 1 1 1 2 1 1 1 1l1-1h1 1 1 1 1l1-1v35l-2 1h-2-2l-2 1h-2l-3 1h-2-2-2l-2 1h-2-2-2-2l-3 1h-2-2-2-2-3-3-3l-3-1h-3-3l-2-1h-3l-2-1h-3l-2-1-3-1-2-1-1-1-3-1-1-1-2-2-2-1-2-2-1-1-1-2-2-2-1-1-2-2-1-2-1-2-1-2-1-3-1-2-1-2v-3l-1-2-1-3v-3l-1-3-1-3v-3-3l-1-3v-3-3h-2l-2 3-2 3-1 3-2 3-2 3-2 3-2 3-3 2-2 3-2 3-2 3-2 2-3 2-2 3-2 2-3 2-2 2-3 2-3 2-2 2-3 2-3 1-3 2-3 2-4 1-3 1-3 2-4 1-3 1-4 1-4 1-3 1-4 1h-4l-4 1h-5l-4 1h-4-5zM115 307h5 5l6-1h4l5-1 5-1 4-2 5-1 3-1 5-3 4-1 3-2 4-3 4-2 3-2 3-3 3-3 3-3 3-2 3-4 2-2 3-4 2-3 2-3 2-3 2-4 2-3 2-4 1-3 2-4 1-3 1-4 1-3 1-4 1-3v-4l1-3v-4-3-3-28l-61 2h-4-4-4-4l-4 1h-4-4l-3 1h-4l-4 1h-4l-3 1-3 1-4 1h-3l-3 1-4 2-2 1-4 1-2 2-3 1-3 2-2 2-3 2-2 2-2 2-2 3-2 2-2 3-2 3-1 2-1 4-2 3-1 3-1 4v4l-1 4v3l-1 5v4l1 6v4l1 5 1 5 1 4 2 4 1 4 3 4 2 3 3 3 3 3 3 3 4 2 4 2 4 1 4 2 5 1 5 1h5z">
          <text:p/>
        </draw:path>
        <draw:polygon draw:style-name="gr8" draw:text-style-name="P8" draw:layer="layout" svg:width="0.159cm" svg:height="0.342cm" svg:x="5.387cm" svg:y="1.523cm" svg:viewBox="0 0 160 343" draw:points="2,343 2,85 2,83 2,81 2,79 2,77 2,75 2,73 2,71 2,69 2,66 2,64 2,62 2,60 2,58 2,55 2,53 2,51 2,49 2,47 2,45 2,43 2,41 2,39 2,37 1,35 1,33 1,31 1,29 1,27 1,25 1,23 1,22 1,20 1,18 1,17 1,15 0,13 0,11 0,9 0,8 0,6 53,6 53,8 53,9 53,11 53,13 53,15 53,17 53,18 53,20 54,22 54,24 54,25 54,28 54,29 54,31 54,33 54,35 54,37 54,39 54,41 54,42 55,44 55,46 55,48 55,50 55,52 55,54 55,55 55,58 55,59 55,61 55,63 56,64 56,66 56,67 56,69 56,71 56,72 56,73 56,75 56,76 57,76 58,72 59,69 60,65 62,61 63,58 65,55 66,52 67,48 69,46 70,43 72,40 73,37 75,35 76,32 78,30 79,28 81,25 83,23 84,21 86,19 88,18 90,16 92,14 94,13 96,10 98,9 100,8 103,7 105,6 107,5 110,4 113,3 115,3 118,2 121,1 124,1 127,1 131,1 134,0 137,0 139,0 140,0 142,0 143,1 144,1 145,1 147,1 148,1 149,1 150,2 152,2 153,2 154,2 155,2 156,2 157,3 158,3 160,3 160,55 159,55 158,55 157,55 155,54 154,54 153,54 151,54 150,54 149,53 147,53 145,53 144,53 143,53 141,53 139,53 138,53 136,52 134,52 132,52 130,52 127,52 123,53 119,53 116,54 113,54 109,55 106,57 103,58 100,59 97,61 95,63 92,65 90,67 88,69 85,71 83,74 81,77 79,79 77,82 76,85 74,88 72,91 71,95 70,99 68,102 67,106 66,109 65,113 63,118 62,122 61,126 60,130 60,135 59,139 59,144 59,149 58,153 58,158 58,163 58,168 58,343">
          <text:p/>
        </draw:polygon>
        <draw:path draw:style-name="gr8" draw:text-style-name="P8" draw:layer="layout" svg:width="0.326cm" svg:height="0.348cm" svg:x="5.584cm" svg:y="1.523cm" svg:viewBox="0 0 327 349" svg:d="M101 349h-10l-9-1-9-1-8-2-8-3-8-3-6-3-7-4-6-5-5-4-5-6-4-6-4-6-3-7-3-7-2-8-2-8-1-8-1-9v-9-6-7l1-6 1-5 1-6 1-5 2-5 2-5 1-5 3-4 3-4 2-4 3-4 3-4 3-3 4-3 3-4 4-2 4-3 4-2 4-3 4-2 5-2 4-2 5-2 5-1 4-2 5-1 5-1 5-1 6-1 5-1 5-1h6l5-1 6-1h5 6 5l5-1 76-1v-18-4-4l-1-4v-4-3l-1-4v-3l-1-3-1-3v-3l-2-3-1-3-1-3-1-2-1-3-2-2-1-2-1-2-2-2-2-2-2-2-2-1-2-2-2-1-2-2-2-1-3-1-2-1-3-1-2-1-3-1-3-1h-3l-3-1h-3-3l-4-1h-3-4-3-3-4-3-3-2l-4 1h-2-3l-3 1h-3l-3 1h-2l-3 1h-2l-2 1-3 1-2 1-2 1-2 1-2 1-2 2-2 1-1 2-2 1-2 1-1 2-2 2-1 2-1 2-2 2-1 2-1 2-1 3v2l-1 3-1 2-1 3v3l-1 3v3l-59-5 1-4 1-4 1-4 1-4 1-3 1-4 1-3 2-4 2-3 1-4 2-3 2-3 2-3 3-3 2-3 2-4 3-3 3-3 3-2 3-2 3-3 3-2 4-2 4-2 4-2 4-2 4-2 4-1 5-2 5-1 5-1 5-1 5-1 6-1 5-1 7-1h6 7l6-1h7l13 1h11l11 2 11 2 10 3 9 3 8 4 8 4 7 5 7 5 6 6 6 8 5 7 4 8 3 8 3 8 2 9 2 10 1 10v11 145 4l1 5v4 4l1 4 1 4v3l1 3 1 3 2 3 1 3 2 2 2 1 2 2 2 1 3 2h3l3 1h3 4 1 1 1 1 1 1 1 1 1 1 1l1-1h1 1 1 1 1l1-1v35l-2 1h-2-2l-3 1h-2l-2 1h-2-2-2l-2 1h-2-2-3-2l-2 1h-2-2-3-2-2-3-3l-3-1h-3-3l-3-1h-2l-3-1h-2l-3-1-2-1-2-1-2-1-2-1-2-1-2-2-1-1-2-2-2-1-1-2-1-2-1-1-2-2-1-2-1-2-1-2-1-3-1-2-1-2-1-3-1-2v-3l-1-3v-3l-1-3v-3-3l-1-3v-3-3h-2l-2 3-2 3-2 3-2 3-2 3-2 3-2 3-2 2-2 3-2 3-2 3-3 2-2 2-2 3-3 2-2 2-3 2-2 2-3 2-3 2-3 2-3 1-3 2-3 2-3 1-3 1-4 2-3 1-4 1-4 1-3 1-4 1-4 1h-4l-4 1h-5l-4 1h-5-4zM114 307h5 6l5-1h5l5-1 4-1 5-2 4-1 4-1 4-3 4-1 4-2 4-3 3-2 3-2 4-3 3-3 3-3 3-2 2-4 3-2 3-4 2-3 2-3 2-3 2-4 2-3 1-4 2-3 1-4 1-3 2-4 1-3v-4l1-3 1-4v-3-4l1-3v-3-28l-61 2h-5-3-4-5l-3 1h-4-4l-4 1h-4l-4 1h-4l-3 1-4 1-3 1h-4l-3 1-3 2-3 1-3 1-3 2-2 1-3 2-3 2-2 2-2 2-2 2-2 3-2 2-2 3-2 3-2 2-1 4-1 3-1 3-1 4-1 4v4l-1 3v5 4 6 4l1 5 1 5 2 4 1 4 2 4 2 4 3 3 3 3 3 3 3 3 3 2 4 2 5 1 4 2 4 1 5 1h5z">
          <text:p/>
        </draw:path>
        <draw:path draw:style-name="gr8" draw:text-style-name="P8" draw:layer="layout" svg:width="0.285cm" svg:height="0.466cm" svg:x="5.951cm" svg:y="1.405cm" svg:viewBox="0 0 286 467" svg:d="M286 292l-1 33-4 30-6 26-8 23-11 19-14 16-16 12-19 9-21 5-24 2h-8-7l-7-1-6-1-7-1-6-2-6-2-6-1-5-3-6-2-5-4-4-3-5-3-4-5-4-4-5-4-3-5-4-6-3-5-4-6v2 1 2 1 2 2l-1 1v2 2 2 1 2 2 1 2 2 1 2l-1 1v2 1 1 2 1 2 1 1 1 1l-1 1v1 1 1 1 1 1 1h-54v-1-1-1-1-1-1-1-1-2l1-1v-1-2-1-2-1-2-2-2-1-3-1-2-2-2-2-3-2-2-2-2-2-3l1-2v-3-2-2-3-2-2-392h55v131 2 2 1 2 2 2 2 1 2 2 2 1 2 1 2 1 2 1 2 1 1 2 1 2l-1 1v2 1 2 1 1h1l4-6 3-6 4-6 3-4 4-5 5-5 4-4 4-3 5-4 5-3 6-3 5-2 6-2 6-2 6-1 7-2h6l7-1h7l8-1 12 1 13 1 11 2 10 3 10 4 9 5 8 5 8 7 7 7 6 8 6 9 5 10 4 10 4 12 4 13 2 14 2 14 2 15 1 17zM228 293v-6l-1-7v-6-7-6l-1-6v-5l-1-6-1-5-1-5-1-5-1-6-1-4-1-5-1-4-2-4-1-4-2-3-2-4-2-3-1-3-3-3-2-3-2-2-3-3-2-2-3-2-2-2-3-2-3-1-3-2-3-1-5-1-3-1-4-1h-3l-4-1h-4-4l-4-1-5 1h-4-4l-4 1h-4l-4 1-4 1-3 1-4 1-3 2-4 1-3 2-3 2-3 2-3 2-2 2-3 3-3 3-2 2-3 4-2 3-2 3-2 4-2 4-2 4-1 4-2 4-1 5-2 6-1 5-1 5-1 6-1 5-1 6v6l-1 7v6 7l-1 8v7 7l1 7v6 7l1 6v6l1 6 1 5 1 5 1 5 1 5 2 5 1 4 2 5 1 3 2 4 2 4 2 4 2 3 2 3 3 3 2 3 3 3 3 2 2 3 3 2 3 1 3 2 3 2 4 1 3 1 4 2 3 1 4 1h4l3 1h4l5 1h4 4 4 4l4-1h3l4-1 4-1 3-1 3-1 4-1 3-1 3-2 3-2 3-1 3-2 2-3 2-2 3-2 2-3 2-3 2-3 2-3 2-4 2-4 1-3 2-4 1-4 2-5 1-4 1-5 1-5 1-5 1-6v-5l1-6v-6l1-6v-7-6l1-8z">
          <text:p/>
        </draw:path>
        <draw:path draw:style-name="gr8" draw:text-style-name="P8" draw:layer="layout" svg:width="0.056cm" svg:height="0.46cm" svg:x="6.305cm" svg:y="1.405cm" svg:viewBox="0 0 57 461" svg:d="M0 53v-53h57v53zM0 461v-337h57v337z">
          <text:p/>
        </draw:path>
        <draw:path draw:style-name="gr8" draw:text-style-name="P8" draw:layer="layout" svg:width="0.285cm" svg:height="0.466cm" svg:x="6.431cm" svg:y="1.405cm" svg:viewBox="0 0 286 467" svg:d="M228 407l-4 6-3 6-4 6-4 5-3 5-5 4-4 4-5 4-4 3-6 3-5 3-5 2-6 2-6 2-6 1-7 2-6 1-7 1h-7-8-12l-12-2-11-2-10-3-10-4-9-4-9-6-7-6-7-8-6-8-6-9-5-10-5-10-3-12-4-12-2-14-3-14-1-15-1-16v-17l1-34 4-29 6-28 8-23 12-19 13-16 16-12 19-9 21-5 23-2 8 1h7l7 1h7l6 2 6 1 6 2 6 2 5 2 6 3 5 3 4 3 5 4 4 4 5 4 4 5 3 5 4 5 3 6 4 5v-1-1-2-1-1-1-1-1-2-1-1-1-2-1-2-1-2-1-2-1-2-1-1-2-1-1-2-1-1-2-1-1-1-1-1-1-130h56v392 2 2 3 2 2 3 2 3 2 2l1 2v2 2 3 2 2 2 2 1 3 1 2 2 2 1 2 1l1 2v1 1 2 1 1 1 1 1 1 1 1h-54v-1l-1-1v-1-1-1-1-1-1-1-1-1l-1-1v-2-1-2-1-1-2-1-2-1-2-1l-1-2v-1-2-2-1-2-1-2-2-1-2-2-1-2-2-1zM58 293v7l1 6v7 6 6l1 6v5l1 6 1 5 1 5v5l2 5 1 4 1 5 1 4 2 4 1 4 2 4 2 3 2 3 2 3 2 3 2 3 2 3 2 2 3 2 3 2 2 2 3 2 3 2 3 1 3 1 4 1 3 1 3 1 4 1h4l4 1h4 4 5 4l4-1h4l4-1 4-1 3-1 4-1 4-1 3-1 4-2 3-1 3-2 3-2 3-2 2-3 3-2 3-3 2-3 2-3 3-4 2-3 2-4 2-4 1-4 2-4 2-4 1-5 1-5 2-5 1-5 1-6 1-5v-6l1-7v-6l1-7 1-6v-7-8-7-7l-1-6-1-7v-6l-1-6v-5l-1-6-1-5-1-5-2-6-1-5-1-4-2-4-2-4-1-4-2-4-2-4-2-3-3-3-2-3-2-3-3-2-3-3-2-2-3-2-3-2-3-2-3-1-4-2-3-1-4-1-3-1-4-1-4-1-3-1h-4-5l-4-1h-4-4l-4 1h-4-4l-3 1-4 1-3 1-3 1-3 1-3 1-3 2-3 2-3 2-3 2-2 2-3 2-2 3-2 2-2 4-2 2-2 4-2 3-2 4-1 4-2 4-1 4-2 4-1 5-1 6-1 5-1 5-1 5v6l-1 6v6l-1 6v6 7l-1 7z">
          <text:p/>
        </draw:path>
        <draw:path draw:style-name="gr8" draw:text-style-name="P8" draw:layer="layout" svg:width="0.326cm" svg:height="0.348cm" svg:x="6.784cm" svg:y="1.523cm" svg:viewBox="0 0 327 349" svg:d="M102 349h-10l-10-1-8-1-9-2-8-3-7-3-7-3-6-4-6-5-5-4-5-6-5-6-4-6-3-7-3-7-2-8-1-8-2-8-1-9v-9-6l1-7v-6l1-5 1-6 2-5 1-5 2-5 2-5 2-4 3-4 3-4 3-4 3-4 3-3 3-3 4-4 4-2 3-3 4-2 5-3 4-2 4-2 5-2 4-2 5-1 5-2 5-1 5-1 5-1 5-1 5-1 6-1h5l5-1 6-1h5 5 5l6-1 75-1v-18-4-4-4-4l-1-3v-4l-1-3-1-3v-3l-1-3-1-3-1-3-1-3-1-2-2-3-1-2-1-2-2-2-2-2-1-2-2-2-2-1-2-2-2-1-3-2-2-1-2-1-3-1-2-1-3-1-3-1-3-1h-2l-4-1h-2-4l-3-1h-4-3-4-3-3-3-3-3l-3 1h-3-2l-3 1h-3l-2 1h-3l-2 1h-3l-2 1-2 1-2 1-2 1-2 1-3 1-1 2-2 1-2 2-2 1-1 1-1 2-2 2-1 2-2 2-1 2-1 2-1 2-1 3-1 2-1 3v2l-1 3-1 3v3 3l-59-5 1-4v-4l1-4 1-4 2-3 1-4 1-3 2-4 1-3 2-4 2-3 1-3 3-3 2-3 2-3 3-4 2-3 3-3 3-2 3-2 4-3 3-2 4-2 3-2 4-2 5-2 4-2 4-1 5-2 4-1 5-1 5-1 6-1 5-1 6-1 6-1h6 6l7-1h7l12 1h12l11 2 10 2 10 3 9 3 9 4 9 4 7 5 7 5 6 6 5 8 5 7 4 8 4 8 3 8 2 9 1 10 1 10 1 11v145 4 5 4l1 4v4l1 4 1 3 1 3 1 3 1 3 2 3 1 2 2 1 2 2 3 1 2 2h3l3 1h4 3 1 1 1 1 1 1 2 1 1 1l1-1h1 1 1 1 1l1-1v35l-2 1h-2-2l-2 1h-2l-2 1h-2-2-3l-2 1h-2-2-2-2l-2 1h-2-3-2-2-3-3-3l-3-1h-3-2l-3-1h-3l-2-1h-3l-2-1-2-1-2-1-2-1-2-1-2-1-2-2-2-1-1-2-2-1-1-2-2-2-1-1-1-2-1-2-1-2-2-2-1-3-1-2v-2l-1-3-1-2v-3l-1-3-2-3v-3l-1-3v-3-3l-1-3v-3h-2l-2 3-1 3-2 3-2 3-2 3-2 3-2 3-2 2-2 3-2 3-3 3-2 2-2 2-3 3-2 2-3 2-2 2-3 2-2 2-3 2-3 2-3 1-3 2-4 2-3 1-3 1-3 2-4 1-3 1-4 1-4 1-3 1-4 1h-4l-4 1h-5l-4 1h-4-5zM114 307h5 6l5-1h5l4-1 5-1 4-2 5-1 4-1 4-3 4-1 3-2 4-3 4-2 3-2 4-3 2-3 4-3 2-2 3-4 3-2 2-4 2-3 3-3 1-3 3-4 1-3 2-4 1-3 2-4 1-3 1-4 1-3 1-4 1-3v-4l1-3v-4-3-3-28l-61 2h-4-4-4-4l-4 1h-4-4l-3 1h-4l-4 1h-3l-4 1-4 1-3 1h-3l-3 1-3 2-3 1-3 1-3 2-3 1-2 2-3 2-2 2-3 2-2 2-2 3-2 2-2 3-1 3-2 2-1 4-1 3-2 3-1 4v4l-1 4v3 5 4 6 4l1 5 1 5 1 4 2 4 2 4 2 4 2 3 3 3 3 3 3 3 4 2 4 2 4 1 4 2 5 1 5 1h5z">
          <text:p/>
        </draw:path>
        <draw:path draw:style-name="gr8" draw:text-style-name="P8" draw:layer="layout" svg:width="0.298cm" svg:height="0.348cm" svg:x="7.137cm" svg:y="1.523cm" svg:viewBox="0 0 299 349" svg:d="M59 187v5 5l1 5v6 4l1 5 1 5v5l1 4 1 5 2 4 1 4 1 4 1 4 2 4 2 4 2 4 2 3 2 3 2 4 2 3 3 3 2 3 3 2 3 3 3 2 3 3 3 2 3 2 4 2 4 1 3 2 4 1 4 1 4 1 5 1h4l5 1h5 5 7 7l7-1 6-1 6-2 6-1 5-2 5-2 5-3 5-2 4-3 4-3 4-4 3-3 3-4 3-4 2-3 3-5 2-4 1-4 49 14-1 2-1 3-1 3-2 3-1 3-2 3-1 2-2 3-2 3-2 3-1 3-3 2-2 3-2 3-3 2-2 3-3 2-3 3-3 2-3 2-3 3-3 2-4 2-4 2-4 1-4 3-4 1-4 2-5 2-5 1-4 1-5 1-5 1-6 2h-5l-6 1h-6l-6 1h-8-6-15l-14-2-13-2-12-3-12-4-11-5-10-6-10-6-9-8-8-8-7-10-7-10-6-11-5-11-4-13-3-14-3-14-2-16-1-16-1-17 1-9v-9-9l1-8 1-8 1-8 2-8 2-7 2-7 2-7 3-6 2-6 3-6 3-6 3-5 4-6 3-5 4-4 3-5 4-4 5-5 4-4 4-3 5-4 5-3 5-3 4-2 5-2 6-3 5-1 6-2 5-2 6-1 6-1 5-1 6-1 6-1h6l6-1h7l8 1h9l8 1h7l7 2 7 1 7 2 6 2 6 2 6 3 5 3 6 3 5 3 5 4 4 3 5 4 4 4 4 5 4 5 3 5 4 5 3 5 3 5 3 5 2 6 3 5 2 6 1 6 2 7 2 6 1 7 1 7 1 6 2 7 1 7v7l1 7v7 8 8 7zM241 144l-1-10-1-10-2-9-2-9-2-8-3-7-4-7-3-6-4-6-4-5-5-5-5-4-5-4-6-3-6-3-7-2-7-1-8-2h-8l-9-1h-2l-3 1h-3-3-3l-3 1-3 1h-3l-3 1-3 1-3 1-3 1-3 1-3 2-3 1-2 2-3 2-3 2-3 2-2 2-3 2-2 3-3 3-2 2-2 4-2 3-3 3-1 4-2 3-2 4-2 4-1 4-2 5-1 5-1 5-1 4-1 6-1 5v6 6z">
          <text:p/>
        </draw:path>
        <draw:polygon draw:style-name="gr7" draw:text-style-name="P7" draw:layer="layout" svg:width="7.199cm" svg:height="0.878cm" svg:x="9.792cm" svg:y="1.207cm" svg:viewBox="0 0 7200 879" draw:points="0,879 7200,879 7200,0 0,0">
          <text:p/>
        </draw:polygon>
        <draw:polygon draw:style-name="gr8" draw:text-style-name="P8" draw:layer="layout" svg:width="0.311cm" svg:height="0.437cm" svg:x="11.873cm" svg:y="1.428cm" svg:viewBox="0 0 312 438" draw:points="60,48 60,212 304,212 304,261 60,261 60,438 0,438 0,0 312,0 312,48">
          <text:p/>
        </draw:polygon>
        <draw:path draw:style-name="gr8" draw:text-style-name="P8" draw:layer="layout" svg:width="0.299cm" svg:height="0.348cm" svg:x="12.236cm" svg:y="1.523cm" svg:viewBox="0 0 300 349" svg:d="M300 175v17l-1 16-2 16-3 14-3 14-4 12-5 12-6 11-7 10-7 9-8 8-9 7-9 7-11 5-11 5-11 4-13 3-13 2-14 2h-15-7-6l-7-1h-7l-6-1-6-2-6-1-6-2-6-1-5-3-6-2-5-2-5-3-5-3-5-3-4-3-5-4-4-4-4-3-4-5-4-4-3-5-4-5-3-5-3-5-3-6-2-5-3-6-2-7-2-6-2-7-2-6-1-8-2-7-1-8-1-7v-9l-1-8v-8-9l1-33 5-30 7-26 11-22 13-19 17-17 19-12 23-9 26-5 28-2h8l7 1h7l9 1 7 1 6 1 7 1 6 2 6 2 6 2 5 2 6 3 4 2 5 3 5 3 5 4 4 4 4 3 4 5 4 5 3 4 4 5 3 5 3 5 3 5 3 6 2 5 2 6 2 7 2 6 1 7 2 6 1 7 2 8v7l1 8 1 8v8 8zM242 175v-8-7-8l-1-6-1-7v-6l-1-6-1-6-1-6-1-4-2-6-1-4-1-5-2-4-2-4-1-5-2-3-3-4-2-3-2-3-2-3-3-3-2-3-3-2-3-2-3-2-2-2-4-2-3-1-3-1-3-2-4-1h-4l-3-1-5-1-4-1h-4-4l-4-1h-4-4l-4 1h-4-4l-4 1-4 1-4 1-3 1-4 1-4 1-3 1-3 2-3 1-4 2-2 3-3 2-3 2-3 3-2 3-3 3-2 3-2 3-2 4-3 3-1 4-2 5-2 4-2 5-1 4-1 5-2 6-1 5-1 6v6l-1 6-1 6v7 7 7 8 7 8 7l1 7v7l1 6 1 6 1 6 1 5 1 6 2 5 1 5 2 4 2 4 1 5 2 3 2 4 2 4 2 3 3 3 2 3 3 3 2 3 3 2 3 2 3 2 3 2 3 2 3 1 3 2 3 1 4 1 3 1 4 1h3l4 1h3l4 1h4 4 4 4l4-1h4l4-1h4l5-1 3-1 4-1 4-1 3-1 3-2 3-2 4-1 2-2 3-3 3-2 3-3 2-3 3-2 2-4 2-3 3-3 2-4 1-4 3-4 1-5 2-4 1-5 2-5 1-6 1-5 1-6 1-6v-6l1-7 1-7v-7-8z">
          <text:p/>
        </draw:path>
        <draw:polygon draw:style-name="gr8" draw:text-style-name="P8" draw:layer="layout" svg:width="0.158cm" svg:height="0.342cm" svg:x="12.605cm" svg:y="1.523cm" svg:viewBox="0 0 159 343" draw:points="1,343 1,85 1,83 1,81 1,79 1,77 1,75 1,73 1,71 1,69 1,66 1,64 1,62 1,60 1,58 1,55 1,53 1,51 1,49 1,47 1,45 1,43 1,41 1,39 1,37 0,35 0,33 0,31 0,29 0,27 0,25 0,23 0,22 0,20 0,18 0,17 0,15 0,13 0,11 0,9 0,8 0,6 52,6 52,8 52,9 52,11 53,13 53,15 53,17 53,18 53,20 53,22 53,24 53,25 53,28 53,29 53,31 53,33 54,35 54,37 54,39 54,41 54,42 54,44 54,46 54,48 54,50 54,52 54,54 54,55 54,58 54,59 54,61 54,63 54,64 55,66 55,67 55,69 55,71 55,72 55,73 55,75 55,76 56,76 57,72 58,69 60,65 61,61 62,58 63,55 65,52 66,48 67,46 68,43 70,40 71,37 73,35 74,32 76,30 77,28 79,25 81,23 82,21 84,19 86,18 88,16 90,14 92,13 94,10 96,9 98,8 100,7 103,6 105,5 108,4 111,3 115,3 117,2 120,1 123,1 127,1 130,1 133,0 136,0 138,0 139,0 141,0 142,1 143,1 145,1 146,1 147,1 148,1 149,2 151,2 152,2 153,2 154,2 155,2 156,3 157,3 158,3 159,3 159,55 158,55 157,55 156,55 154,54 153,54 152,54 151,54 149,54 148,53 146,53 145,53 143,53 141,53 140,53 138,53 136,53 135,52 133,52 131,52 129,52 125,52 122,53 118,53 115,54 111,54 107,55 104,57 101,58 98,59 96,61 93,63 90,65 88,67 86,69 84,71 81,74 79,77 77,79 75,82 74,85 72,88 71,91 69,95 68,99 66,102 65,106 64,109 63,113 62,118 61,122 60,126 60,130 59,135 59,139 58,144 58,149 57,153 57,158 57,163 57,168 57,343">
          <text:p/>
        </draw:polygon>
        <draw:polygon draw:style-name="gr8" draw:text-style-name="P8" draw:layer="layout" svg:width="0.445cm" svg:height="0.342cm" svg:x="12.816cm" svg:y="1.523cm" svg:viewBox="0 0 446 343" draw:points="196,343 196,130 196,125 196,121 196,116 195,112 195,108 195,104 194,100 194,96 193,93 193,89 192,86 191,83 190,80 190,77 189,75 188,72 186,70 185,67 184,65 182,63 181,61 179,59 177,57 176,56 174,54 172,53 170,52 168,51 166,49 163,49 161,48 158,47 156,46 153,46 150,45 147,45 144,45 141,45 138,44 134,44 131,45 128,45 124,45 121,46 118,46 115,47 111,48 108,49 105,50 103,52 100,53 97,54 94,56 92,58 89,60 87,62 85,64 82,66 80,69 78,72 76,74 74,77 73,80 71,83 69,86 68,90 66,93 65,97 64,100 62,104 62,108 61,112 60,116 59,120 58,125 58,129 58,134 57,139 57,144 57,149 57,343 2,343 2,79 2,77 2,75 2,73 2,70 2,68 2,66 2,64 2,61 2,59 1,57 1,55 1,52 1,50 1,48 1,46 1,43 1,41 1,39 1,37 1,35 1,33 1,31 1,29 1,27 1,25 1,23 1,22 1,20 1,18 1,17 1,16 0,14 0,13 0,11 0,10 0,9 0,8 0,7 0,6 52,6 53,7 53,8 53,9 53,10 53,11 53,13 53,15 53,16 53,17 53,18 54,20 54,22 54,23 54,25 54,27 54,28 54,30 54,31 54,33 54,35 54,37 54,39 54,40 55,42 55,44 55,46 55,48 55,49 55,51 55,53 55,55 55,56 55,58 55,59 55,61 55,62 55,64 55,65 56,65 57,62 59,59 61,56 62,54 64,51 66,48 67,46 69,43 70,41 72,39 74,36 76,34 78,32 80,30 81,28 84,25 86,24 88,22 90,20 92,18 95,17 97,15 100,14 102,11 105,10 108,9 110,8 113,7 116,6 119,5 122,4 125,3 128,3 132,2 135,1 139,1 142,1 146,1 150,0 154,0 161,1 169,1 176,2 182,3 188,4 194,6 200,8 205,10 209,13 214,16 219,19 223,23 226,27 230,31 233,36 236,41 239,46 241,52 243,58 245,65 246,65 248,62 249,59 251,56 253,54 254,51 256,48 257,46 259,43 261,41 263,39 265,36 267,34 269,32 271,30 273,28 275,25 277,24 280,22 283,20 286,18 288,17 291,15 293,14 296,11 299,10 301,9 304,8 307,7 310,6 313,5 317,4 320,3 323,3 327,2 330,1 334,1 337,1 341,1 345,0 349,0 354,0 359,1 364,1 368,1 372,2 377,3 381,4 385,5 389,6 393,7 396,9 400,10 403,13 406,15 409,17 412,19 415,21 418,24 420,26 423,29 425,32 427,35 430,39 431,42 433,46 435,49 436,53 438,57 439,61 440,66 441,71 442,75 443,80 444,85 444,90 445,96 445,102 446,107 446,113 446,119 446,343 391,343 391,130 391,125 390,121 390,116 390,112 390,108 390,104 389,100 389,96 388,93 388,89 387,86 386,83 385,80 384,77 383,75 382,72 381,70 380,67 378,65 377,63 376,61 374,59 372,57 371,56 369,54 367,53 365,52 363,51 360,49 358,49 356,48 353,47 351,46 348,46 345,45 342,45 339,45 336,45 333,44 329,44 326,45 322,45 319,45 316,45 312,46 309,47 306,48 303,49 300,50 297,51 294,53 292,54 289,55 287,57 284,59 281,61 278,64 276,66 274,68 272,71 270,73 268,76 266,79 265,82 263,85 261,89 260,92 259,96 257,99 256,103 255,107 254,111 254,115 253,120 253,124 252,129 251,133 251,138 251,143 251,149 251,343">
          <text:p/>
        </draw:polygon>
        <draw:path draw:style-name="gr8" draw:text-style-name="P8" draw:layer="layout" svg:width="0.056cm" svg:height="0.46cm" svg:x="13.345cm" svg:y="1.405cm" svg:viewBox="0 0 57 461" svg:d="M0 53v-53h57v53zM0 461v-337h57v337z">
          <text:p/>
        </draw:path>
        <draw:polygon draw:style-name="gr8" draw:text-style-name="P8" draw:layer="layout" svg:width="0.273cm" svg:height="0.348cm" svg:x="13.471cm" svg:y="1.523cm" svg:viewBox="0 0 274 349" draw:points="59,174 59,179 59,185 59,191 60,196 60,201 61,206 61,212 62,217 62,222 63,227 64,232 65,236 66,241 67,245 69,249 70,253 72,257 74,261 75,265 77,269 79,272 81,275 84,278 86,281 89,284 91,287 94,289 97,291 100,294 103,295 107,297 110,299 114,300 118,302 122,303 126,303 130,304 134,305 139,305 144,305 150,305 155,305 160,303 166,302 171,301 176,299 181,297 185,295 189,292 193,289 197,285 201,282 204,278 207,273 210,269 212,263 214,258 216,252 217,246 218,239 274,243 274,247 273,251 272,256 271,259 270,263 269,267 267,271 266,275 264,279 262,283 261,287 259,290 256,294 254,298 251,301 249,305 246,308 243,311 240,314 237,317 234,320 230,323 227,325 223,327 219,330 216,332 211,335 207,337 203,338 198,341 194,342 189,344 184,345 179,346 174,347 168,348 163,348 157,349 151,349 145,349 138,349 130,349 123,348 116,347 109,346 102,344 96,343 90,341 84,338 78,336 73,333 68,330 63,327 58,324 53,320 49,316 45,312 40,308 36,304 32,299 29,294 26,289 23,284 20,279 18,273 15,268 13,262 11,256 9,250 7,244 6,238 5,231 4,224 2,218 2,211 1,204 0,197 0,190 0,182 0,175 0,168 0,162 0,155 1,149 1,143 2,137 2,131 3,126 4,120 5,115 6,110 8,105 9,100 11,96 12,91 13,87 15,82 17,78 19,74 21,70 23,66 25,63 27,59 30,55 32,52 34,49 37,46 40,43 42,40 46,36 48,34 51,32 54,29 57,27 60,24 63,22 66,21 69,19 72,17 75,15 78,14 82,12 85,11 88,10 92,9 95,8 98,6 102,5 105,5 109,4 113,3 116,3 120,2 123,2 127,1 130,1 134,1 138,1 141,0 145,0 150,0 156,1 161,1 166,2 171,2 176,3 181,4 186,5 190,6 195,8 199,10 204,11 207,13 212,15 215,17 219,20 223,22 226,24 229,27 233,29 236,32 239,35 242,38 244,42 247,45 250,48 252,52 255,55 257,58 259,62 261,66 262,69 264,73 266,77 267,81 268,85 270,89 271,93 272,97 273,101 215,106 214,100 213,95 212,90 210,85 208,81 205,76 203,72 200,69 197,65 193,61 190,58 186,55 181,53 177,51 172,49 167,48 161,46 156,46 150,45 143,45 138,45 134,45 129,46 125,46 121,47 117,48 114,49 110,50 107,52 103,53 100,55 97,57 94,58 91,60 89,63 86,65 84,68 81,71 79,74 77,77 75,80 74,83 72,87 70,91 69,95 67,99 66,103 65,108 64,112 63,117 62,122 62,127 61,132 61,138 60,143 60,149 59,155 59,161 59,167">
          <text:p/>
        </draw:polygon>
        <draw:path draw:style-name="gr8" draw:text-style-name="P8" draw:layer="layout" svg:width="0.055cm" svg:height="0.46cm" svg:x="13.804cm" svg:y="1.405cm" svg:viewBox="0 0 56 461" svg:d="M0 53v-53h56v53zM0 461v-337h56v337z">
          <text:p/>
        </draw:path>
        <draw:path draw:style-name="gr8" draw:text-style-name="P8" draw:layer="layout" svg:width="0.286cm" svg:height="0.466cm" svg:x="13.929cm" svg:y="1.405cm" svg:viewBox="0 0 287 467" svg:d="M229 407l-3 6-4 6-3 6-4 5-4 5-4 4-5 4-5 4-4 3-5 3-5 3-7 2-6 2-6 2-6 1-6 2-7 1-7 1h-7-8-12l-12-2-11-2-10-3-10-4-9-4-8-6-8-6-7-8-6-8-6-9-5-10-4-10-4-12-4-12-2-14-2-14-2-15-1-16v-17l1-34 4-29 6-28 9-23 11-19 13-16 17-12 18-9 21-5 23-2 8 1h7l7 1h7l6 2 7 1 6 2 5 2 7 2 5 3 5 3 5 3 4 4 5 4 4 4 4 5 4 5 3 5 4 6 3 5h1v-1-1-2-1-1l-1-1v-1-1-2-1-1-1-2-1-2-1-2-1-2-1-2-1-1-2-1-1-2-1-1-2-1-1-1-1-1-1-130h56v392 2 2 3 2 2 3 2 3 2 2 2 2 2 3 2 2 2 2 1 3 1l1 2v2 2 1 2 1 2 1 1 2 1 1 1 1 1 1 1h1v1h-54v-1-1-1-1l-1-1v-1-1-1-1-1-1-1-2-1-2l-1-1v-1-2-1-2-1-2-1-2-1-2-2-1-2l-1-1v-2-2-1-2-2-1-2-2-1zM58 293v7l1 6v7 6l1 6v6l1 5v6l1 5 1 5 1 5 1 5 1 4 1 5 2 4 1 4 2 4 1 4 2 3 2 3 2 3 2 3 2 3 2 3 3 2 2 2 3 2 3 2 2 2 4 2 2 1 4 1 3 1 3 1 4 1 4 1h4l3 1h5 4 4 4l5-1h3l4-1 4-1 4-1 4-1 3-1 3-1 5-2 3-1 3-2 3-2 3-2 3-3 2-2 3-3 2-3 3-3 2-4 2-3 2-4 2-4 2-4 2-4 1-4 1-5 2-5 1-5 1-5 1-6 1-5 1-6v-7l1-6v-7l1-6v-7-8-7-7l-1-6v-7l-1-6v-6l-1-5-1-6-1-5-1-5-1-6-2-5-1-4-1-4-2-4-2-4-2-4-2-4-2-3-2-3-3-3-2-3-3-2-2-3-3-2-3-2-3-2-3-2-3-1-5-2-3-1-3-1-4-1-3-1-4-1-4-1h-4-4l-5-1h-4-4l-4 1h-3-4l-4 1-3 1-4 1-3 1-3 1-3 1-3 2-3 2-3 2-2 2-3 2-2 2-2 3-3 2-2 4-2 2-2 4-2 3-1 4-2 4-2 4-1 4-1 4-1 5-2 6-1 5-1 5v5l-1 6-1 6v6l-1 6v6 7l-1 7z">
          <text:p/>
        </draw:path>
        <draw:path draw:style-name="gr8" draw:text-style-name="P8" draw:layer="layout" svg:width="0.327cm" svg:height="0.348cm" svg:x="14.282cm" svg:y="1.523cm" svg:viewBox="0 0 328 349" svg:d="M102 349h-10l-9-1-9-1-9-2-7-3-8-3-7-3-6-4-6-5-5-4-5-6-4-6-4-6-3-7-3-7-2-8-2-8-2-8v-9l-1-9 1-6v-7-6l2-5 1-6 1-5 1-5 3-5 2-5 2-4 3-4 2-4 3-4 3-4 4-3 3-3 3-4 4-2 4-3 4-2 4-3 4-2 5-2 4-2 4-2 5-1 5-2 5-1 5-1 5-1 5-1 6-1 5-1h5l6-1 5-1h5 5 6l5-1 76-1v-18-4-4l-1-4v-4l-1-3v-4l-1-3v-3l-1-3-1-3-1-3-1-3-1-3-1-2-1-3-2-2-1-2-2-2-1-2-2-2-2-2-2-1-2-2-2-1-2-2-2-1-3-1-2-1-3-1-3-1-2-1-3-1h-3l-3-1h-3-3l-4-1h-3-4-3-4-3-3-3-3l-2 1h-3-3l-3 1h-2l-3 1h-3l-2 1h-2l-3 1-2 1-2 1-2 1-2 1-2 1-2 2-2 1-2 2-1 1-2 1-1 2-2 2-1 2-1 2-1 2-2 2-1 2-1 3-1 2v3l-1 2-1 3-1 3v3 3l-59-5 1-4 1-4 1-4 1-4 1-3 1-4 1-3 2-4 1-3 2-4 2-3 2-3 2-3 2-3 2-3 3-4 3-3 3-3 2-2 4-2 3-3 3-2 4-2 4-2 4-2 4-2 4-2 4-1 5-2 5-1 5-1 5-1 5-1 6-1 5-1 6-1h6 7l6-1h7l12 1h12l11 2 11 2 9 3 10 3 8 4 9 4 8 5 6 5 6 6 6 8 4 7 5 8 3 8 3 8 2 9 2 10 1 10v11 145 4 5l1 4v4l1 4v4l1 3 1 3 1 3 2 3 1 3 2 2 2 1 2 2 2 1 3 2h3l3 1h3 3 1 1 1 1 1 1 1 1 1 1 1 1v-1h1 1 1 1 1 1l1-1v35l-2 1h-2-3l-2 1h-2l-2 1h-2-2-2l-2 1h-3-2-2-2l-2 1h-2-3-2-2-2-3-4l-2-1h-3-3l-3-1h-2l-3-1h-2l-3-1-2-1-2-1-2-1-2-1-2-1-2-2-1-1-2-2-1-1-2-2-2-2-1-1-1-2-1-2-1-2-1-2-1-3-1-2-1-2-1-3v-2l-1-3-1-3-2-3v-3-3l-1-3v-3-3l-1-3h-1l-2 3-2 3-2 3-2 3-2 3-2 3-2 3-2 2-2 3-2 3-2 3-2 2-3 2-2 3-3 2-2 2-3 2-3 2-2 2-3 2-3 2-3 1-3 2-3 2-3 1-4 1-3 2-3 1-4 1-4 1-3 1-4 1-4 1h-4l-4 1h-4l-5 1h-4-4zM115 307h5 5l5-1h5l4-1 5-1 5-2 4-1 4-1 4-3 4-1 4-2 4-3 3-2 4-2 3-3 3-3 3-3 3-2 2-4 3-2 2-4 2-3 3-3 2-3 2-4 2-3 1-4 2-3 1-4 1-3 1-4 1-3 1-4 1-3v-4l1-3v-4l1-3v-3-28l-61 2h-4-5-3-4l-5 1h-3-4l-4 1h-4l-4 1h-3l-4 1-3 1-3 1h-4l-3 1-3 2-3 1-3 1-3 2-3 1-2 2-3 2-2 2-2 2-3 2-2 3-1 2-2 3-2 3-2 2-1 4-1 3-1 3-1 4-1 4v4l-1 3v5 4 6 4l1 5 1 5 1 4 2 4 2 4 2 4 3 3 2 3 4 3 3 3 4 2 3 2 4 1 5 2 4 1 5 1h5z">
          <text:p/>
        </draw:path>
        <draw:path draw:style-name="gr8" draw:text-style-name="P8" draw:layer="layout" svg:width="0.298cm" svg:height="0.348cm" svg:x="14.636cm" svg:y="1.523cm" svg:viewBox="0 0 299 349" svg:d="M58 187v5 5l1 5v6l1 4v5l1 5 1 5v4l1 5 2 4 1 4 1 4 2 4 1 4 2 4 2 4 2 3 2 3 2 4 2 3 3 3 3 3 3 2 2 3 3 2 3 3 4 2 3 2 3 2 4 1 5 2 4 1 4 1 4 1 4 1h4l5 1h5 5 7 7l6-1 6-1 6-2 6-1 6-2 5-2 4-3 5-2 4-3 4-3 4-4 3-3 3-4 3-4 3-3 2-5 2-4 2-4 48 14-1 2-1 3-1 3-1 3-2 3-1 3-2 2-1 3-2 3-2 3-2 3-2 2-2 3-3 3-2 2-3 3-3 2-2 3-3 2-3 2-4 3-3 2-4 2-3 2-4 1-4 3-4 1-5 2-4 2-5 1-5 1-5 1-5 1-5 2h-6l-6 1h-6l-6 1h-6-7-15l-14-2-14-2-12-3-12-4-11-5-10-6-10-6-9-8-8-8-7-10-6-10-6-11-5-11-5-13-3-14-3-14-2-16-1-16v-17-9-9l1-9 1-8 1-8 1-8 2-8 1-7 2-7 3-7 2-6 2-6 3-6 3-6 3-5 4-6 3-5 4-4 4-5 4-4 4-5 4-4 5-3 4-4 5-3 5-3 5-2 5-2 5-3 5-1 6-2 6-2 5-1 6-1 6-1 6-1 6-1h6l6-1h7l8 1h8l8 1h7l7 2 7 1 7 2 6 2 6 2 6 3 6 3 5 3 5 3 5 4 5 3 4 4 4 4 4 5 4 5 4 5 3 5 3 5 3 5 3 5 2 6 3 5 2 6 2 6 1 7 2 6 2 7 1 7 1 6 1 7 1 7 1 7v7 7l1 8v8 7zM241 144l-1-10-2-10-1-9-3-9-2-8-3-7-3-7-4-6-4-6-4-5-5-5-5-4-5-4-6-3-6-3-7-2-7-1-7-2h-8l-8-1h-3l-3 1h-3-3-3l-3 1-3 1h-3l-3 1-3 1-3 1-4 1-3 1-3 2-2 1-3 2-3 2-2 2-3 2-3 2-3 2-2 3-2 3-3 2-2 4-2 3-2 3-2 4-2 3-2 4-2 4-1 4-2 5-1 5-1 5-1 4-1 6v5l-1 6v6z">
          <text:p/>
        </draw:path>
        <draw:polygon draw:style-name="gr7" draw:text-style-name="P7" draw:layer="layout" svg:width="7.2cm" svg:height="0.878cm" svg:x="17.185cm" svg:y="1.207cm" svg:viewBox="0 0 7201 879" draw:points="0,879 7201,879 7201,0 0,0">
          <text:p/>
        </draw:polygon>
        <draw:polygon draw:style-name="gr8" draw:text-style-name="P8" draw:layer="layout" svg:width="0.28cm" svg:height="0.437cm" svg:x="19.372cm" svg:y="1.428cm" svg:viewBox="0 0 281 438" draw:points="0,438 0,0 59,0 59,390 281,390 281,438">
          <text:p/>
        </draw:polygon>
        <draw:path draw:style-name="gr8" draw:text-style-name="P8" draw:layer="layout" svg:width="0.326cm" svg:height="0.348cm" svg:x="19.7cm" svg:y="1.523cm" svg:viewBox="0 0 327 349" svg:d="M102 349h-10l-9-1-9-1-8-2-8-3-8-3-6-3-7-4-6-5-5-4-6-6-4-6-4-6-3-7-3-7-2-8-2-8-1-8-1-9v-9-6-7l1-6 1-5 1-6 1-5 2-5 2-5 2-5 2-4 3-4 2-4 3-4 4-4 3-3 4-3 4-4 3-2 4-3 4-2 4-3 4-2 5-2 4-2 5-2 5-1 4-2 5-1 5-1 5-1 6-1 5-1 5-1h6l5-1 5-1h5 6 5l5-1 76-1v-18-4-4l-1-4v-4-3l-1-4v-3l-1-3-1-3v-3l-1-3-2-3-1-3-1-2-1-3-1-2-2-2-1-2-2-2-2-2-2-2-2-1-2-2-2-1-2-2-2-1-3-1-2-1-3-1-2-1-3-1-3-1h-3l-3-1h-3-3l-4-1h-3-4-3-3-4-2-4-2l-4 1h-2-3l-3 1h-2l-3 1h-2l-3 1h-2l-2 1-3 1-2 1-2 1-2 1-2 1-2 2-2 1-1 2-2 1-1 1-2 2-2 2-1 2-1 2-2 2-1 2-1 2-1 3v2l-1 3-1 2-1 3v3l-1 3v3l-60-5 1-4 1-4 1-4 1-4 1-3 1-4 2-3 2-4 2-3 1-4 2-3 2-3 2-3 3-3 2-3 2-4 3-3 3-3 3-2 3-2 3-3 4-2 3-2 4-2 4-2 4-2 4-2 5-1 4-2 5-1 5-1 5-1 5-1 6-1 5-1 6-1h6 7l7-1h6l13 1h11l11 2 11 2 10 3 9 3 8 4 8 4 7 5 7 5 6 6 6 8 5 7 4 8 3 8 3 8 2 9 2 10 1 10v11 145 4l1 5v4 4l1 4 1 4v3l1 3 2 3 1 3 1 3 2 2 2 1 2 2 2 1 3 2h3l3 1h3 4 1 1 1 1 1 1 1 1 1 1 1l1-1h1 1 1 1 1l1-1v35l-2 1h-2-2l-2 1h-3l-2 1h-2-2-2l-2 1h-2-2-3-2l-2 1h-2-2-2-3-2-3-3l-3-1h-3-3l-3-1h-2l-3-1h-2l-3-1-2-1-2-1-2-1-2-1-2-1-2-2-1-1-2-2-1-1-2-2-1-2-1-1-2-2-1-2-1-2-1-2-1-3-1-2-1-2v-3l-2-2v-3l-1-3v-3l-1-3v-3-3l-1-3v-3-3h-2l-2 3-2 3-2 3-2 3-2 3-1 3-3 3-2 2-2 3-2 3-2 3-3 2-2 2-2 3-3 2-2 2-3 2-2 2-3 2-3 2-3 2-3 1-3 2-3 2-3 1-3 1-4 2-3 1-4 1-3 1-4 1-4 1-4 1h-4l-4 1h-4l-4 1h-5-4zM115 307h5 5l5-1h5l5-1 4-1 5-2 4-1 4-1 4-3 4-1 4-2 4-3 3-2 4-2 3-3 3-3 3-3 3-2 2-4 3-2 3-4 2-3 2-3 2-3 2-4 2-3 1-4 2-3 1-4 2-3 1-4 1-3v-4l1-3 1-4v-3-4l1-3v-3-28l-61 2h-4-4-4-4l-4 1h-4-4l-4 1h-4l-3 1h-4l-3 1-4 1-3 1h-4l-3 1-3 2-3 1-3 1-2 2-3 1-3 2-3 2-2 2-2 2-2 2-2 3-2 2-2 3-2 3-1 2-2 4-1 3-1 3-1 4-1 4v4 3l-1 5v4 6l1 4v5l1 5 2 4 1 4 2 4 2 4 3 3 3 3 3 3 3 3 4 2 3 2 5 1 4 2 4 1 5 1h5z">
          <text:p/>
        </draw:path>
        <draw:polygon draw:style-name="gr8" draw:text-style-name="P8" draw:layer="layout" svg:width="0.162cm" svg:height="0.416cm" svg:x="20.036cm" svg:y="1.454cm" svg:viewBox="0 0 163 417" draw:points="163,409 160,409 158,410 155,410 152,411 150,411 147,412 144,412 142,413 139,413 137,415 134,415 130,416 127,416 124,416 122,416 118,417 115,417 112,417 109,417 105,417 93,416 81,413 71,409 62,404 55,397 49,388 44,379 41,367 39,354 38,340 38,116 0,116 0,75 40,75 57,0 94,0 94,75 157,75 157,116 94,116 94,328 94,332 94,337 95,341 95,345 96,349 97,352 98,355 99,357 100,360 102,362 104,364 105,365 108,367 110,368 113,369 116,370 119,371 122,371 125,371 129,371 131,371 134,371 135,371 137,371 138,371 140,371 141,371 143,371 144,370 146,370 148,370 149,370 151,369 152,369 154,369 156,369 158,368 159,368 161,368 163,367">
          <text:p/>
        </draw:polygon>
        <draw:polygon draw:style-name="gr8" draw:text-style-name="P8" draw:layer="layout" svg:width="0.159cm" svg:height="0.342cm" svg:x="20.244cm" svg:y="1.523cm" svg:viewBox="0 0 160 343" draw:points="2,343 2,85 2,83 2,81 2,79 2,77 2,75 2,73 2,71 2,69 2,66 2,64 2,62 2,60 2,58 2,55 2,53 2,51 2,49 2,47 2,45 2,43 2,41 1,39 1,37 1,35 1,33 1,31 1,29 1,27 1,25 1,23 1,22 1,20 1,18 1,17 1,15 1,13 1,11 1,9 0,8 0,6 53,6 53,8 53,9 53,11 53,13 54,15 54,17 54,18 54,20 54,22 54,24 54,25 54,28 54,29 54,31 54,33 54,35 54,37 55,39 55,41 55,42 55,44 55,46 55,48 55,50 55,52 55,54 55,55 55,58 55,59 55,61 55,63 55,64 55,66 55,67 55,69 56,71 56,72 56,73 56,75 56,76 57,76 58,72 60,69 61,65 63,61 64,58 65,55 66,52 68,48 69,46 70,43 72,40 73,37 75,35 76,32 78,30 79,28 81,25 82,23 84,21 86,19 88,18 90,16 92,14 94,13 96,10 98,9 100,8 103,7 105,6 108,5 110,4 113,3 115,3 118,2 121,1 124,1 127,1 131,1 134,0 138,0 139,0 140,0 142,0 143,1 144,1 146,1 147,1 148,1 149,1 151,2 152,2 153,2 154,2 155,2 156,2 157,3 158,3 159,3 160,3 160,55 159,55 158,55 157,55 156,54 154,54 153,54 152,54 150,54 149,53 147,53 146,53 144,53 142,53 141,53 139,53 138,53 136,52 134,52 132,52 130,52 127,52 123,53 120,53 116,54 112,54 109,55 106,57 103,58 100,59 98,61 95,63 92,65 90,67 88,69 85,71 83,74 81,77 79,79 77,82 75,85 74,88 72,91 71,95 69,99 68,102 67,106 66,109 65,113 64,118 63,122 62,126 62,130 61,135 61,139 60,144 60,149 60,153 58,158 58,163 58,168 58,343">
          <text:p/>
        </draw:polygon>
        <draw:path draw:style-name="gr8" draw:text-style-name="P8" draw:layer="layout" svg:width="0.056cm" svg:height="0.46cm" svg:x="20.456cm" svg:y="1.405cm" svg:viewBox="0 0 57 461" svg:d="M0 53v-53h57v53zM0 461v-337h57v337z">
          <text:p/>
        </draw:path>
        <draw:path draw:style-name="gr8" draw:text-style-name="P8" draw:layer="layout" svg:width="0.285cm" svg:height="0.466cm" svg:x="20.582cm" svg:y="1.405cm" svg:viewBox="0 0 286 467" svg:d="M229 407l-4 6-3 6-4 6-4 5-4 5-4 4-4 4-5 4-5 3-5 3-5 3-5 2-6 2-6 2-6 1-7 2-6 1-7 1h-8-7-13l-11-2-11-2-12-3-9-4-9-4-9-6-7-6-7-8-7-8-5-9-5-10-5-10-4-12-3-12-3-14-2-14-1-15-1-16v-17l1-34 4-29 6-28 8-23 11-19 14-16 16-12 19-9 21-5 24-2 7 1h8l7 1h6l7 2 6 1 6 2 6 2 5 2 6 3 5 3 4 3 5 4 4 4 5 4 3 5 4 5 4 5 3 6 4 5v-1-1-2-1-1-1-1-1-2-1-1-1-2-1-2-1-2-1-2-1-2-1-1-2-1-1-2-1-1-2-1-1-1-1-1-1-130h55v392 2 2 3 2 2 3 2 3 2 2 2 2 2l1 3v2 2 2 2 1 3 1 2 2 2 1 2 1 2 1 1l1 2v1 1 1 1 1 1 1 1h-53v-1h-1v-1-1-1-1-1-1-1l-1-1v-1-1-1-2-1-2-1-1-2-1-2l-1-1v-2-1-2-1-2-2-1-2-1-2-2-1-2-2-1-2-2-1zM58 293v7 6l1 7v6 6l1 6v5l1 6 1 5v5l1 5 2 5 1 4 1 5 1 4 1 4 2 4 2 4 1 3 3 3 1 3 2 3 4 3 2 3 2 2 3 2 2 2 3 2 3 2 3 2 3 1 3 1 3 1 4 1 3 1 4 1h4l4 1h4 4 4 5l4-1h4l4-1 4-1 3-1 4-1 3-1 4-1 3-2 3-1 4-2 3-2 3-2 2-3 3-2 2-3 3-3 2-3 2-4 2-3 3-4 1-4 2-4 2-4 1-4 2-5 1-5 2-5 1-5 1-6v-5l1-6 1-7v-6l1-7v-6-7l1-8-1-7v-7-6l-1-7v-6l-1-6-1-5v-6l-1-5-1-5-2-6-1-5-2-4-1-4-2-4-2-4-1-4-3-4-2-3-2-3-2-3-3-3-2-2-3-3-3-2-3-2-2-2-4-2-3-1-3-2-4-1-3-1-4-1-3-1-4-1-4-1h-4-4l-4-1h-4-4l-4 1h-4-4l-3 1-4 1-3 1-3 1-4 1-3 1-3 2-2 2-3 2-3 2-2 2-3 2-2 3-2 2-3 4-2 2-2 4-2 3-2 4-1 4-2 4-2 4-1 4-1 5-1 6-1 5-1 5-1 5-1 6v6l-1 6v6 6l-1 7v7z">
          <text:p/>
        </draw:path>
        <draw:path draw:style-name="gr8" draw:text-style-name="P8" draw:layer="layout" svg:width="0.055cm" svg:height="0.46cm" svg:x="20.951cm" svg:y="1.405cm" svg:viewBox="0 0 56 461" svg:d="M0 53v-53h56v53zM0 461v-337h56v337z">
          <text:p/>
        </draw:path>
        <draw:path draw:style-name="gr8" draw:text-style-name="P8" draw:layer="layout" svg:width="0.056cm" svg:height="0.46cm" svg:x="21.091cm" svg:y="1.405cm" svg:viewBox="0 0 57 461" svg:d="M0 53v-53h57v53zM0 461v-337h57v337z">
          <text:p/>
        </draw:path>
        <draw:path draw:style-name="gr8" draw:text-style-name="P8" draw:layer="layout" svg:width="0.285cm" svg:height="0.466cm" svg:x="21.217cm" svg:y="1.405cm" svg:viewBox="0 0 286 467" svg:d="M229 407l-4 6-3 6-3 6-4 5-4 5-5 4-4 4-5 4-4 3-5 3-6 3-5 2-6 2-6 2-6 1-7 2-6 1-7 1h-8-7-12l-12-2-11-2-10-3-10-4-9-4-8-6-8-6-7-8-6-8-6-9-5-10-6-10-3-12-4-12-2-14-3-14-1-15-1-16v-17l1-34 4-29 6-28 9-23 12-19 13-16 16-12 19-9 21-5 23-2 8 1h7l7 1h7l6 2 6 1 6 2 6 2 6 2 5 3 5 3 4 3 5 4 5 4 4 4 4 5 4 5 3 5 3 6 4 5v-1-1-2-1-1-1-1-1-2-1-1-1-2-1-2-1-2-1-2-1-2-1-1-2-1-1-2-1-1-2-1-1-1-1-1-1-130h56v392 2 2 3 2 2 3 2 3 2 2 2 2 2 3 2 2 2 2 1 3 1 2 2 2 1l1 2v1 2 1 1 2 1 1 1 1 1 1 1 1h-53v-1-1l-1-1v-1-1-1-1-1-1-1-1-1l-1-2v-1-2-1-1-2-1-2-1-2-1-2-1l-1-2v-2-1-2-1-2-2-1-2-2-1-2-2-1zM60 293v7 6 7 6l1 6v6l1 5v6l1 5 1 5 1 5 1 5 1 4 1 5 1 4 2 4 1 4 2 4 2 3 2 3 2 3 2 3 2 3 2 3 2 2 3 2 3 2 3 2 2 2 3 2 3 1 4 1 3 1 3 1 4 1 3 1h4l4 1h4 5 4 4l4-1h4l4-1 4-1 4-1 3-1 4-1 3-1 4-2 3-1 3-2 3-2 3-2 3-3 2-2 3-3 2-3 3-3 2-4 2-3 2-4 2-4 1-4 2-4 2-4 1-5 1-5 2-5 1-5 1-6 1-5v-6l1-7 1-6v-7l1-6v-7-8-7-7l-1-6v-7l-1-6-1-6v-5l-1-6-1-5-1-5-2-6-1-5-1-4-2-4-2-4-1-4-2-4-2-4-2-3-2-3-3-3-2-3-3-2-3-3-2-2-3-2-3-2-3-2-3-1-4-2-3-1-4-1-3-1-4-1-4-1-4-1h-3-4l-5-1h-4-4l-4 1h-4-3l-4 1-3 1-4 1-3 1-3 1-3 1-3 2-3 2-3 2-2 2-3 2-2 2-3 3-2 2-2 4-2 2-2 4-2 3-2 4-1 4-2 4-1 4-1 4-2 5-1 6-1 5-1 5-1 5v6l-1 6v6l-1 6v6 7 7z">
          <text:p/>
        </draw:path>
        <draw:path draw:style-name="gr8" draw:text-style-name="P8" draw:layer="layout" svg:width="0.326cm" svg:height="0.348cm" svg:x="21.57cm" svg:y="1.523cm" svg:viewBox="0 0 327 349" svg:d="M102 349h-10l-10-1-9-1-8-2-8-3-7-3-7-3-6-4-6-5-5-4-5-6-4-6-4-6-4-7-3-7-2-8-1-8-2-8-1-9v-9-6l1-7 1-6v-5l1-6 2-5 1-5 2-5 2-5 3-4 2-4 3-4 3-4 3-4 3-3 3-3 4-4 4-2 4-3 4-2 4-3 4-2 4-2 5-2 4-2 5-1 5-2 5-1 5-1 5-1 5-1 5-1 6-1h6l5-1 6-1h5 5 6l5-1 75-1v-18-4-4-4-4l-1-3v-4l-1-3v-3l-1-3-1-3-1-3-1-3-1-3-1-2-1-3-2-2-1-2-2-2-2-2-1-2-2-2-2-1-2-2-2-1-2-2-3-1-2-1-3-1-2-1-3-1-2-1-3-1h-3l-3-1h-3-4l-3-1h-3-4-3-4-3-3-3-3l-3 1h-3-2l-3 1h-3l-2 1h-3l-2 1h-3l-3 1-2 1-2 1-2 1-2 1-2 1-2 2-2 1-2 2-1 1-2 1-1 2-2 2-1 2-2 2-1 2-1 2-1 2-1 3-1 2-1 3v2l-1 3-1 3v3l-1 3-58-5 1-4 1-4v-4l1-4 2-3 1-4 1-3 2-4 1-3 2-4 2-3 2-3 2-3 2-3 2-3 3-4 2-3 3-3 3-2 3-2 4-3 3-2 4-2 4-2 4-2 3-2 5-2 4-1 5-2 4-1 5-1 5-1 6-1 6-1 6-1 6-1h6 7l6-1h7l12 1h12l11 2 10 2 10 3 9 3 9 4 8 4 7 5 7 5 6 6 6 8 4 7 4 8 4 8 3 8 2 9 2 10 1 10v11 145 4 5 4l1 4v4l1 4 1 3 1 3 1 3 1 3 2 3 2 2 1 1 2 2 3 1 2 2h3l3 1h4 3 1 1 1 1 1 1 1 2 1 1l1-1h1 1 1 1 1 1v-1 35l-2 1h-2-2l-2 1h-2l-2 1h-2-3-2l-2 1h-2-2-2-2l-2 1h-2-3-2-2-3-3-3l-3-1h-3-2l-3-1h-3l-2-1h-3l-2-1-2-1-2-1-2-1-2-1-2-1-2-2-2-1-1-2-2-1-1-2-2-2-1-1-1-2-1-2-1-2-2-2-1-3v-2l-1-2-1-3-1-2v-3l-1-3-1-3v-3l-1-3v-3-3l-1-3v-3h-2l-2 3-1 3-2 3-2 3-2 3-2 3-2 3-2 2-2 3-3 3-2 3-2 2-2 2-2 3-3 2-2 2-3 2-3 2-2 2-3 2-3 2-3 1-3 2-3 2-3 1-4 1-3 2-4 1-3 1-4 1-4 1-3 1-4 1h-4l-4 1h-4l-5 1h-4-6zM115 307h6 5l5-1h5l4-1 5-1 4-2 4-1 5-1 4-3 4-1 4-2 3-3 4-2 3-2 3-3 4-3 2-3 3-2 3-4 3-2 2-4 3-3 2-3 2-3 2-4 1-3 2-4 1-3 2-4 1-3 1-4 1-3 1-4 1-3 1-4v-3-4-3-3-28l-61 2h-4-4-4-4l-4 1h-3-4l-4 1h-4l-4 1h-3l-4 1-3 1-5 1h-3l-3 1-3 2-3 1-3 1-3 2-3 1-2 2-3 2-2 2-2 2-3 2-2 3-2 2-2 3-1 3-2 2-1 4-2 3-1 3v4l-1 4-1 4v3 5 4 6 4l1 5 1 5 1 4 2 4 2 4 2 4 3 3 2 3 3 3 4 3 3 2 4 2 4 1 5 2 4 1 5 1h6z">
          <text:p/>
        </draw:path>
        <draw:path draw:style-name="gr8" draw:text-style-name="P8" draw:layer="layout" svg:width="0.297cm" svg:height="0.348cm" svg:x="21.924cm" svg:y="1.523cm" svg:viewBox="0 0 298 349" svg:d="M58 187v5 5 5l1 6v4l1 5 1 5v5l1 4 1 5 1 4 2 4 1 4 2 4 1 4 2 4 2 4 2 3 2 3 2 4 2 3 3 3 2 3 3 2 3 3 3 2 3 3 3 2 4 2 3 2 4 1 4 2 4 1 3 1 5 1 4 1h5l4 1h5 5 7 7l6-1 6-1 6-2 6-1 5-2 5-2 6-3 4-2 5-3 4-3 3-4 4-3 3-4 3-4 2-3 3-5 2-4 1-4 50 14-2 2-1 3-1 3-1 3-2 3-2 3-1 2-2 3-2 3-2 3-1 3-3 2-2 3-2 3-2 2-3 3-3 2-3 3-3 2-3 2-3 3-3 2-4 2-3 2-4 1-5 3-4 1-4 2-5 2-4 1-5 1-6 1-5 1-6 2h-5l-6 1h-6l-6 1h-7-6-15l-14-2-13-2-12-3-12-4-11-5-10-6-10-6-8-8-9-8-7-10-7-10-6-11-5-11-4-13-3-14-3-14-2-16-1-16v-17-9-9l1-9v-8l1-8 2-8 1-8 2-7 2-7 2-7 3-6 2-6 3-6 3-6 3-5 4-6 3-5 4-4 3-5 4-4 5-5 4-4 4-3 5-4 5-3 4-3 5-2 6-2 5-3 5-1 6-2 5-2 6-1 6-1 6-1 5-1 6-1h6l6-1h7l8 1h8l8 1h7l7 2 7 1 7 2 7 2 6 2 6 3 5 3 6 3 5 3 5 4 4 3 5 4 4 4 4 5 4 5 4 5 3 5 3 5 3 5 3 5 2 6 3 5 2 6 2 6 2 7 1 6 1 7 2 7 1 6 1 7 1 7v7l1 7v7 8 8 7zM241 144l-1-10-2-10-2-9-2-9-2-8-3-7-3-7-4-6-4-6-4-5-5-5-5-4-7-4-5-3-7-3-6-2-7-1-7-2h-8l-9-1h-2l-3 1h-3-3-3l-3 1-3 1h-3l-3 1-3 1-3 1-3 1-3 1-3 2-3 1-2 2-3 2-3 2-3 2-2 2-3 2-2 3-2 3-3 2-2 4-2 3-2 3-2 4-2 3-2 4-2 4-1 4-2 5-1 5-1 5-1 4-1 6v5l-1 6-1 6z">
          <text:p/>
        </draw:path>
        <draw:polygon draw:style-name="gr7" draw:text-style-name="P7" draw:layer="layout" svg:width="7.2cm" svg:height="0.878cm" svg:x="24.578cm" svg:y="1.207cm" svg:viewBox="0 0 7201 879" draw:points="0,879 7201,879 7201,0 0,0">
          <text:p/>
        </draw:polygon>
        <draw:polygon draw:style-name="gr8" draw:text-style-name="P8" draw:layer="layout" svg:width="0.366cm" svg:height="0.449cm" svg:x="26.3cm" svg:y="1.422cm" svg:viewBox="0 0 367 450" draw:points="367,323 367,329 366,334 366,340 365,345 364,350 363,355 361,360 360,365 358,370 356,374 354,379 351,383 348,388 345,392 342,396 339,400 335,404 331,407 327,411 323,414 318,418 313,421 308,424 303,427 297,430 292,432 286,434 279,437 273,439 266,441 260,443 252,444 245,445 238,447 229,448 221,449 213,449 204,450 195,450 186,450 170,450 154,449 139,448 126,445 113,443 100,440 89,436 78,432 68,427 58,421 49,416 41,409 34,402 27,395 21,387 15,378 10,369 6,360 3,350 0,339 57,328 58,331 59,334 60,337 62,341 63,344 64,347 66,350 67,353 69,356 71,359 72,361 75,364 77,367 79,369 81,372 84,374 86,376 89,379 92,381 95,383 98,385 101,386 105,388 108,390 112,392 116,393 120,395 124,396 129,397 133,398 138,400 143,400 148,401 153,402 158,402 164,403 170,403 176,404 182,404 188,404 193,404 199,404 204,403 209,403 214,403 218,402 223,402 228,401 232,400 237,400 241,398 245,397 249,396 253,395 257,394 261,392 264,391 268,389 271,388 275,385 278,384 281,382 283,379 286,377 289,375 291,372 293,370 295,367 297,365 299,362 301,359 302,355 303,352 305,349 306,346 307,342 307,338 308,334 308,330 308,327 308,322 308,318 307,314 306,311 306,307 305,304 303,300 302,297 300,294 298,292 296,289 294,287 291,284 289,282 287,280 284,277 281,275 278,273 274,271 271,270 267,268 264,266 260,265 255,263 251,262 247,260 243,259 238,257 234,256 229,255 224,254 219,253 214,251 208,250 203,249 197,247 192,246 186,245 180,244 174,242 171,241 167,241 162,240 159,239 155,238 151,237 148,237 144,235 140,234 136,234 133,233 129,232 126,231 122,230 119,228 115,227 112,226 108,225 105,224 101,222 98,221 95,219 91,218 88,216 85,215 82,213 78,212 76,210 72,208 70,206 66,204 64,203 61,201 58,199 56,197 53,194 51,192 48,190 46,188 44,185 42,183 40,180 38,177 36,174 34,171 33,168 31,165 29,162 28,159 27,156 26,153 24,148 23,144 23,141 22,137 22,133 21,129 21,125 21,121 21,116 21,110 21,104 22,99 22,93 24,88 25,82 27,78 28,73 30,68 33,63 35,59 38,55 41,51 45,47 48,43 52,39 56,36 59,33 64,30 68,27 72,24 77,21 82,19 87,16 92,14 98,13 103,10 109,9 115,7 121,6 127,5 133,4 139,3 146,2 152,1 159,1 167,0 173,0 180,0 187,0 196,0 203,0 211,0 218,1 225,1 232,2 239,3 245,4 251,5 257,6 263,7 268,9 273,10 278,12 283,14 288,16 293,18 297,20 301,22 306,25 309,27 313,30 317,33 320,36 323,39 326,43 329,46 332,49 335,53 337,57 339,60 342,64 344,68 346,73 348,77 350,81 352,86 353,90 355,95 356,100 298,110 297,107 296,104 295,101 294,98 293,95 291,92 290,90 289,87 287,85 285,82 284,80 282,77 280,75 278,73 276,70 274,69 271,67 269,65 266,63 264,61 261,60 258,58 255,57 252,55 249,54 246,52 242,51 239,50 235,49 232,49 228,48 224,47 220,46 215,46 211,45 206,45 202,45 197,44 192,44 187,44 181,44 175,44 169,45 164,45 158,45 153,46 148,47 143,48 139,49 135,50 131,51 127,52 123,53 119,55 116,56 113,57 110,59 107,61 104,62 101,64 99,66 97,68 95,70 93,72 91,74 89,77 87,79 86,81 85,84 83,86 82,89 82,91 81,94 80,97 80,99 79,102 79,105 78,107 78,110 78,113 78,117 78,121 79,124 80,128 81,131 82,134 83,137 84,140 86,143 88,146 90,148 92,151 94,154 97,156 99,158 102,160 105,162 108,164 111,166 114,167 118,169 121,171 125,172 129,173 132,175 136,176 141,178 145,179 149,180 153,181 158,182 162,184 168,185 172,186 177,187 182,188 186,189 191,190 196,191 201,192 205,194 209,194 213,195 217,196 221,197 225,198 229,199 233,200 237,201 241,202 245,203 249,204 253,205 257,206 261,207 265,208 268,210 272,211 276,212 279,214 283,215 287,216 290,218 294,219 297,221 301,222 304,224 307,226 311,227 314,229 317,231 320,233 323,235 326,237 329,239 331,241 334,244 337,246 339,249 342,251 344,254 346,256 348,259 350,262 352,265 354,268 355,271 357,275 359,278 360,282 361,285 362,289 363,293 364,297 365,301 366,305 366,310 366,314 367,318">
          <text:p/>
        </draw:polygon>
        <draw:polygon draw:style-name="gr8" draw:text-style-name="P8" draw:layer="layout" svg:width="0.163cm" svg:height="0.416cm" svg:x="26.704cm" svg:y="1.454cm" svg:viewBox="0 0 164 417" draw:points="164,409 161,409 158,410 156,410 153,411 151,411 148,412 145,412 143,413 140,413 138,415 135,415 132,416 129,416 126,416 123,416 120,417 117,417 114,417 110,417 106,417 93,416 82,413 72,409 63,404 56,397 50,388 45,379 42,367 40,354 39,340 39,116 0,116 0,75 41,75 58,0 95,0 95,75 158,75 158,116 95,116 95,328 95,332 95,337 96,341 96,345 97,349 98,352 99,355 100,357 101,360 103,362 104,364 106,365 110,367 112,368 115,369 117,370 121,371 124,371 127,371 131,371 133,371 134,371 136,371 138,371 139,371 141,371 142,371 144,371 145,370 147,370 148,370 150,370 152,369 153,369 155,369 157,369 158,368 160,368 162,368 164,367">
          <text:p/>
        </draw:polygon>
        <draw:path draw:style-name="gr8" draw:text-style-name="P8" draw:layer="layout" svg:width="0.326cm" svg:height="0.348cm" svg:x="26.898cm" svg:y="1.523cm" svg:viewBox="0 0 327 349" svg:d="M102 349h-10l-10-1-9-1-8-2-8-3-7-3-7-3-6-4-6-5-5-4-5-6-5-6-4-6-3-7-3-7-2-8-1-8-2-8-1-9v-9-6l1-7v-6l1-5 1-6 2-5 1-5 2-5 2-5 2-4 3-4 3-4 3-4 3-4 3-3 3-3 4-4 3-2 4-3 4-2 4-3 5-2 4-2 5-2 4-2 5-1 5-2 5-1 5-1 5-1 5-1 5-1 6-1h5l5-1 6-1h5 5 5l6-1 75-1v-18-4-4-4-4l-1-3v-4l-1-3-1-3v-3l-1-3-1-3-1-3-1-3-1-2-2-3-1-2-1-2-2-2-2-2-1-2-2-2-2-1-2-2-2-1-3-2-2-1-2-1-3-1-2-1-3-1-3-1-3-1h-2l-4-1h-2-4l-3-1h-4-3-4-3-3-3-3-3l-3 1h-3-2l-3 1h-3l-2 1h-3l-2 1h-3l-2 1-2 1-2 1-2 1-2 1-2 1-2 2-2 1-2 2-2 1-1 1-1 2-2 2-1 2-2 2-1 2-1 2-1 2-1 3-1 2-1 3v2l-1 3-1 3v3l-1 3-58-5 1-4 1-4v-4l1-4 2-3 1-4 1-3 2-4 1-3 2-4 2-3 1-3 3-3 2-3 2-3 3-4 2-3 3-3 3-2 3-2 4-3 3-2 4-2 3-2 4-2 4-2 5-2 4-1 5-2 4-1 5-1 5-1 6-1 5-1 6-1 6-1h6 6l7-1h7l12 1h12l11 2 10 2 10 3 9 3 9 4 8 4 7 5 7 5 6 6 5 8 5 7 4 8 4 8 3 8 2 9 2 10v10l1 11v145 4 5 4l1 4v4l1 4 1 3 1 3 1 3 1 3 2 3 1 2 2 1 2 2 3 1 2 2h3l3 1h4 3 1 1 1 1 1 1 1 2 1 1l1-1h1 1 2 1 1l1-1v35l-2 1h-3-2l-2 1h-2l-2 1h-2-3-2l-2 1h-2-2-2-2l-2 1h-2-3-2-3-2-3-3l-3-1h-3-2l-3-1h-3l-2-1h-3l-2-1-2-1-2-1-2-1-2-1-2-1-2-2-2-1-1-2-2-1-1-2-2-2-1-1-1-2-1-2-1-2-2-2-1-3-1-2v-2l-1-3-1-2v-3l-1-3-1-3v-3l-1-3v-3-3l-1-3v-3h-2l-2 3-1 3-2 3-2 3-2 3-2 3-2 3-2 2-2 3-3 3-2 3-2 2-2 2-3 3-2 2-3 2-2 2-3 2-2 2-3 2-3 2-3 1-3 2-4 2-3 1-3 1-3 2-4 1-3 1-4 1-4 1-3 1-4 1h-4l-4 1h-5l-4 1h-4-5zM114 307h6 5l5-1h5l4-1 5-1 4-2 5-1 4-1 4-3 4-1 3-2 4-3 4-2 3-2 3-3 4-3 2-3 3-2 3-4 3-2 2-4 2-3 3-3 1-3 3-4 1-3 2-4 1-3 2-4 1-3 1-4 1-3 1-4 1-3v-4l1-3v-4-3-3-28l-61 2h-4-4-4-4l-4 1h-4-4l-3 1h-4l-4 1h-3l-4 1-4 1-3 1h-3l-3 1-3 2-3 1-3 1-3 2-3 1-2 2-3 2-2 2-3 2-2 2-2 3-2 2-2 3-1 3-2 2-1 4-2 3-1 3-1 4v4l-1 4v3 5 4 6 4l1 5 1 5 1 4 2 4 2 4 2 4 2 3 3 3 3 3 3 3 4 2 4 2 4 1 4 2 5 1 5 1h5z">
          <text:p/>
        </draw:path>
        <draw:path draw:style-name="gr8" draw:text-style-name="P8" draw:layer="layout" svg:width="0.286cm" svg:height="0.473cm" svg:x="27.265cm" svg:y="1.524cm" svg:viewBox="0 0 287 474" svg:d="M287 173v7 7l-1 8v7l-1 7v7l-1 7-1 7-1 7-1 6-2 6-1 7-2 6-2 5-2 6-2 5-2 6-3 5-2 5-3 5-3 4-3 4-4 5-3 4-4 3-4 4-5 3-4 3-5 3-4 3-5 2-5 3-5 2-6 1-6 2-6 1-6 1-6 1h-7-7-7-6l-7-1-7-1-6-1-7-2-6-2-5-1-6-3-6-2-5-4-5-3-5-3-4-4-4-4-4-5-4-5-3-6-4-5-3-6h-1v1 1 1 1 1 1 2 1 1 1 1 2 1 1 2 1 2 1 2 2 1 2 2 2 1l1 2v2 2 2 2 1 2 2 2 1 132h-56v-400-3-2-2-3-2-2-3-2-2-2-2-3-2-2-2-2-2-2l-1-2v-1-2-2-2-2-1-2-1-2-1-1-1-2-1-1-1-1l-1-1v-1-1h54v1 1l1 1v1 1 1 1 1 1 1 2 1 2l1 1v1 2 2 1 2 1 2 2 1 2 2l1 1v2 2 2 1 2 2 2 2 1 2 1h2l1-3 2-3 1-3 2-3 2-3 2-2 2-3 1-2 2-3 2-2 2-2 2-2 3-2 2-3 2-1 2-2 2-2 3-2 2-1 3-1 3-2 2-1 3-2 2-1 3-1 3-1 3-1 3-1h3l3-1 3-1h4l3-1h3l4-1h3 4 4 4 3 7 7l6 1 6 1 6 1 6 1 6 1 5 3 5 2 5 2 4 3 5 2 4 3 5 3 4 4 4 4 3 3 4 4 3 5 3 4 3 4 2 5 3 5 2 5 2 6 2 5 2 6 2 6 1 6 2 6 1 6 1 7 1 7 1 7v8l1 7v7l1 7v8zM227 174v-6-6-6l-1-6v-6-5l-1-5v-6l-1-5v-5l-1-5-1-5-1-4-1-5-2-4-1-4-1-4-2-3-2-4-1-3-3-3-1-4-2-3-3-2-2-3-2-3-3-2-3-2-3-2-3-2-3-1-3-2-4-1-3-1-4-1-4-1-4-1h-4-4-5-3-4-4l-3 1h-4l-3 1h-4l-3 1-4 1-3 1-3 1-3 1-3 2-3 1-3 3-3 2-3 2-2 2-3 3-3 3-2 3-2 3-2 4-3 4-2 4-1 4-2 4-2 5-1 5-2 5-1 6-2 5-1 7v6l-1 7-1 7v7l-1 8v8 8 7 7l1 7v6 6l1 6 1 6 1 5 1 6 1 5 1 5 1 4 2 4 1 5 2 4 2 4 2 3 2 4 2 3 2 3 2 3 3 3 2 3 3 2 3 3 3 2 2 1 4 2 3 2 3 1 4 1 3 2 4 1 3 1h4l4 1h4l4 1h4 4 5l5-1h4l4-1h4l3-1 4-2 4-1 3-1 3-2 3-2 3-2 3-2 2-3 3-2 2-3 3-3 2-3 1-3 3-3 1-4 2-3 2-4 1-4 1-4 2-4 1-5 1-4 1-5 1-5v-5l1-5v-5l1-6v-5-6l1-6v-6-6z">
          <text:p/>
        </draw:path>
        <draw:polygon draw:style-name="gr8" draw:text-style-name="P8" draw:layer="layout" svg:width="0.267cm" svg:height="0.46cm" svg:x="27.622cm" svg:y="1.405cm" svg:viewBox="0 0 268 461" draw:points="55,182 57,178 59,175 61,172 62,169 65,166 67,163 69,160 70,158 73,155 75,153 77,151 79,148 82,146 84,144 86,142 89,140 91,138 94,136 96,135 99,133 102,132 104,130 107,129 110,128 112,126 115,125 118,124 121,123 124,123 127,122 130,121 134,121 137,120 140,120 144,119 147,119 151,119 154,119 158,118 162,118 169,118 175,119 180,119 186,120 192,120 196,121 201,122 206,124 211,125 215,127 219,129 223,130 226,133 230,135 233,137 236,140 239,142 242,145 245,148 247,151 250,154 252,158 254,161 256,165 257,169 259,172 260,176 262,180 263,184 264,189 265,193 266,198 266,202 267,208 267,212 268,217 268,222 268,227 268,232 268,237 268,461 212,461 212,248 212,244 212,240 212,236 212,232 212,228 211,224 211,221 211,217 210,214 209,211 209,207 208,204 208,200 207,198 206,195 205,192 203,190 202,187 201,185 200,183 198,181 196,179 195,177 193,175 190,174 188,172 186,171 184,169 181,168 178,167 176,166 173,165 170,164 166,163 163,163 159,162 156,162 152,162 147,161 143,161 139,162 135,162 132,162 128,163 124,163 121,164 117,165 114,166 110,167 107,169 104,170 101,171 98,173 95,175 92,177 90,179 87,181 85,184 82,186 80,189 78,191 76,194 74,197 72,200 70,203 68,207 67,211 65,214 64,218 62,221 61,225 60,229 59,233 59,237 58,241 57,245 57,250 57,254 56,258 56,263 56,461 0,461 0,0 56,0 56,120 56,121 56,123 56,126 56,128 56,130 56,132 56,134 56,136 56,138 56,140 56,142 56,144 56,146 56,148 56,150 56,152 55,153 55,155 55,157 55,159 55,160 55,162 55,164 55,165 55,167 55,168 55,170 55,171 55,172 55,174 54,175 54,176 54,177 54,178 54,179 54,180 54,181 54,182">
          <text:p/>
        </draw:polygon>
        <draw:polygon draw:style-name="gr8" draw:text-style-name="P8" draw:layer="layout" svg:width="0.315cm" svg:height="0.468cm" svg:x="27.932cm" svg:y="1.529cm" svg:viewBox="0 0 316 469" draw:points="187,337 185,343 182,349 180,355 177,360 175,366 173,371 169,377 167,381 164,387 162,391 159,396 157,401 154,405 151,410 149,414 146,418 143,422 140,426 137,429 135,433 131,436 128,440 125,443 122,446 118,448 115,451 112,453 108,456 105,458 101,459 97,461 93,463 89,464 85,465 81,466 76,467 72,468 67,468 63,469 58,469 56,469 54,469 52,469 50,469 48,469 46,469 44,468 42,468 40,468 38,468 36,468 35,468 33,468 31,467 29,467 27,467 25,466 23,466 21,466 19,465 19,423 21,423 22,424 23,424 24,424 26,424 27,424 28,424 30,424 31,424 33,424 34,425 36,425 37,425 39,425 40,425 41,425 42,425 43,425 45,425 46,425 50,425 55,424 60,424 65,422 69,421 73,419 78,416 83,414 87,410 91,407 95,403 99,399 103,394 107,389 111,383 114,377 118,371 121,364 125,356 128,349 133,335 0,0 60,0 130,187 131,188 132,190 132,192 133,194 134,197 135,199 136,201 136,204 137,206 138,209 139,212 140,215 141,217 142,220 143,223 144,226 145,229 146,232 147,234 148,237 149,240 150,242 151,245 151,248 152,250 153,253 154,255 155,258 156,260 156,262 157,264 158,266 158,268 159,270 160,271 160,272 160,274 161,275 161,276 161,275 162,273 162,272 162,271 163,270 163,268 164,266 164,265 165,263 166,261 167,259 167,257 168,254 169,252 170,250 172,247 173,245 173,242 174,240 175,238 176,235 177,233 178,230 179,228 180,225 181,223 182,220 182,218 183,215 185,212 185,210 186,208 187,205 188,203 188,201 189,199 190,197 191,195 191,193 257,0 316,0">
          <text:p/>
        </draw:polygon>
        <draw:polygon draw:style-name="gr8" draw:text-style-name="P8" draw:layer="layout" svg:width="0.056cm" svg:height="0.46cm" svg:x="28.291cm" svg:y="1.405cm" svg:viewBox="0 0 57 461" draw:points="0,461 0,0 57,0 57,461">
          <text:p/>
        </draw:polygon>
        <draw:path draw:style-name="gr8" draw:text-style-name="P8" draw:layer="layout" svg:width="0.055cm" svg:height="0.46cm" svg:x="28.432cm" svg:y="1.405cm" svg:viewBox="0 0 56 461" svg:d="M0 53v-53h56v53zM0 461v-337h56v337z">
          <text:p/>
        </draw:path>
        <draw:polygon draw:style-name="gr8" draw:text-style-name="P8" draw:layer="layout" svg:width="0.27cm" svg:height="0.342cm" svg:x="28.572cm" svg:y="1.523cm" svg:viewBox="0 0 271 343" draw:points="215,343 215,130 215,125 215,121 215,116 214,112 214,108 214,104 213,100 213,96 212,93 211,89 211,86 210,83 209,80 208,77 207,75 206,72 204,70 203,67 201,65 200,63 198,61 196,59 195,57 193,56 190,54 188,53 186,52 184,51 181,49 178,49 176,48 173,47 170,46 167,46 164,45 160,45 157,45 153,45 150,44 146,44 142,45 138,45 134,45 131,46 127,46 123,47 120,48 117,49 113,50 110,52 107,53 104,54 101,56 98,58 95,60 93,62 90,64 87,66 85,69 83,72 80,74 78,77 76,80 73,83 72,86 70,90 68,93 67,97 66,100 64,104 63,108 62,112 61,116 60,120 60,125 59,129 59,134 58,139 58,144 58,149 58,343 3,343 3,79 3,77 3,75 2,73 2,70 2,68 2,66 2,64 2,61 2,59 2,57 2,55 2,52 2,50 2,48 2,46 2,43 2,41 2,39 2,37 2,35 2,33 1,31 1,29 1,27 1,25 1,23 1,22 1,20 1,18 1,17 1,16 1,14 1,13 1,11 1,10 1,9 1,8 0,7 0,6 53,6 53,7 53,8 53,9 54,9 54,10 54,11 54,13 54,15 54,16 54,17 54,18 54,20 54,22 54,23 54,25 54,27 54,28 54,30 54,31 55,33 55,35 55,37 55,39 55,40 55,42 55,44 55,46 55,48 55,49 55,51 55,53 55,55 55,56 55,58 56,59 56,61 56,62 56,64 56,65 58,62 60,59 61,56 63,54 65,51 67,48 69,46 71,43 72,41 74,39 76,36 79,34 81,32 84,30 86,28 88,25 90,24 93,22 95,20 98,18 100,17 103,15 105,14 108,11 111,10 114,9 117,8 120,7 123,6 127,5 130,4 134,3 137,3 141,2 145,1 148,1 152,1 156,1 160,0 165,0 170,0 176,1 181,1 186,1 191,2 195,3 200,4 205,5 209,6 213,7 217,9 221,10 224,13 228,15 231,17 235,19 238,21 241,24 243,26 246,29 249,32 251,35 253,39 255,42 258,46 259,49 261,53 262,57 264,61 265,66 266,71 267,75 268,80 269,85 270,90 270,96 271,102 271,107 271,113 271,119 271,343">
          <text:p/>
        </draw:polygon>
        <draw:path draw:style-name="gr8" draw:text-style-name="P8" draw:layer="layout" svg:width="0.056cm" svg:height="0.46cm" svg:x="28.926cm" svg:y="1.405cm" svg:viewBox="0 0 57 461" svg:d="M0 53v-53h57v53zM0 461v-337h57v337z">
          <text:p/>
        </draw:path>
        <draw:path draw:style-name="gr8" draw:text-style-name="P8" draw:layer="layout" svg:width="0.286cm" svg:height="0.466cm" svg:x="29.051cm" svg:y="1.405cm" svg:viewBox="0 0 287 467" svg:d="M229 407l-3 6-3 6-4 6-4 5-4 5-4 4-4 4-5 4-5 3-5 3-5 3-6 2-6 2-6 2-6 1-7 2-7 1-7 1h-7-7-13l-11-2-11-2-11-3-9-4-10-4-8-6-8-6-7-8-6-8-6-9-5-10-4-10-4-12-3-12-3-14-2-14-1-15-2-16v-17l2-34 3-29 6-28 9-23 11-19 14-16 16-12 18-9 21-5 24-2 7 1h7l7 1h7l7 2 7 1 6 2 5 2 6 2 5 3 5 3 5 3 5 4 4 4 4 4 4 5 4 5 4 5 3 6 3 5h1v-1-1-2-1-1l-1-1v-1-1-2-1-1-1-2-1-2-1-2-1-2-1-2-1-1-2-1-1-2-1-1-2-1-1-1-1-1-1-130h56v392 2 2 3 2 2 3 2 3 2 2 2 2 2 3 2 2 2 2 1 3 1l1 2v2 2 1 2 1 2 1 1 2 1l1 1v1 1 1 1 1 1h-53l-1-1v-1-1-1-1-1-1l-1-1v-1-1-1-1-2-1-2l-1-1v-1-2-1-2-1-2-1-2-1-2-2-1-2-1l-1-2v-2-1-2-2-1-2-2-1zM59 293v7 6 7 6l1 6v6l1 5v6l1 5 1 5 1 5 1 5 1 4 1 5 2 4 1 4 2 4 1 4 2 3 2 3 2 3 2 3 2 3 2 3 3 2 2 2 3 2 3 2 3 2 3 2 3 1 3 1 3 1 3 1 4 1 4 1h4l4 1h4 4 4 5l4-1h4l4-1 4-1 4-1 4-1 3-1 3-1 4-2 3-1 3-2 3-2 3-2 3-3 3-2 2-3 3-3 2-3 2-4 2-3 2-4 2-4 2-4 2-4 1-4 2-5 1-5 1-5 1-5 1-6 1-5 1-6 1-7v-6l1-7v-6-7-8-7-7-6l-1-7v-6l-1-6-1-5-1-6-1-5-1-5-1-6-1-5-2-4-1-4-2-4-2-4-2-4-2-4-2-3-2-3-2-3-3-3-2-2-3-3-3-2-3-2-3-2-3-2-3-1-4-2-3-1-3-1-4-1-3-1-5-1-4-1h-4-4l-4-1h-5-3l-4 1h-4-4l-4 1-3 1-3 1-4 1-3 1-3 1-3 2-3 2-2 2-3 2-3 2-2 2-2 3-2 2-2 4-3 2-2 4-1 3-2 4-2 4-1 4-2 4-1 4-1 5-1 6-1 5-1 5-1 5-1 6-1 6v6 6l-1 6v7 7z">
          <text:p/>
        </draw:path>
        <draw:path draw:style-name="gr8" draw:text-style-name="P8" draw:layer="layout" svg:width="0.326cm" svg:height="0.348cm" svg:x="29.405cm" svg:y="1.523cm" svg:viewBox="0 0 327 349" svg:d="M102 349h-11l-9-1-9-1-9-2-7-3-8-3-6-3-7-4-6-5-5-4-5-6-4-6-4-6-3-7-3-7-2-8-2-8-1-8-1-9v-9-6-7l1-6 1-5 1-6 1-5 2-5 2-5 2-5 2-4 3-4 3-4 2-4 4-4 3-3 3-3 3-4 4-2 4-3 4-2 4-3 4-2 5-2 4-2 5-2 5-1 4-2 5-1 5-1 5-1 6-1 6-1 5-1h5l6-1 5-1h5 6 5l6-1 75-1v-18-4-4l-1-4v-4-3l-1-4v-3l-1-3-1-3-1-3-1-3v-3l-2-3-1-2-1-3-2-2-1-2-1-2-2-2-2-2-2-2-2-1-2-2-2-1-2-2-2-1-3-1-2-1-3-1-2-1-3-1-3-1h-3l-3-1h-3-3l-4-1h-3-3-4-3-4-2-4-2l-3 1h-3-3l-3 1h-2l-3 1h-2l-3 1h-2l-3 1-2 1-2 1-2 1-2 1-3 1-2 2-2 1-1 2-2 1-2 1-1 2-1 2-2 2-1 2-1 2-2 2-1 2v3l-2 2v3l-1 2-1 3v3l-1 3v3l-59-5 1-4 1-4 1-4 1-4 1-3 1-4 2-3 1-4 2-3 1-4 2-3 2-3 2-3 3-3 2-3 2-4 3-3 3-3 3-2 3-2 3-3 3-2 4-2 4-2 4-2 4-2 4-2 4-1 5-2 5-1 5-1 6-1 5-1 6-1 5-1 6-1h6 7l6-1h7l13 1h11l11 2 11 2 10 3 9 3 8 4 8 4 8 5 6 5 6 6 6 8 5 7 4 8 3 8 3 8 2 9 2 10 1 10v11 145 4l1 5v4 4l1 4 1 4v3l1 3 1 3 2 3 1 3 2 2 2 1 2 2 2 1 3 2h3l3 1h3 4 1 1 1 1 1 1 1 1 1 1 1l1-1h1 1 1 1 1l1-1v35l-2 1h-2-2l-3 1h-2l-2 1h-2-2-2l-2 1h-2-2-3-2l-2 1h-2-2-3-2-2-3-3l-3-1h-3-3l-3-1h-2l-3-1h-2l-3-1-2-1-2-1-2-1-2-1-2-1-2-2-1-1-2-2-1-1-2-2-1-2-1-1-2-2-1-2-1-2-1-2-1-3-1-2-1-2-1-3v-2l-1-3-1-3v-3l-1-3v-3-3l-1-3v-3-3h-2l-2 3-2 3-2 3-2 3-2 3-2 3-2 3-2 2-2 3-2 3-2 3-2 2-3 2-2 3-2 2-3 2-3 2-2 2-3 2-3 2-3 2-3 1-3 2-3 2-3 1-3 1-4 2-3 1-4 1-4 1-3 1-4 1-4 1h-4l-4 1h-4l-4 1h-5-4zM115 307h5 5l5-1h5l5-1 4-1 5-2 4-1 4-1 4-3 4-1 4-2 4-3 3-2 4-2 3-3 3-3 3-3 3-2 3-4 2-2 3-4 2-3 2-3 2-3 2-4 2-3 2-4 1-3 1-4 1-3 1-4 2-3 1-4v-3l1-4v-3l1-4v-3-3-28l-61 2h-4-4-4-4l-4 1h-4-4l-4 1h-4l-3 1h-4l-4 1-3 1-3 1h-3l-4 1-4 2-3 1-3 1-3 2-2 1-3 2-2 2-3 2-2 2-2 2-3 3-1 2-2 3-2 3-2 2-1 4-1 3-1 3-1 4v4l-1 4-1 3v5 4 6l1 4 1 5v5l2 4 1 4 2 4 2 4 3 3 3 3 3 3 3 3 4 2 4 2 4 1 4 2 5 1 5 1h6z">
          <text:p/>
        </draw:path>
        <draw:path draw:style-name="gr8" draw:text-style-name="P8" draw:layer="layout" svg:width="0.298cm" svg:height="0.348cm" svg:x="29.758cm" svg:y="1.523cm" svg:viewBox="0 0 299 349" svg:d="M58 187l1 5v5 5 6l1 4v5l1 5 1 5 1 4 1 5 1 4 1 4 1 4 2 4 2 4 1 4 2 4 2 3 2 3 3 4 2 3 2 3 3 3 3 2 3 3 2 2 4 3 3 2 3 2 3 2 4 1 4 2 4 1 4 1 4 1 4 1h5l5 1h4 5 7 7l7-1 6-1 6-2 5-1 7-2 5-2 5-3 4-2 4-3 4-3 4-4 3-3 4-4 2-4 3-3 2-5 2-4 2-4 49 14-1 2-1 3-2 3-1 3-2 3-1 3-2 2-1 3-2 3-2 3-2 3-2 2-2 3-3 3-2 2-3 3-2 2-3 3-3 2-3 2-3 3-4 2-3 2-4 2-4 1-4 3-4 1-5 2-4 2-5 1-5 1-5 1-5 1-6 2h-6l-6 1h-6l-6 1h-6-7-14l-14-2-14-2-12-3-11-4-11-5-11-6-10-6-8-8-8-8-8-10-6-10-6-11-5-11-4-13-4-14-3-14-2-16-1-16v-17-9-9l1-9 1-8 1-8 1-8 2-8 1-7 2-7 3-7 2-6 3-6 2-6 3-6 3-5 4-6 4-5 3-4 4-5 4-4 4-5 4-4 5-3 4-4 5-3 5-3 5-2 5-2 5-3 5-1 6-2 6-2 5-1 6-1 6-1 6-1 6-1h6l6-1h6l8 1h8l8 1h7l7 2 9 1 6 2 7 2 6 2 5 3 6 3 5 3 5 3 5 4 5 3 5 4 4 4 4 5 3 5 4 5 3 5 3 5 3 5 3 5 3 6 2 5 2 6 2 6 2 7 1 6 2 7 1 7 1 6 1 7 1 7 1 7v7 7l1 8v8 7zM241 144l-1-10-2-10-1-9-2-9-3-8-3-7-3-7-4-6-4-6-4-5-4-5-6-4-5-4-6-3-7-3-7-2-7-1-7-2h-8l-8-1h-3l-3 1h-3-2-4l-2 1-3 1h-3l-4 1-2 1-4 1-2 1-4 1-2 2-3 1-3 2-3 2-2 2-3 2-3 2-2 2-3 3-2 3-2 2-3 4-2 3-2 3-2 4-2 3-2 4-2 4-1 4-1 5-2 5-1 5-1 4-1 6v5l-1 6v6z">
          <text:p/>
        </draw:path>
        <draw:path draw:style-name="gr9" draw:text-style-name="P9" draw:layer="layout" svg:width="0.404cm" svg:height="0.599cm" svg:x="1.081cm" svg:y="18.173cm" svg:viewBox="0 0 405 600" svg:d="M405 300v17 16l-1 15-1 16-1 14-2 14-2 13-3 13-3 12-3 12-3 11-4 11-3 10-4 10-5 10-4 8-5 9-5 8-5 8-5 8-6 6-6 7-7 6-6 5-6 6-7 5-6 4-7 4-7 4-7 3-8 3-8 2-7 3-8 2-8 1-8 2-8 1-8 1h-9-8-8-9l-8-1-8-1-8-2-8-1-8-2-7-3-8-2-7-3-8-3-7-4-7-4-6-4-7-5-6-6-6-5-6-6-6-7-5-6-6-8-5-8-5-8-4-8-4-9-5-9-3-10-4-11-4-11-3-11-3-11-2-13-3-13-2-13-1-14-2-14-1-15-1-16v-16-17-17-17l1-16 1-15 2-15 1-14 2-14 3-13 2-12 3-12 3-11 4-11 4-11 3-10 5-9 4-10 5-8 4-9 6-7 5-7 6-7 5-6 6-6 6-5 7-5 6-5 7-4 7-4 7-3 8-3 7-3 8-2 7-2 8-2 8-2 8-1 9-1 8-1h9 9 8 8l8 1 8 1 8 1 8 2 7 2 8 2 7 2 8 3 7 3 7 3 7 4 7 4 6 5 7 5 6 5 7 6 5 6 6 7 5 7 5 7 5 9 5 8 4 10 4 9 4 10 4 11 3 11 4 11 3 12 3 12 2 13 2 14 2 14 1 15 1 15 1 16v17zM329 300v-13-13l-1-13-1-12v-12l-1-11-1-11-1-11-2-9-2-10-1-9-2-9-2-8-2-8-3-7-2-8-3-6-3-7-3-6-3-5-3-6-4-5-3-6-4-4-4-4-4-4-4-3-5-3-4-3-4-2-5-3-5-1-5-2-5-2-5-1-6-1-5-1h-6l-6-1h-5-7l-6 1h-6l-5 1-6 1-6 1-5 2-5 2-5 1-5 3-5 2-4 3-4 3-5 3-4 4-4 5-4 4-4 5-3 6-3 5-3 6-4 6-2 6-3 7-2 7-3 7-2 9-2 8-2 9-2 9-1 9-2 10-1 10-1 11-1 11-1 12v12l-1 13v13 13 14 12l1 13v12l1 11 1 11 1 11 1 10 2 10 1 9 2 9 2 9 2 8 2 8 3 8 2 7 3 7 3 6 3 7 3 5 3 6 4 5 4 4 4 5 3 4 4 4 5 4 4 3 4 3 5 3 5 2 5 2 5 2 5 1 5 1 6 1 5 1 6 1h6l6 1 6-1h6l5-1 5-1 6-1 5-1 5-1 5-2 5-2 5-2 4-3 5-3 4-3 4-4 4-4 4-4 4-5 4-4 3-5 3-6 4-5 3-7 3-6 2-7 3-7 3-8 2-8 2-8 2-9 2-9 1-9 2-10 1-10 1-11 1-11 1-11 1-12 1-13v-12z">
          <text:p/>
        </draw:path>
        <draw:polygon draw:style-name="gr9" draw:text-style-name="P9" draw:layer="layout" svg:width="0.081cm" svg:height="0.091cm" svg:x="1.596cm" svg:y="18.673cm" svg:viewBox="0 0 82 92" draw:points="0,92 0,0 82,0 82,92">
          <text:p/>
        </draw:polygon>
        <draw:polygon draw:style-name="gr9" draw:text-style-name="P9" draw:layer="layout" svg:width="0.401cm" svg:height="0.591cm" svg:x="1.788cm" svg:y="18.181cm" svg:viewBox="0 0 402 592" draw:points="402,393 402,402 401,412 401,420 400,428 399,436 397,444 395,452 394,460 391,467 389,474 386,481 383,489 380,495 376,502 373,508 368,515 364,521 360,526 355,532 350,537 344,542 339,547 333,552 327,556 320,560 314,564 307,568 300,571 292,575 285,578 277,581 269,583 260,585 252,587 243,589 234,590 225,591 215,592 205,592 195,592 186,592 177,592 169,591 161,590 152,589 144,588 137,587 129,585 122,583 115,582 108,579 102,577 96,574 90,572 84,569 78,566 73,563 67,559 62,556 58,552 53,548 49,544 44,540 40,536 36,532 33,527 29,522 26,518 23,513 20,508 16,503 14,498 12,492 9,487 7,482 5,476 4,471 2,465 1,460 0,454 76,445 77,448 78,451 79,455 80,458 82,461 83,465 84,468 85,471 87,474 89,477 90,480 92,483 94,486 96,489 98,492 101,494 103,497 106,500 108,503 111,505 114,507 117,510 120,512 123,514 127,516 131,518 134,520 138,521 142,523 146,524 150,526 155,527 159,528 164,529 169,530 175,530 180,531 186,531 191,532 197,532 203,531 209,531 214,531 219,530 225,529 230,528 235,527 240,526 245,524 249,523 254,521 259,519 263,517 267,514 271,511 275,509 279,506 283,503 286,500 290,496 293,493 296,489 299,485 302,481 304,477 307,473 309,468 312,463 314,459 316,454 318,449 319,443 320,438 321,432 322,427 323,421 324,415 325,409 325,401 325,395 325,389 325,384 324,379 324,374 322,369 322,364 320,359 319,355 318,350 316,346 314,341 312,337 310,333 308,328 306,325 303,321 300,317 297,314 295,310 291,307 288,304 284,301 281,298 277,295 273,292 269,290 265,287 261,285 256,283 252,281 247,279 242,278 237,277 232,275 227,274 222,273 216,273 210,272 205,272 199,272 195,272 191,272 188,272 184,273 181,273 177,273 174,274 171,274 168,275 164,275 161,276 158,277 155,278 152,278 149,279 146,280 143,281 140,282 138,283 135,284 132,286 130,287 127,288 125,290 122,291 120,292 118,293 115,295 113,297 111,298 108,299 106,301 104,303 102,304 100,306 98,307 96,309 94,310 92,312 90,314 18,314 37,0 368,0 368,64 105,64 94,249 98,245 102,243 107,240 111,237 116,234 121,232 126,229 132,227 137,225 143,223 149,220 156,218 162,217 169,215 176,214 183,213 191,212 198,212 206,211 214,211 223,211 231,212 239,212 247,213 255,214 263,216 271,218 278,220 285,222 292,225 299,227 306,230 312,234 318,237 324,241 330,244 336,249 341,253 346,257 351,262 356,267 361,272 365,277 369,283 373,289 376,294 380,301 383,307 386,313 389,320 391,326 394,333 395,340 397,347 399,355 400,362 401,370 401,377 402,385">
          <text:p/>
        </draw:polygon>
        <draw:polygon draw:style-name="gr9" draw:text-style-name="P9" draw:layer="layout" svg:width="0.365cm" svg:height="0.583cm" svg:x="1.112cm" svg:y="12.6cm" svg:viewBox="0 0 366 584" draw:points="0,584 0,521 149,521 149,72 17,165 17,95 155,0 224,0 224,521 366,521 366,584">
          <text:p/>
        </draw:polygon>
        <draw:polygon draw:style-name="gr9" draw:text-style-name="P9" draw:layer="layout" svg:width="0.081cm" svg:height="0.091cm" svg:x="1.596cm" svg:y="13.092cm" svg:viewBox="0 0 82 92" draw:points="0,92 0,0 82,0 82,92">
          <text:p/>
        </draw:polygon>
        <draw:path draw:style-name="gr9" draw:text-style-name="P9" draw:layer="layout" svg:width="0.405cm" svg:height="0.599cm" svg:x="1.787cm" svg:y="12.592cm" svg:viewBox="0 0 406 600" svg:d="M406 300l-1 17v16l-1 15-1 16-2 14-1 14-2 13-3 13-2 12-4 12-3 11-3 11-4 10-4 10-4 10-5 9-4 8-5 8-6 8-5 8-6 6-5 7-6 6-6 5-7 6-6 5-7 4-7 4-7 4-8 3-7 3-8 2-7 3-8 2-8 1-8 2-8 1-8 1h-8-9-8-8l-9-1-8-1-8-2-8-1-8-2-7-3-8-2-7-3-7-3-7-4-7-4-7-4-6-5-7-6-6-5-6-6-6-7-5-6-5-8-6-8-4-8-5-8-4-9-6-9-4-10-3-11-4-10-3-12-3-11-2-13-3-12-2-14-1-14-2-14-1-15-1-16v-16-17-18-16l1-17 1-15 2-15 1-14 2-14 3-13 2-12 3-12 3-11 4-11 3-11 5-10 5-9 4-9 5-8 5-9 5-7 5-7 6-7 6-6 6-6 6-5 6-5 7-5 6-4 7-4 7-3 7-3 8-3 8-2 7-2 8-2 9-2 8-1 8-1 8-1h9 9 8 8l8 1 8 1 8 1 8 2 7 2 8 2 7 2 8 3 7 3 7 3 7 4 7 4 6 5 6 5 6 5 6 6 6 6 6 7 5 7 5 7 5 9 5 8 4 9 4 9 5 10 3 11 4 11 3 11 3 12 2 12 3 13 2 14 2 14 1 15 1 15 1 17v16zM330 300v-14l-1-13v-13-12l-1-12-1-11-1-11-1-11-2-9-1-10-2-9-2-9-2-8-2-8-3-7-2-8-3-6-3-7-2-6-4-5-3-6-3-5-4-4-4-5-4-4-4-4-4-3-4-3-5-3-5-2-4-3-5-1-5-2-5-2-5-1-5-1-6-1h-6l-5-1h-6-6l-7 1h-5l-6 1-6 1-5 1-6 2-5 2-5 1-5 3-4 2-5 3-5 3-4 4-4 3-4 4-4 5-3 4-4 6-3 5-4 6-2 6-3 6-3 7-2 7-3 8-2 8-2 8-2 9-2 8-1 10-2 10-1 10-1 11-1 11-1 12v12 13l-1 13v14 14l1 13v12 12l1 11 1 11 1 11 1 10 2 10 1 9 2 9 2 9 2 8 2 8 3 8 2 7 3 7 3 6 3 7 3 5 4 6 3 5 4 5 3 4 4 4 5 4 4 4 4 3 5 3 4 3 5 2 5 2 5 2 5 1 6 1 5 1 6 2h5 6l6 1 6-1h5 6l5-2 6-1 5-1 5-1 5-2 5-2 5-2 5-3 4-3 4-3 5-4 4-4 3-4 4-4 4-5 3-5 4-6 3-5 3-7 3-6 3-7 2-7 3-8 2-8 2-8 2-9 2-9 1-9 2-10 2-10 1-11 1-11v-11l1-12v-12l1-13z">
          <text:p/>
        </draw:path>
        <draw:polygon draw:style-name="gr9" draw:text-style-name="P9" draw:layer="layout" svg:width="0.401cm" svg:height="0.6cm" svg:x="1.08cm" svg:y="3.746cm" svg:viewBox="0 0 402 601" draw:points="402,431 402,440 402,447 401,455 400,462 399,469 398,477 396,483 394,490 392,497 389,503 386,509 383,515 380,521 377,527 373,532 369,537 365,542 361,547 356,552 351,556 346,561 341,564 335,568 329,572 322,575 316,578 309,582 302,584 295,587 288,589 281,592 273,593 265,595 257,596 248,598 240,599 231,600 222,600 213,600 204,601 193,600 183,600 173,599 163,599 154,597 145,596 136,594 128,592 120,590 112,587 105,584 98,582 91,578 85,575 79,572 73,568 67,564 62,560 57,556 52,552 47,547 42,543 38,538 34,533 31,528 27,523 24,518 21,513 18,507 16,501 13,496 11,490 9,484 7,478 6,472 4,467 3,461 2,455 1,449 0,443 77,436 78,440 78,445 79,449 80,454 82,458 83,462 84,466 85,470 87,474 89,478 91,481 93,485 95,489 97,492 100,496 102,499 104,502 107,505 110,508 113,510 116,513 120,516 123,518 127,520 130,522 134,525 138,527 142,528 146,530 151,532 155,533 160,534 165,535 170,536 175,537 181,538 186,538 192,539 198,539 204,539 215,539 225,538 235,537 245,534 254,532 263,529 271,525 278,521 285,516 292,511 298,505 303,499 308,492 312,485 316,477 319,468 321,459 323,450 325,440 325,429 325,423 325,417 323,411 322,405 320,400 319,395 317,390 315,386 312,381 309,377 307,374 303,370 300,366 297,363 294,360 290,357 286,354 282,351 278,349 274,347 270,345 265,342 261,341 257,339 252,338 247,336 242,335 237,334 233,333 228,332 223,331 218,330 213,330 209,329 204,329 199,329 195,328 190,328 186,328 182,328 140,328 140,263 180,263 184,263 189,263 193,263 197,263 201,263 206,262 210,262 215,261 219,260 224,260 228,259 233,257 237,256 241,255 246,253 250,252 254,250 258,248 261,246 265,244 269,241 273,239 276,236 279,233 283,230 285,227 289,224 291,220 294,217 296,213 299,209 301,205 303,200 304,195 306,191 307,186 308,180 308,175 309,169 309,163 308,154 308,144 306,136 304,128 302,120 299,113 295,107 291,100 286,94 281,89 275,83 269,79 262,75 255,71 247,68 239,66 230,64 220,62 210,62 200,61 190,61 181,62 172,64 163,65 155,68 147,71 140,74 133,78 126,82 120,86 114,92 109,97 104,103 100,110 96,117 92,124 90,132 88,140 86,150 85,159 10,153 11,144 12,137 13,130 15,123 17,116 19,109 22,103 25,97 28,91 31,85 34,79 38,74 42,69 46,64 49,59 54,54 58,50 63,46 68,42 73,38 78,34 83,31 89,27 94,24 100,21 106,18 112,16 118,14 125,12 131,10 138,8 144,6 151,5 158,4 165,2 172,2 179,1 186,0 193,0 200,0 210,0 219,1 228,1 237,2 246,3 254,5 262,6 270,8 277,10 284,12 291,15 298,18 304,20 311,24 316,27 322,30 328,34 333,37 338,42 343,46 347,50 351,54 355,59 359,63 362,68 365,73 368,78 371,83 373,89 375,95 377,100 379,106 381,111 382,117 383,123 385,129 385,135 386,142 386,149 386,155 386,160 386,165 386,170 385,175 385,180 384,185 383,190 382,194 381,199 379,203 378,208 376,212 374,216 372,220 370,224 368,229 365,232 363,236 360,240 357,243 354,247 351,250 347,254 344,257 340,260 337,263 332,266 328,269 323,271 318,274 314,277 309,279 304,281 299,283 293,285 288,287 282,289 276,291 270,292 263,293 263,295 270,296 277,297 283,298 290,299 296,301 302,303 308,304 314,307 319,309 325,311 331,314 335,316 340,319 345,322 349,325 353,328 357,331 361,334 365,338 368,341 372,345 375,349 378,353 381,357 383,361 386,365 388,369 390,374 392,378 394,383 395,387 397,392 398,397 399,402 400,406 401,411 401,416 402,421 402,426">
          <text:p/>
        </draw:polygon>
        <draw:polygon draw:style-name="gr9" draw:text-style-name="P9" draw:layer="layout" svg:width="0.081cm" svg:height="0.09cm" svg:x="1.596cm" svg:y="4.247cm" svg:viewBox="0 0 82 91" draw:points="0,91 0,0 82,0 82,91">
          <text:p/>
        </draw:polygon>
        <draw:path draw:style-name="gr9" draw:text-style-name="P9" draw:layer="layout" svg:width="0.405cm" svg:height="0.6cm" svg:x="1.787cm" svg:y="3.746cm" svg:viewBox="0 0 406 601" svg:d="M406 301l-1 16v16l-1 16-1 15-2 14-1 14-2 13-3 13-2 12-4 12-3 11-3 11-4 10-4 10-4 10-5 9-4 8-5 9-6 7-5 8-6 7-5 6-6 6-6 6-7 5-6 5-7 4-7 4-7 4-8 3-7 3-8 3-7 2-8 2-8 2-8 1-8 1-8 1h-8l-9 1-8-1h-8l-9-1-8-1-8-1-8-2-8-2-7-2-8-3-7-3-7-3-7-4-7-4-7-4-6-5-7-5-6-6-6-6-6-6-5-7-5-7-6-8-4-8-5-9-4-9-6-9-4-10-3-10-4-11-3-11-3-12-2-12-3-13-2-14-1-14-2-14-1-15-1-15v-17-16-17-17l1-16 1-16 2-15 1-14 2-13 3-13 2-13 3-12 3-12 4-11 3-10 5-10 5-10 4-9 5-8 5-8 5-8 5-7 6-7 6-6 6-6 6-5 6-5 7-5 6-4 7-4 7-3 7-3 8-2 8-3 7-2 8-2 9-1 8-2 8-1h8l9-1h9 8l8 1h8l8 1 8 2 8 1 7 2 8 2 7 3 8 2 7 3 7 3 7 4 7 4 6 5 6 5 6 5 6 6 6 6 6 7 5 7 5 8 5 8 5 8 4 9 4 10 5 10 3 10 4 11 3 12 3 12 2 13 3 13 2 13 2 14 1 15 1 16 1 16v17zM330 301v-14l-1-13v-13-12l-1-12-1-11-1-11-1-10-2-10-1-9-2-10-2-8-2-9-2-7-3-9-2-7-3-7-3-7-2-6-4-5-3-6-3-4-4-5-4-5-4-4-4-3-4-4-4-3-5-3-5-2-4-2-5-2-5-2-5-1-5-1-5-2-6-1h-6-5l-6-1-6 1h-7-5l-6 1-6 2-5 1-6 1-5 2-5 2-5 2-4 2-5 3-5 3-4 4-4 3-4 5-4 4-3 5-4 5-3 5-4 6-2 6-3 6-3 7-2 7-3 9-2 8-2 8-2 9-2 9-1 9-2 10-1 10-1 11-1 12-1 11v12 13l-1 13v14 13l1 13v12 12l1 12 1 11 1 10 1 10 2 10 1 10 2 9 2 8 2 9 2 8 3 7 2 7 3 7 3 7 3 6 3 6 4 5 3 5 4 5 3 5 4 3 5 4 4 4 4 3 5 3 4 3 5 2 5 2 5 2 5 1 6 2 5 1 6 1h5l6 1h6 6l5-1h6l5-1 6-1 5-2 5-1 5-2 5-2 5-2 5-3 4-3 4-3 5-4 4-4 3-3 4-5 4-5 3-5 4-5 3-6 3-6 3-7 3-7 2-7 3-7 2-8 2-9 2-8 2-9 1-10 2-10 2-10 1-10 1-11v-12l1-12v-12l1-13z">
          <text:p/>
        </draw:path>
        <draw:path draw:style-name="gr6" draw:text-style-name="P6" draw:layer="layout" svg:width="0.582cm" svg:height="0.537cm" svg:x="0.193cm" svg:y="12.792cm" svg:viewBox="0 0 583 538" svg:d="M583 137l-221 135v144h221v122h-583v-292-11-10l1-10 1-10 1-10 1-9 2-9 2-9 2-9 2-8 3-8 2-8 3-7 3-7 4-7 4-7 3-7 4-6 5-6 4-5 4-5 5-5 5-5 5-5 6-4 5-4 6-4 6-3 6-3 7-3 7-2 6-3 7-2 7-2 7-1 8-1 7-1 8-1h8 7 7 6l6 1h7l6 1 6 1 5 1 6 2 6 2 5 2 6 1 5 3 5 2 5 3 5 2 5 3 4 3 5 3 4 3 4 4 5 3 3 4 4 3 4 4 4 4 3 4 3 4 4 5 3 4 3 5 3 5 2 5 3 5 2 5 2 4 2 6 2 5 2 5 1 6 1 5 245-157zM179 152h-8l-8 1-7 1-7 2-7 2-6 4-5 3-6 5-5 4-4 5-4 6-3 6-3 7-3 8-2 7-2 8-3 9-1 9v10l-1 10v157h174v-160-6l-1-5v-5l-1-5v-5l-1-4-1-5v-4l-1-4-2-4-1-4-2-4-1-3-2-4-2-3-1-3-2-3-3-3-2-3-2-2-2-3-3-2-3-2-2-3-3-2-3-1-3-2-3-2-3-1-3-1-3-1-4-1-3-2h-3l-4-1-4-1h-3-4-4z">
          <text:p/>
        </draw:path>
        <draw:path draw:style-name="gr6" draw:text-style-name="P6" draw:layer="layout" svg:width="0.464cm" svg:height="0.452cm" svg:x="0.32cm" svg:y="12.298cm" svg:viewBox="0 0 465 453" svg:d="M465 315l-1 6v7 6l-1 6-1 5v6l-2 6-1 5-1 6-2 5-2 5-2 5-2 4-3 5-2 4-3 4-3 5-3 3-3 4-3 4-4 3-3 4-4 3-4 3-5 2-4 3-4 3-5 2-5 2-5 2-5 2-5 2-6 1-6 1-6 1-6 1-5 1h-7l-6 1h-6-8l-8-1-7-1-7-1-7-1-6-1-6-2-6-2-6-2-6-3-5-3-5-3-5-3-5-4-4-4-5-4-4-4-3-4-4-4-3-5-4-5-3-5-3-5-2-6-3-5-2-6-3-6-2-6-1-6-2-6-2-7-1-6-1-7-1-7-1-7-1-7v-7l-1-7v-7-7l-2-96h-23-5-4-4l-5 1h-4-4l-4 1-3 1h-4l-3 1-3 1-4 1-2 1-4 1-2 1-3 2-2 1-3 2-2 1-2 2-2 1-2 2-2 2-1 2-2 2-1 2-2 2-1 3-1 2v2l-2 3v2l-1 3v3l-1 2v3l-1 3v3 3 3 3 3 3 2l1 3v2 3l1 2v3l1 2v2l1 3 1 2 1 1 1 2 1 3 1 1 2 2 1 2 1 2 2 1 1 2 2 1 2 2 1 1 3 1 2 2 2 1 2 1 3 1 2 1 3 1 3 1 2 1h3l3 1 4 1h3l4 1h3l-6 121-6-1-5-1-6-1-5-2-6-2-5-2-5-2-5-2-5-2-5-3-5-3-4-3-5-3-4-3-5-4-4-3-4-4-4-4-4-5-3-4-4-5-3-5-3-5-3-6-3-5-2-6-3-6-2-7-3-6-1-7-2-7-2-7-2-7-1-8-1-8-1-8v-8l-1-9v-9-9-8-8l1-8v-8l1-7 1-8 2-7 1-7 2-7 2-6 2-7 3-6 2-6 3-6 3-6 3-5 3-5 4-5 4-5 4-5 4-4 5-5 4-4 5-4 5-4 5-3 5-3 6-3 5-3 6-3 6-2 7-2 6-2 7-1 6-1 7-1 7-1 8-1h7l8-1h163 3 3 3 3 3 3 2 3l3-1h2 3 2l2-1h2l2-1h3l2-1 1-1h3l1-1 2-1 3-1 1-1 1-1 1-1 2-1 1-1 1-2 1-1 1-1 1-2v-1l1-2 1-2v-2l1-2v-2-2-2-2-3-2-3-3-2l-1-3v-2-3l-1-2v-3h63v2 2l1 2v2l1 2v2l1 1v2 2l1 2 1 2v1 2l1 1v2 2l1 1v2 2 1l1 2v1 2 2 2l1 2v1 2 2 2 2l1 2v2 2 2 2 2 3 2 2 9l-1 8-1 8-1 8-2 7-3 6-2 6-4 5-3 5-4 4-5 4-4 4-6 3-6 3-6 3-6 2-7 2-8 2-7 1-8 1v3l8 4 7 5 8 6 7 5 7 6 6 6 6 7 6 6 5 7 4 7 5 8 4 7 3 8 3 9 3 8 2 9 2 9 1 10v10zM248 180l1 59v4 4l1 3v4 4l1 3v4 3l1 3v4l1 3v3l1 3 1 3 1 3 1 3 1 3 1 3 2 3 1 2 1 3 2 2 2 2 2 2 1 2 3 2 2 2 2 2 3 1 2 2 3 1 3 2 4 1 3 1h4l4 1 3 1h5 4l5 1 6-1h6l5-1 6-1 5-1 4-2 4-2 4-2 4-2 3-3 3-3 3-3 3-4 2-3 2-4 1-4 1-5 1-4v-4l1-5v-5l-1-4v-4l-1-5-1-4-1-3-1-5-1-4-2-3-3-4-2-3-2-4-2-3-2-3-3-4-2-3-3-3-3-2-3-3-3-2-3-3-3-2-4-3-3-2-4-2-3-2-4-1-4-2-4-2-4-1-4-1-4-2-4-1-4-1-4-1h-4l-5-1h-4-4-4z">
          <text:p/>
        </draw:path>
        <draw:polygon draw:style-name="gr6" draw:text-style-name="P6" draw:layer="layout" svg:width="0.56cm" svg:height="0.261cm" svg:x="0.223cm" svg:y="12.032cm" svg:viewBox="0 0 561 262" draw:points="561,98 560,109 560,119 558,127 556,136 554,144 551,152 547,159 543,166 538,172 533,178 527,183 521,188 514,192 506,195 498,199 489,201 480,203 470,205 459,205 448,206 185,206 185,262 106,262 106,200 0,163 0,90 106,90 106,5 185,5 185,90 417,90 423,90 429,89 435,89 440,88 445,86 450,85 454,84 458,82 462,79 465,77 468,74 471,72 473,68 475,65 477,61 478,58 479,53 480,49 480,44 481,39 481,37 481,35 480,33 480,30 480,29 480,27 480,25 480,23 479,21 479,19 478,18 478,16 478,14 477,12 477,10 477,8 476,6 476,4 475,2 475,0 547,0 548,4 549,9 550,13 552,17 553,22 554,27 555,31 555,36 556,41 557,45 558,50 558,55 559,60 559,65 560,71 560,76 560,81 561,86 561,92">
          <text:p/>
        </draw:polygon>
        <draw:path draw:style-name="gr6" draw:text-style-name="P6" draw:layer="layout" svg:width="0.613cm" svg:height="0.117cm" svg:x="0.162cm" svg:y="11.846cm" svg:viewBox="0 0 614 118" svg:d="M86 118h-86v-118h86zM614 118h-447v-118h447z">
          <text:p/>
        </draw:path>
        <draw:path draw:style-name="gr6" draw:text-style-name="P6" draw:layer="layout" svg:width="0.464cm" svg:height="0.451cm" svg:x="0.32cm" svg:y="11.302cm" svg:viewBox="0 0 465 452" svg:d="M231 0l10 1h10l10 1 10 1 9 1 9 1 10 2 9 2 9 3 8 3 9 3 8 3 7 3 8 4 8 4 7 5 8 4 7 5 6 6 7 5 6 6 5 6 6 7 5 6 5 7 5 7 4 8 4 8 4 8 4 8 3 9 3 9 2 9 2 10 2 9 2 11 1 10 1 11v11l1 12-1 10v11l-1 10-1 10-2 10-2 9-2 10-2 9-3 9-3 8-4 8-4 8-4 8-4 7-5 7-5 7-5 7-5 6-6 6-6 6-6 6-7 5-6 5-8 5-7 4-8 4-8 4-8 4-8 3-8 3-9 3-8 2-10 2-9 2-9 1-10 2-9 1-10 1h-11-10-10-10l-9-1-10-1-9-1-9-2-9-1-9-2-8-3-9-2-8-3-8-3-9-4-7-4-8-4-7-4-7-5-7-5-6-5-7-5-6-6-6-6-5-7-5-6-5-7-5-8-4-7-4-8-4-8-4-8-3-9-3-9-3-9-2-10-2-10-1-9-2-11v-11l-1-10v-12-12l1-11v-12l2-11 1-11 2-10 2-10 3-9 3-9 3-9 4-8 4-8 4-8 4-8 5-7 5-6 5-7 5-6 6-6 6-5 7-6 6-5 7-4 7-5 7-4 7-4 8-3 8-4 8-2 8-3 9-2 9-3 9-2 9-1 9-2 9-1 10-1h9 10zM231 122h-15l-15 1-14 1-13 2-12 2-11 3-10 4-9 3-9 5-7 5-8 5-6 6-5 7-4 6-5 8-3 7-2 9-2 9-1 10v9 10l1 10 2 9 2 8 4 9 4 7 4 7 6 7 6 6 7 6 8 5 8 5 10 4 10 3 11 4 12 2 13 2 13 1 15 1h15 8 8 7l8-1h7l6-1 7-1 6-1 6-1 6-2 6-1 5-2 6-2 5-1 4-3 5-2 5-2 4-2 4-3 4-2 4-3 3-3 3-3 3-3 3-3 3-3 2-3 3-4 2-3 3-4 1-4 2-4 1-4 1-4 1-4 1-4v-4l1-4v-5-4-5-5l-1-5v-5l-1-4-1-5-1-5-1-4-2-5-1-4-3-4-2-4-3-3-2-4-3-3-3-4-3-3-3-3-3-3-4-3-4-2-4-3-4-2-5-3-5-2-4-1-5-3-6-1-5-2-6-1-6-1-6-2-6-1-7-1h-6l-7-1h-8l-7-1h-8z">
          <text:p/>
        </draw:path>
        <draw:polygon draw:style-name="gr10" draw:text-style-name="P1" draw:layer="layout" svg:width="5.742cm" svg:height="2.557cm" svg:x="32.164cm" svg:y="11.049cm" svg:viewBox="0 0 5743 2558" draw:points="0,2558 5743,2558 5743,0 0,0">
          <text:p/>
        </draw:polygon>
        <draw:polygon draw:style-name="gr6" draw:text-style-name="P6" draw:layer="layout" svg:width="0.414cm" svg:height="0.464cm" svg:x="32.39cm" svg:y="11.457cm" svg:viewBox="0 0 415 465" draw:points="214,465 203,465 193,464 183,463 173,462 164,461 155,459 146,457 137,454 129,452 120,448 113,445 105,441 98,437 91,433 84,428 78,423 71,418 65,413 60,407 54,401 49,395 44,389 40,382 35,375 30,368 26,361 23,353 20,345 16,337 14,328 11,320 9,311 7,302 5,293 4,283 3,274 2,264 1,254 0,244 0,234 0,223 1,212 2,202 3,192 4,182 6,172 8,162 10,153 12,144 15,135 18,126 21,118 25,110 29,102 34,95 38,88 42,80 47,74 52,68 58,61 63,56 69,50 75,45 82,40 88,35 95,30 102,26 109,23 117,19 125,16 133,13 141,10 150,7 158,6 167,4 177,2 186,1 196,0 205,0 216,0 224,0 233,0 241,1 249,2 257,3 264,4 271,6 279,7 286,9 293,11 299,14 306,17 312,19 318,22 324,25 330,29 335,32 341,36 346,39 351,43 356,47 360,52 365,56 369,60 373,65 377,70 380,75 384,80 387,85 390,90 393,96 396,102 398,107 401,113 403,119 405,125 407,131 409,137 410,143 411,149 294,155 293,148 291,142 290,135 288,130 285,124 283,119 280,114 277,109 273,104 269,100 265,96 261,93 256,90 251,87 245,85 240,83 234,82 227,80 220,80 213,80 204,80 196,81 187,83 180,86 173,89 166,94 160,98 155,104 149,111 145,118 141,126 137,135 134,144 131,155 129,165 127,177 125,189 124,202 124,216 124,230 124,259 127,285 132,309 138,329 146,346 156,360 168,371 182,379 197,384 215,386 221,385 228,384 234,383 240,382 245,380 251,378 256,375 261,372 266,369 270,365 275,360 278,356 282,349 285,344 288,338 291,331 293,324 295,317 297,309 298,301 415,307 414,313 412,319 411,325 409,331 408,337 406,343 403,349 401,356 398,362 396,367 392,373 389,378 386,383 382,389 378,394 374,399 370,404 366,408 361,413 356,417 351,422 345,425 340,429 334,433 328,437 322,440 316,443 309,446 302,449 295,452 288,454 281,456 273,459 265,460 257,461 249,463 241,464 232,464 223,465">
          <text:p/>
        </draw:polygon>
        <draw:path draw:style-name="gr6" draw:text-style-name="P6" draw:layer="layout" svg:width="0.451cm" svg:height="0.464cm" svg:x="32.861cm" svg:y="11.457cm" svg:viewBox="0 0 452 465" svg:d="M452 231v11 10l-1 9-1 10-1 9-2 10-2 9-2 9-2 9-3 8-3 9-3 8-4 9-4 7-4 8-4 7-5 7-5 7-5 7-6 6-5 6-6 6-7 5-7 5-7 5-7 5-7 4-8 4-8 4-9 4-9 3-8 3-10 2-9 3-10 1-10 2-10 1-11 1-11 1h-11-12l-10-1-11-1-10-1-9-2-10-1-9-3-9-2-9-3-8-3-9-4-7-3-8-5-8-4-7-4-7-5-6-6-7-5-6-6-6-6-5-6-5-6-5-7-5-7-4-8-4-7-4-7-4-9-3-9-3-8-3-8-2-9-2-9-3-10-1-9-1-10-1-9-1-10-1-10v-11-9l1-10 1-10 1-9 1-10 1-9 2-9 2-9 2-8 3-9 3-8 3-8 4-8 4-8 4-7 4-8 5-7 5-7 5-6 5-6 6-6 6-6 6-6 7-5 7-5 7-5 8-4 8-4 8-4 8-4 9-3 8-3 10-3 9-2 10-2 10-1 10-2h11l12-1h12 11l12 1h11l11 2 10 1 11 2 9 2 10 3 9 3 9 3 8 4 8 4 8 4 7 4 7 5 7 5 6 5 6 6 6 6 6 6 5 6 5 6 5 7 4 7 4 7 4 8 4 7 3 8 3 9 3 8 2 8 2 9 2 9 2 9 1 9 1 9 1 10 1 10v10zM331 231v-15l-1-15-2-14-1-12-3-12-3-12-3-10-4-9-4-9-5-7-6-7-5-6-7-6-7-4-7-4-8-4-8-2-9-2-9-1h-10-10l-10 1-10 2-8 2-8 4-8 4-7 4-7 6-6 6-5 7-6 8-4 8-4 10-4 10-3 11-2 12-2 13-2 13v15l-1 15 1 8v8 7l1 8v7l1 7 1 6 1 7 1 6 1 6 2 5 1 6 2 5 2 5 2 5 3 5 2 4 2 4 3 4 2 4 3 5 3 3 3 3 2 3 3 3 4 3 3 2 4 3 3 2 4 2 4 1 4 2 3 1 4 1 5 1 3 1h5l5 1h4l5 1 5-1h5l5-1h4l5-1 4-1 5-1 4-1 4-2 4-1 4-2 4-2 4-3 3-2 4-3 3-3 3-3 3-3 3-3 3-5 3-4 2-4 3-4 2-4 2-5 2-5 2-5 2-5 1-6 2-5 1-6 1-6 1-7 1-6 1-7 1-7v-8l1-7v-8z">
          <text:p/>
        </draw:path>
        <draw:polygon draw:style-name="gr6" draw:text-style-name="P6" draw:layer="layout" svg:width="0.409cm" svg:height="0.456cm" svg:x="33.401cm" svg:y="11.456cm" svg:viewBox="0 0 410 457" draw:points="294,457 294,207 294,201 294,196 294,191 294,187 293,182 293,177 292,171 292,167 291,162 290,158 289,154 288,150 287,145 286,141 285,138 283,134 282,130 280,127 278,124 277,121 275,118 272,115 270,112 268,109 266,107 263,104 260,102 257,100 254,98 251,96 248,95 244,93 241,92 238,91 234,90 230,89 226,89 222,88 218,88 214,88 209,88 205,88 201,89 197,89 194,90 190,91 186,92 182,94 179,96 175,97 172,99 168,101 165,103 162,106 159,108 156,111 154,114 151,117 148,120 146,124 143,127 141,131 139,134 137,138 135,142 133,147 131,151 129,155 128,160 127,165 125,169 124,175 123,180 122,185 122,190 121,196 121,201 120,207 120,212 120,218 120,457 4,457 4,109 4,106 3,103 3,101 3,98 3,95 3,92 3,89 3,86 3,83 3,79 3,77 3,73 3,71 3,67 3,65 3,62 3,59 3,56 2,53 2,50 2,48 2,45 2,42 2,40 2,37 2,35 2,32 2,30 2,28 2,26 1,24 1,21 1,19 1,18 1,16 1,14 1,13 1,12 1,10 0,9 111,9 111,10 111,11 112,13 112,14 112,16 112,17 112,19 112,21 112,23 113,25 113,27 113,30 113,32 113,34 113,37 114,39 114,42 114,44 114,47 115,49 115,52 115,55 115,57 115,60 115,62 115,65 115,68 116,71 116,73 116,76 116,78 116,81 116,83 116,86 116,88 116,90 116,92 116,94 116,96 116,98 118,98 123,88 128,79 133,70 139,62 144,54 151,47 157,40 164,34 170,29 177,24 184,19 192,15 200,12 208,9 216,6 225,4 234,2 243,1 252,1 263,0 271,1 278,1 286,2 293,2 300,4 307,5 313,7 319,9 325,11 331,14 337,17 342,19 347,23 352,26 356,30 361,33 365,37 369,41 373,45 377,50 380,55 383,60 386,65 389,70 392,75 395,81 397,86 399,92 401,98 402,105 404,111 405,117 406,124 407,130 408,137 409,144 409,151 410,158 410,165 410,173 410,457">
          <text:p/>
        </draw:polygon>
        <draw:polygon draw:style-name="gr6" draw:text-style-name="P6" draw:layer="layout" svg:width="0.261cm" svg:height="0.56cm" svg:x="33.873cm" svg:y="11.36cm" svg:viewBox="0 0 262 561" draw:points="163,561 153,561 144,560 135,558 126,557 118,554 110,551 103,547 96,543 90,539 84,533 79,527 74,521 70,514 67,506 63,498 61,489 59,480 58,470 57,460 57,448 57,185 0,185 0,106 62,106 99,0 172,0 172,106 257,106 257,185 172,185 172,417 172,423 172,429 173,435 173,441 174,446 176,450 178,454 179,459 182,462 184,465 186,468 190,471 193,473 197,475 201,477 205,478 209,479 214,480 218,480 223,481 226,481 228,481 230,480 232,480 234,480 235,480 238,480 239,480 241,479 243,479 245,479 246,478 248,478 250,478 252,477 254,477 256,476 258,476 260,475 262,475 262,547 258,548 253,550 249,551 245,552 240,553 235,554 231,555 226,556 222,557 217,557 212,558 207,558 202,559 197,559 192,560 185,560 180,561 174,561 169,561">
          <text:p/>
        </draw:polygon>
        <draw:polygon draw:style-name="gr6" draw:text-style-name="P6" draw:layer="layout" svg:width="0.261cm" svg:height="0.456cm" svg:x="34.2cm" svg:y="11.456cm" svg:viewBox="0 0 262 457" draw:points="4,457 4,114 4,111 4,108 4,105 4,102 3,99 3,96 3,93 3,90 3,87 3,84 3,80 3,77 3,74 3,71 3,68 3,65 3,62 3,59 3,56 2,53 2,50 2,47 2,44 2,42 2,39 2,36 2,34 2,31 2,29 2,26 2,24 1,22 1,20 1,18 1,16 1,14 1,13 1,12 1,10 0,9 111,9 111,10 111,12 112,13 112,14 112,16 112,18 112,20 112,22 113,24 113,26 113,29 113,31 113,34 113,37 113,39 114,42 114,44 114,47 114,50 115,53 115,56 115,59 115,62 115,65 115,67 115,71 116,73 116,76 116,79 116,82 116,85 116,87 116,90 116,92 116,95 116,97 116,99 117,101 117,103 117,105 118,105 120,100 123,95 124,91 126,86 128,81 130,77 131,73 133,69 135,65 137,61 138,57 140,54 142,50 144,47 146,43 148,40 150,37 152,34 155,31 157,29 159,26 162,23 165,21 167,19 170,17 173,15 176,13 179,11 182,9 185,8 189,7 192,5 196,4 200,3 204,2 208,2 212,1 217,1 221,1 226,0 228,1 231,1 232,1 234,1 237,1 239,1 240,1 243,2 245,2 246,2 249,3 250,3 252,3 254,4 256,5 257,5 258,5 260,6 261,6 262,7 262,104 260,103 258,103 256,102 253,102 251,102 249,101 246,101 244,101 242,100 239,100 237,99 235,99 232,99 230,98 227,98 225,98 222,98 219,98 216,98 213,98 204,98 196,99 188,101 181,103 174,106 167,110 161,115 155,120 150,126 145,133 140,140 136,148 132,157 130,166 127,177 125,188 123,200 121,212 120,225 120,238 120,457">
          <text:p/>
        </draw:polygon>
        <draw:path draw:style-name="gr6" draw:text-style-name="P6" draw:layer="layout" svg:width="0.451cm" svg:height="0.464cm" svg:x="34.499cm" svg:y="11.457cm" svg:viewBox="0 0 452 465" svg:d="M139 465h-7-6l-6-1h-6l-6-2h-6l-5-2-6-1-5-1-5-2-5-2-5-2-5-2-4-2-5-3-4-3-4-2-4-4-4-3-3-3-4-4-3-3-3-4-3-4-3-4-3-5-2-4-3-5-2-5-2-5-2-5-1-5-1-5-2-6-2-6-1-5v-7l-1-6v-6-7-8-7l1-8 1-7 2-7 2-6 1-6 3-6 2-6 2-6 3-5 3-5 4-5 4-5 3-4 4-4 4-5 4-3 5-4 5-3 4-4 5-3 6-3 5-3 6-2 5-2 6-2 6-2 6-2 7-2 6-1 7-2 6-1 7-1 7-1 7-1h7l7-1h7 7l97-2v-22-5l-1-5v-5-4-4l-1-4v-3l-1-4-1-4-1-3-1-3-1-3-1-4-1-2-1-3-1-3-2-2-1-3-2-2-1-2-2-2-2-2-1-1-3-2-1-2-2-1-3-1-2-1-3-2h-2l-2-1-3-1-2-1h-3l-3-1h-3-2l-4-1h-2-4-2-3l-3 1h-3-2-3l-3 1h-2l-2 1h-3l-2 1h-2l-2 1-2 1-2 1-2 1-2 1-1 2-2 1-2 1-2 2-1 1-2 2-1 2-2 2-1 2-1 2-1 2-2 2-1 3-1 2-1 3v3l-1 3-1 2-1 4v3l-1 3v4l-1 3-121-5 1-6 1-6 2-6 1-5 2-6 2-5 2-5 2-5 3-5 2-5 3-5 3-4 3-5 3-4 4-5 4-4 4-4 4-4 4-3 5-4 4-3 5-4 6-3 5-3 6-2 6-3 6-3 6-2 7-2 6-2 7-2 7-2 8-1 8-1 7-2 8-1h9l8-1h9 9 9 8l8 1h7l8 1 7 2 7 1 7 1 7 2 7 2 6 2 7 3 6 2 5 3 6 3 5 3 6 4 5 4 5 3 4 4 4 5 5 4 4 4 3 5 4 5 4 5 3 5 3 6 2 5 3 6 2 6 2 6 2 7 2 6 1 7 1 8 1 7v7l1 7v8 163 3 4 2 3 3 3l1 3v2 3 3l1 3v2 2l1 3v2l1 2v2l1 2 1 1 1 3v1l1 1 1 2 1 2 1 1 2 1 1 1 1 1 1 1 2 1 1 1 2 1h1l2 1h2l2 1h2 2 2 3 2 3 3 2 3l2-1h3 2l3-1h2v63h-2l-2 1h-2l-2 1h-2l-1 1h-2-2l-2 1h-1l-2 1h-2-1l-2 1h-2l-1 1h-2-1-2l-2 1h-1-2-2l-2 1h-1-2-2-2-2l-2 1h-1-3-1-2-3-2-2-2-3-2-9-8l-7-1-8-2-6-2-7-2-5-3-6-3-5-4-4-4-4-5-4-4-3-6-3-6-3-6-2-6-2-7-1-7-2-8-1-8h-2l-5 8-5 8-5 7-6 7-6 7-6 6-6 6-7 6-7 5-7 5-7 4-8 4-8 3-8 3-9 3-9 2-9 2-9 1-10 1zM274 248l-60 1h-3-4l-4 1h-3-4l-3 1h-4l-3 1h-4l-4 1h-3l-3 1h-3l-3 1-3 1-3 1-3 1-2 1-3 2-3 1-2 2-2 1-3 2-2 2-2 2-2 2-2 2-1 3-2 2-2 3-1 2-1 4-1 3-1 3-1 4-1 4v4l-1 4v4 5 6 6l1 6 1 5 2 5 1 5 2 5 2 4 3 3 3 3 3 3 3 3 3 2 4 2 4 2 4 1 4 1 5 1h4l5 1h4l4-1h5l4-1 4-1 4-1 4-1 4-1 4-2 3-2 4-2 3-2 4-2 3-2 3-3 3-2 3-3 3-3 2-3 3-3 2-4 3-3 2-3 2-4 2-3 2-4 2-4 2-4 1-4 2-3 1-5 1-4 1-4 1-4 1-4 1-4v-4-5l1-4v-4z">
          <text:p/>
        </draw:path>
        <draw:polygon draw:style-name="gr6" draw:text-style-name="P6" draw:layer="layout" svg:width="0.406cm" svg:height="0.465cm" svg:x="34.975cm" svg:y="11.456cm" svg:viewBox="0 0 407 466" draw:points="407,326 407,332 407,339 406,345 405,351 404,356 402,362 400,368 399,373 396,379 394,385 391,390 388,395 384,400 381,404 377,408 373,413 369,417 364,421 360,425 354,429 349,432 344,435 338,438 332,442 326,444 320,447 313,450 306,452 299,454 292,456 284,458 276,460 268,461 260,462 252,463 243,464 234,465 226,465 216,466 207,466 199,466 190,466 182,465 174,465 166,464 159,463 152,463 143,462 136,461 129,460 122,458 116,457 109,455 103,453 97,451 91,449 85,447 79,445 74,442 69,439 64,436 59,433 54,430 50,426 45,423 41,419 37,415 33,411 29,407 26,402 23,397 19,393 16,388 13,382 11,377 8,370 6,364 3,358 1,351 0,345 102,329 103,333 104,337 105,340 106,343 108,346 109,349 111,352 112,355 114,357 115,360 117,362 119,364 121,366 123,368 125,370 127,372 130,373 132,375 134,377 137,378 140,380 142,381 146,382 149,383 152,384 155,384 158,385 161,386 164,386 168,387 171,387 175,388 178,388 182,388 186,388 190,389 194,389 199,389 203,389 207,389 211,389 215,389 219,389 222,389 226,388 230,388 233,388 237,388 240,387 244,387 247,386 251,386 254,385 257,384 260,384 263,383 266,382 268,381 271,380 274,379 276,378 279,375 281,374 283,372 285,371 287,370 289,368 290,366 292,364 293,362 295,360 296,358 297,356 298,353 299,351 299,348 300,345 300,343 300,340 300,337 300,333 300,330 299,327 299,324 298,321 297,319 296,316 294,314 292,311 290,309 288,307 286,305 284,303 281,302 278,300 275,298 272,297 269,296 266,294 262,293 259,291 255,290 251,289 248,288 243,287 239,286 235,285 230,284 226,283 221,281 216,281 212,280 207,279 202,278 197,276 191,275 187,274 181,273 176,272 171,271 165,269 159,268 154,267 148,265 142,263 136,262 131,261 125,259 120,257 114,256 109,254 104,252 98,250 93,248 88,245 84,243 79,240 74,238 70,235 66,232 61,229 57,226 53,222 50,219 46,215 43,211 39,207 36,203 33,199 31,194 28,190 26,184 24,180 22,174 21,168 20,162 19,156 18,150 18,143 18,136 18,130 18,124 19,118 19,112 21,106 22,101 24,95 25,90 27,85 30,79 32,74 35,70 38,65 42,61 45,56 49,52 53,48 57,44 62,41 66,37 71,33 76,30 82,27 87,24 93,21 99,19 105,16 112,14 118,12 126,10 133,8 140,7 149,5 157,4 165,3 173,2 181,1 190,1 199,1 208,0 215,1 222,1 229,1 236,2 243,2 250,3 256,4 263,5 269,6 276,7 282,9 288,11 294,12 300,14 305,16 311,18 316,21 322,23 327,26 332,29 337,32 341,35 346,38 350,42 354,45 359,49 363,53 366,57 370,62 373,66 377,71 379,76 382,81 385,86 388,91 390,97 392,103 394,109 395,115 397,121 294,132 293,129 292,126 292,123 291,120 290,117 289,115 287,112 286,110 285,108 284,105 282,103 280,101 279,99 277,98 275,96 273,94 271,93 269,91 267,90 265,89 263,87 261,86 258,85 256,84 253,83 251,83 248,82 245,81 243,81 240,80 237,80 234,79 231,79 228,79 225,78 221,78 218,78 215,78 211,78 208,78 200,78 192,78 185,79 178,80 172,80 166,82 160,83 155,85 150,86 146,89 141,91 138,93 134,96 132,99 129,103 127,106 126,110 125,114 124,119 124,124 124,127 124,129 125,132 126,135 126,138 127,140 128,142 129,144 131,146 132,148 134,150 136,152 138,153 140,155 143,157 146,158 149,159 152,161 154,162 157,163 161,164 164,166 167,167 171,168 175,169 178,170 182,171 186,172 190,173 194,174 199,175 203,175 207,176 212,177 216,178 221,180 226,181 231,182 236,183 241,184 247,186 253,187 260,188 266,190 272,191 278,193 284,195 290,196 296,198 302,200 308,201 314,204 319,206 325,208 330,210 335,213 340,216 346,218 350,221 355,224 360,227 364,231 368,234 372,238 376,242 380,246 383,250 387,254 390,259 393,264 395,269 398,274 400,280 402,285 403,291 405,298 406,304 407,311 407,319">
          <text:p/>
        </draw:polygon>
        <draw:polygon draw:style-name="gr6" draw:text-style-name="P6" draw:layer="layout" svg:width="0.262cm" svg:height="0.56cm" svg:x="35.426cm" svg:y="11.36cm" svg:viewBox="0 0 263 561" draw:points="163,561 154,561 144,560 135,558 126,557 118,554 111,551 103,547 96,543 90,539 84,533 79,527 75,521 70,514 67,506 64,498 61,489 59,480 58,470 57,460 57,448 57,185 0,185 0,106 63,106 99,0 172,0 172,106 258,106 258,185 172,185 172,417 172,423 172,429 173,435 174,441 175,446 176,450 178,454 180,459 182,462 184,465 187,468 190,471 193,473 196,475 200,477 205,478 209,479 214,480 218,480 223,481 226,481 228,481 230,480 232,480 234,480 236,480 238,480 239,480 241,479 243,479 245,479 247,478 248,478 250,478 252,477 254,477 256,476 258,476 260,475 263,475 263,547 258,548 254,550 249,551 245,552 240,553 236,554 231,555 227,556 222,557 217,557 212,558 207,558 202,559 196,559 191,560 186,560 180,561 175,561 169,561">
          <text:p/>
        </draw:polygon>
        <draw:polygon draw:style-name="gr2" draw:text-style-name="P2" draw:layer="layout" svg:width="0.61cm" svg:height="0.609cm" svg:x="32.357cm" svg:y="12.194cm" svg:viewBox="0 0 611 610" draw:points="0,610 611,610 611,0 0,0">
          <text:p/>
        </draw:polygon>
        <draw:polygon draw:style-name="gr3" draw:text-style-name="P3" draw:layer="layout" svg:width="0.56cm" svg:height="0.559cm" svg:x="32.382cm" svg:y="12.219cm" svg:viewBox="0 0 561 560" draw:points="0,560 561,560 561,0 0,0">
          <text:p/>
        </draw:polygon>
        <draw:polygon draw:style-name="gr2" draw:text-style-name="P2" draw:layer="layout" svg:width="0.61cm" svg:height="0.61cm" svg:x="32.357cm" svg:y="12.803cm" svg:viewBox="0 0 611 611" draw:points="0,611 611,611 611,0 0,0">
          <text:p/>
        </draw:polygon>
        <draw:polygon draw:style-name="gr4" draw:text-style-name="P4" draw:layer="layout" svg:width="0.56cm" svg:height="0.56cm" svg:x="32.382cm" svg:y="12.828cm" svg:viewBox="0 0 561 561" draw:points="0,561 561,561 561,0 0,0">
          <text:p/>
        </draw:polygon>
        <draw:polygon draw:style-name="gr6" draw:text-style-name="P6" draw:layer="layout" svg:width="0.595cm" svg:height="0.437cm" svg:x="33.163cm" svg:y="12.28cm" svg:viewBox="0 0 596 438" draw:points="467,438 395,438 319,161 319,158 318,156 317,153 317,150 316,147 315,144 314,141 314,138 313,135 312,132 311,128 311,125 310,122 309,119 308,116 308,113 307,110 306,107 306,104 305,101 305,97 304,94 303,90 302,87 301,84 301,80 300,77 299,73 299,70 298,66 297,70 296,73 295,77 295,80 294,84 293,87 292,91 291,94 291,98 290,101 289,104 289,107 288,110 287,113 287,116 286,119 285,122 284,126 284,128 283,132 282,135 281,138 281,141 280,144 279,147 278,150 278,153 277,156 276,158 276,161 199,438 129,438 0,0 62,0 140,278 141,283 142,286 143,290 144,294 145,298 146,302 147,306 148,310 149,313 150,317 151,321 152,325 153,328 154,332 155,335 156,339 156,342 157,345 158,349 158,352 159,355 160,359 161,362 162,366 162,369 163,373 164,376 164,379 165,382 166,386 167,381 168,377 169,373 170,369 171,364 172,360 173,356 174,352 175,348 176,344 176,342 176,340 177,338 177,337 178,335 178,333 179,331 179,329 180,327 180,325 180,323 181,321 181,320 182,318 182,316 182,314 183,312 184,310 184,308 184,307 185,304 185,303 186,301 186,299 187,297 187,296 188,294 188,292 188,290 189,289 190,287 190,285 190,284 191,282 191,280 192,279 192,277 192,276 193,274 193,273 269,0 326,0 403,273 403,274 404,276 404,277 404,279 405,280 405,282 406,284 406,285 406,287 407,289 407,290 408,292 409,294 409,296 409,297 410,299 410,301 411,303 411,304 412,307 412,308 412,310 413,312 413,314 414,316 415,317 415,319 415,321 416,323 416,325 417,327 417,329 418,331 418,333 418,334 419,336 419,338 420,340 420,341 421,343 422,347 423,352 424,356 424,360 425,364 427,369 427,373 428,377 429,381 430,386 430,385 431,385 431,384 431,383 431,382 432,381 432,379 433,377 433,375 434,373 434,371 435,368 435,366 436,363 436,360 437,357 438,355 439,351 439,348 440,345 441,342 441,338 442,335 443,332 444,328 445,325 446,321 446,317 447,314 448,310 449,306 450,302 451,299 452,295 453,292 454,289 455,285 456,282 457,278 534,0 596,0">
          <text:p/>
        </draw:polygon>
        <draw:polygon draw:style-name="gr6" draw:text-style-name="P6" draw:layer="layout" svg:width="0.267cm" svg:height="0.46cm" svg:x="33.804cm" svg:y="12.257cm" svg:viewBox="0 0 268 461" draw:points="54,182 56,178 58,175 60,172 61,169 64,166 66,163 68,160 70,158 72,155 74,153 76,150 78,148 81,146 83,144 85,142 88,140 90,138 93,136 95,135 98,133 101,132 103,130 106,129 109,127 112,126 114,125 118,124 120,124 124,123 126,122 130,121 133,120 136,120 139,119 143,119 146,119 150,119 154,118 157,118 161,118 168,118 174,119 180,119 185,120 191,120 196,121 200,123 205,124 210,125 214,127 218,129 222,131 226,133 229,135 233,137 236,140 240,143 242,145 245,148 247,151 250,155 252,158 254,161 256,165 258,168 259,172 261,176 262,180 263,184 264,189 265,193 266,197 266,202 267,206 267,211 268,216 268,221 268,226 268,231 268,236 268,461 211,461 211,247 211,243 211,239 211,235 211,231 211,227 210,223 210,220 210,216 209,213 209,210 208,206 208,203 207,200 206,198 205,195 204,192 203,190 202,187 200,185 199,183 197,181 196,179 194,177 192,175 190,174 187,172 185,171 183,169 180,168 178,167 175,166 172,165 169,164 166,163 162,163 158,162 155,162 151,161 146,161 142,161 138,161 134,162 131,162 127,162 124,163 120,164 116,165 113,166 109,167 106,168 103,170 100,172 97,173 94,175 91,177 89,179 86,181 84,184 81,186 79,189 77,191 75,194 73,197 71,200 69,203 67,206 66,210 64,213 63,216 62,220 60,224 59,228 59,232 58,236 57,240 57,244 56,248 56,253 55,257 55,262 55,461 0,461 0,0 55,0 55,119 55,121 55,124 55,126 55,127 55,130 55,132 55,134 55,136 55,138 55,140 55,142 55,144 55,146 55,148 55,150 55,151 55,154 54,155 54,157 54,159 54,161 54,162 54,164 54,165 54,167 54,168 54,170 54,171 54,172 54,174 54,175 53,176 53,177 53,178 53,179 53,180 53,181 53,182">
          <text:p/>
        </draw:polygon>
        <draw:path draw:style-name="gr6" draw:text-style-name="P6" draw:layer="layout" svg:width="0.056cm" svg:height="0.46cm" svg:x="34.155cm" svg:y="12.257cm" svg:viewBox="0 0 57 461" svg:d="M0 53v-53h57v53zM0 461v-337h57v337z">
          <text:p/>
        </draw:path>
        <draw:polygon draw:style-name="gr6" draw:text-style-name="P6" draw:layer="layout" svg:width="0.163cm" svg:height="0.415cm" svg:x="34.263cm" svg:y="12.307cm" svg:viewBox="0 0 164 416" draw:points="164,408 160,409 157,410 155,410 152,411 150,411 147,412 145,413 142,413 139,413 137,414 134,414 131,414 128,415 126,415 122,415 119,415 116,416 113,416 110,416 106,416 94,415 82,413 72,409 63,404 56,397 50,389 45,379 42,367 40,354 39,339 39,115 0,115 0,74 41,74 58,0 95,0 95,74 157,74 157,115 95,115 95,327 95,331 95,336 96,340 96,344 97,347 98,352 99,355 100,357 101,360 103,362 104,364 107,365 109,367 111,368 114,369 116,370 120,371 123,371 127,371 131,372 132,372 134,371 135,371 137,371 138,371 140,371 142,371 143,371 144,371 146,370 148,370 149,370 151,370 152,369 154,369 156,368 157,368 159,368 161,367 164,367">
          <text:p/>
        </draw:polygon>
        <draw:path draw:style-name="gr6" draw:text-style-name="P6" draw:layer="layout" svg:width="0.298cm" svg:height="0.348cm" svg:x="34.457cm" svg:y="12.375cm" svg:viewBox="0 0 299 349" svg:d="M59 186v5 5 5l1 5v5l1 5v5l1 4 1 5 1 5 1 4 2 4 1 4 2 4 1 4 2 4 2 3 2 4 2 3 2 4 2 3 3 3 2 2 3 3 3 3 3 2 3 4 3 2 4 2 3 2 4 1 4 2 3 1 4 1 5 1 4 1h4l5 1h6 4 8 7l6-1 6-1 6-1 6-2 5-2 5-2 5-2 4-3 5-4 4-4 3-3 4-3 3-4 3-4 2-4 2-4 3-4 1-4 49 14-1 3-1 2-1 3-2 3-1 3-2 3-1 3-2 3-2 3-1 3-3 3-2 2-2 3-2 3-2 2-3 3-3 2-3 3-3 2-3 2-3 3-3 2-4 2-4 1-4 3-4 1-4 2-4 2-5 1-4 2-5 1-5 2-6 1-5 1h-5l-6 1h-6l-6 1h-7-7-15l-14-2-13-2-13-3-11-4-11-5-10-6-10-6-9-8-8-8-7-9-7-12-6-11-5-12-4-12-4-14-2-15-2-15-1-16-1-17v-9l1-9v-9l1-9 1-8 2-7 1-8 2-7 2-7 2-7 3-6 2-6 3-6 3-6 3-6 3-5 4-4 3-5 4-5 4-4 4-4 5-4 4-3 5-4 4-3 5-2 5-3 6-2 5-3 5-2 5-1 6-2 6-1 5-2 6-1h6l6-1h6l7-1h6 8l9 1h7l8 1 7 1 7 2 7 2 6 2 6 2 6 3 5 3 6 3 5 3 5 3 4 4 5 4 4 4 4 4 4 5 3 5 4 4 3 6 3 5 2 5 3 6 2 6 2 5 3 7 1 6 2 6 1 7 2 6 1 7 1 7v7l1 7v7l1 8v7 7 8zM242 143l-1-10-2-10-2-9-2-9-3-8-2-7-4-7-3-6-4-6-4-5-5-5-5-4-6-3-5-4-7-2-6-3-7-1-7-2h-8-9-3-2-4-3l-3 1h-3l-3 1h-3l-3 1-3 1-3 1-3 1-3 1-3 2-3 1-3 2-2 2-3 1-3 3-2 2-3 2-2 3-3 2-2 3-2 3-2 4-2 3-3 4-1 3-2 4-2 4-2 5-1 4-1 5-1 4-1 6-1 5-1 6v5l-1 6z">
          <text:p/>
        </draw:path>
        <draw:polygon draw:style-name="gr6" draw:text-style-name="P6" draw:layer="layout" svg:width="0.176cm" svg:height="0.466cm" svg:x="34.96cm" svg:y="12.257cm" svg:viewBox="0 0 177 467" draw:points="0,467 127,0 177,0 50,467">
          <text:p/>
        </draw:polygon>
        <draw:polygon draw:style-name="gr6" draw:text-style-name="P6" draw:layer="layout" svg:width="0.355cm" svg:height="0.437cm" svg:x="35.365cm" svg:y="12.28cm" svg:viewBox="0 0 356 438" draw:points="284,438 50,65 50,68 50,71 50,74 50,77 50,80 50,83 51,86 51,89 51,92 51,95 51,97 51,100 51,103 51,105 52,108 52,111 52,113 52,116 52,119 52,122 52,125 52,127 52,130 52,132 52,135 52,138 52,140 52,142 53,144 53,148 53,438 0,438 0,0 69,0 306,376 306,373 306,369 305,367 305,363 305,361 305,357 305,354 305,351 304,348 304,345 304,343 304,340 304,337 303,334 303,332 303,329 303,326 303,323 303,320 303,317 303,314 303,311 302,308 302,305 302,302 302,299 302,296 302,293 302,290 302,288 302,0 356,0 356,438">
          <text:p/>
        </draw:polygon>
        <draw:path draw:style-name="gr6" draw:text-style-name="P6" draw:layer="layout" svg:width="0.3cm" svg:height="0.348cm" svg:x="35.798cm" svg:y="12.375cm" svg:viewBox="0 0 301 349" svg:d="M301 174l-1 17-1 16-2 16-3 14-3 14-4 12-5 12-6 11-7 11-7 9-8 8-9 8-9 6-12 6-11 4-11 4-12 3-13 2-14 2h-15-7-6l-7-1-6-1-7-1-6-1-6-1-6-2-6-1-5-2-6-3-5-2-5-3-5-3-5-3-4-3-5-4-4-3-4-4-4-5-4-4-3-5-3-5-4-6-3-5-3-6-2-6-3-6-2-6-2-6-2-7-2-7-1-7-1-7-2-8-1-8v-8l-1-8v-8-9l1-33 5-30 7-26 11-22 14-19 16-16 20-12 22-9 26-5 28-2h8l7 1h8l7 1 7 1 6 1 7 2 6 1 6 2 6 2 5 2 6 3 6 3 5 2 4 4 5 3 5 4 3 3 4 4 4 5 4 4 3 5 3 4 3 6 3 5 3 6 2 5 2 6 2 6 2 7 2 6 1 7 2 7 1 8 1 7v8l1 8v8l1 8zM242 174v-8-7-7l-1-7v-7l-1-6-1-6-1-6-1-5-1-6-1-5-2-5-2-4-2-4-1-5-2-4-2-3-2-4-2-3-3-3-2-3-3-3-2-3-3-2-2-2-3-2-3-2-3-2-4-1-3-1-3-1-4-2-3-1h-4l-4-1-3-1h-4-5-3-5-4-4-4l-4 1h-4l-4 1-4 1h-3l-4 2-3 1-4 1-3 2-3 2-3 1-3 2-3 3-3 2-2 3-3 3-3 3-2 3-2 3-2 4-2 4-2 3-2 5-2 4-1 4-2 5-1 5-2 5-1 6v6l-1 6-1 6v6l-1 7v7 7 8 8 7 7l1 7v6l1 7 1 6 1 6 1 5 1 6 2 5 1 4 2 5 2 4 1 4 2 5 2 3 2 4 3 3 2 3 2 3 3 3 3 2 2 3 3 3 3 2 3 2 3 2 3 1 3 2 4 1 3 1 3 1 4 1h3l4 1h4l3 1h4 4 4 4l4-1h4l4-1h4l4-1 4-1 3-1 4-1 3-2 3-1 3-2 4-1 3-3 3-3 2-2 3-3 3-2 2-3 2-3 3-4 2-4 2-3 2-4 2-5 1-4 3-4 1-5 2-5 1-6 1-5 1-6 1-6 1-7v-6l1-7v-7-7z">
          <text:p/>
        </draw:path>
        <draw:polygon draw:style-name="gr6" draw:text-style-name="P6" draw:layer="layout" svg:width="0.055cm" svg:height="0.46cm" svg:x="36.344cm" svg:y="12.257cm" svg:viewBox="0 0 56 461" draw:points="0,461 0,0 56,0 56,461">
          <text:p/>
        </draw:polygon>
        <draw:path draw:style-name="gr6" draw:text-style-name="P6" draw:layer="layout" svg:width="0.056cm" svg:height="0.46cm" svg:x="36.484cm" svg:y="12.257cm" svg:viewBox="0 0 57 461" svg:d="M0 53v-53h57v53zM0 461v-337h57v337z">
          <text:p/>
        </draw:path>
        <draw:path draw:style-name="gr6" draw:text-style-name="P6" draw:layer="layout" svg:width="0.285cm" svg:height="0.473cm" svg:x="36.61cm" svg:y="12.376cm" svg:viewBox="0 0 286 474" svg:d="M144 474h-6l-5-1h-6-5l-5-1h-5l-5-1-5-1-5-1-4-1-4-1-5-2-4-1-4-2-4-1-4-2-3-2-4-2-3-2-3-2-3-3-3-2-3-2-3-3-3-2-2-3-3-2-2-3-2-3-2-3-2-3-2-4-2-3-1-3-2-4-1-3-1-3-1-4-1-3-1-4 56-8 1 4 1 5 2 4 2 4 3 3 2 4 3 3 3 3 4 3 3 2 4 3 4 2 5 2 5 1 4 2 5 1 6 1 6 1h5 6 4 4 4l3-1h4l3-1h3l4-1 3-1 3-1 3-1 3-1 3-2 3-1 2-2 3-2 2-2 3-2 2-2 2-2 3-3 1-2 2-3 2-2 2-3 2-3 1-4 2-3 1-4 1-3 1-4 1-4 1-4 1-4 1-5v-5-4l1-5v-5-5-54h-1l-1 2-1 3-2 2-1 3-2 2-1 3-2 2-2 2-1 3-2 2-2 2-2 3-2 2-2 2-2 2-3 2-2 2-3 2-2 2-2 2-3 1-3 2-3 1-3 2-3 2-3 1-3 1-3 2-4 1-3 1-3 1-4 1-4 1h-4l-4 1-3 1h-5-4-4-5-6-6-6l-6-2h-5l-6-1-5-2-5-1-5-2-4-2-5-2-4-3-4-3-4-3-4-3-4-3-3-3-3-4-4-4-3-4-3-5-2-4-3-5-2-5-2-5-2-6-3-5-2-6-2-6-1-6-1-7-1-7-1-6-1-8-1-7v-7l-1-8v-8-8-8-8-8-8l1-7v-8l1-8 1-7 1-7 1-6 1-7 2-6 1-6 2-6 3-6 2-6 2-5 3-5 2-5 3-5 3-4 3-5 3-4 4-4 3-4 4-3 4-4 4-3 5-3 4-2 5-3 5-2 5-2 5-2 6-1 6-2 6-1 6-1h6l7-1h7 7l6 1 7 1 6 1 7 1 6 2 6 2 5 3 6 2 5 4 5 3 5 4 5 4 4 4 5 4 4 5 3 5 4 5 3 6 3 6h1v-2-1-2-2-1-2-2-2-2-1-3-1-2-2-2-2l1-2v-1-2-1-2-2-1-2-2-1l1-1v-2-1-2-1-1-1-1l1-1v-1-1h53v1 1 1 1 1 1 1 2 1 1l-1 2v1 2 1 2 1 2 2 2 2 2 2 1 3 2 2 2l-1 2v3 2 2 2 3 2 2 3 2 2 3 257 14l-1 13-2 12-2 12-3 11-4 10-5 10-5 9-6 8-6 7-8 7-7 6-9 5-10 5-10 4-11 3-12 3-12 1-13 1zM229 174v-7-7l-1-6v-6l-1-6-1-6-1-7-1-6-1-5-2-5-1-5-2-4-2-5-1-4-3-4-2-5-2-3-2-4-2-4-3-3-2-3-3-3-2-2-3-3-3-2-3-3-3-2-3-1-3-2-3-2-3-1-3-1-4-2-3-1-3-1h-4l-3-1h-3-3-4-4-4-4l-4 1h-4l-3 1-4 1-3 2-3 1-4 1-3 2-3 2-2 1-3 2-3 3-2 2-3 3-2 3-2 3-2 3-2 3-2 3-2 4-1 4-2 4-1 4-2 4-1 5-1 5-1 5-1 5-1 5v5l-1 7v6l-1 6v6 6 7l-1 7 1 7v7 7 6l1 6v6l1 6v6l1 5 1 5 1 5 1 5 1 4 2 4 1 4 2 4 1 4 2 3 2 4 2 3 2 3 2 3 2 2 3 3 2 2 3 2 3 2 2 2 3 1 3 2 3 1 3 1 4 1 3 1 4 1h3l4 1h4 4 4 4 3 3l3-1 4-1h3l3-2 3-1 4-1 3-1 3-1 3-2 3-2 3-2 3-2 3-3 3-2 2-3 3-2 3-4 2-3 3-3 2-4 2-3 2-4 2-5 2-4 2-4 1-5 2-5 2-5 1-5 1-5 1-6 1-6 1-6v-6l1-6v-7z">
          <text:p/>
        </draw:path>
        <draw:polygon draw:style-name="gr6" draw:text-style-name="P6" draw:layer="layout" svg:width="0.268cm" svg:height="0.46cm" svg:x="36.98cm" svg:y="12.257cm" svg:viewBox="0 0 269 461" draw:points="54,182 56,178 58,175 60,172 62,169 64,166 66,163 68,160 70,158 72,155 75,153 77,150 79,148 81,146 84,144 86,142 88,140 91,138 93,136 96,135 99,133 101,132 104,130 107,129 109,127 112,126 115,125 118,124 121,124 124,123 127,122 130,121 133,120 137,120 141,119 144,119 148,119 151,119 155,118 159,118 163,118 169,118 175,119 181,119 187,120 192,120 197,121 202,123 207,124 211,125 216,127 220,129 223,131 227,133 231,135 234,137 237,140 240,143 243,145 246,148 248,151 250,155 253,158 254,161 257,165 258,168 260,172 261,176 263,180 264,184 264,189 265,193 266,197 267,202 267,206 268,211 269,216 269,221 269,226 269,231 269,236 269,461 213,461 213,247 213,243 213,239 213,235 212,231 212,227 212,223 212,220 211,216 211,213 210,210 210,206 209,203 208,200 208,198 206,195 205,192 204,190 203,187 202,185 200,183 199,181 197,179 195,177 193,175 191,174 189,172 187,171 185,169 182,168 179,167 176,166 173,165 170,164 167,163 163,163 160,162 156,162 152,161 148,161 144,161 140,161 135,162 131,162 127,162 124,163 120,164 117,165 113,166 110,167 107,168 104,170 101,172 98,173 95,175 92,177 89,179 87,181 84,184 82,186 80,189 77,191 75,194 74,197 71,200 70,203 68,206 66,210 65,213 64,216 62,220 61,224 60,228 59,232 58,236 58,240 57,244 57,248 56,253 56,257 56,262 56,461 0,461 0,0 56,0 56,119 56,121 56,124 56,126 56,127 56,130 56,132 56,134 56,136 56,138 56,140 56,142 56,144 56,146 56,148 55,150 55,151 55,154 55,155 55,157 55,159 55,161 55,162 54,164 54,165 54,167 54,168 54,170 54,171 54,172 54,174 54,175 54,176 54,177 54,178 54,179 54,180 54,181 53,182">
          <text:p/>
        </draw:polygon>
        <draw:polygon draw:style-name="gr6" draw:text-style-name="P6" draw:layer="layout" svg:width="0.162cm" svg:height="0.415cm" svg:x="37.299cm" svg:y="12.307cm" svg:viewBox="0 0 163 416" draw:points="163,408 161,409 158,410 156,410 153,411 150,411 148,412 145,413 143,413 140,413 137,414 133,414 131,414 128,415 125,415 122,415 119,415 116,416 113,416 109,416 106,416 93,415 82,413 72,409 63,404 55,397 49,389 45,379 41,367 40,354 39,339 39,115 0,115 0,74 41,74 57,0 95,0 95,74 158,74 158,115 95,115 95,327 95,331 95,336 95,340 96,344 96,347 97,352 98,355 100,357 101,360 102,362 104,364 106,365 108,367 110,368 113,369 116,370 119,371 122,371 126,371 130,372 132,372 133,371 136,371 137,371 139,371 140,371 142,371 143,371 145,371 146,370 148,370 150,370 151,370 153,369 155,369 156,368 158,368 159,368 161,367 163,367">
          <text:p/>
        </draw:polygon>
        <draw:path draw:style-name="gr6" draw:text-style-name="P6" draw:layer="layout" svg:width="0.421cm" svg:height="0.436cm" svg:x="33.162cm" svg:y="12.89cm" svg:viewBox="0 0 422 437" svg:d="M361 437l-50-128h-200l-50 128h-61l178-437h68l176 437zM237 118l-1-2v-3l-1-2-1-3-2-2v-3l-1-2-1-3-1-2-2-3-1-2-1-3-1-2-1-2v-3l-1-2-1-2v-3l-1-2-1-2-1-2v-2l-1-2v-2l-1-1-1-2v-1l-1-2v-2l-1-1v-1l-1-2v-1-1l-1-1v-1-1-1l-1 1v1 1l-1 1v1 1l-1 2v1l-1 1v2l-1 2v1l-1 2v2l-1 2v2l-1 1-1 3-1 2v2l-1 2-1 2-1 3v2l-1 2-1 3-1 2-1 3-1 2-1 3-1 3v2l-2 3v2l-1 2-1 3-1 2-1 3-56 143h164z">
          <text:p/>
        </draw:path>
        <draw:polygon draw:style-name="gr6" draw:text-style-name="P6" draw:layer="layout" svg:width="0.445cm" svg:height="0.341cm" svg:x="33.626cm" svg:y="12.985cm" svg:viewBox="0 0 446 342" draw:points="196,342 196,129 196,124 196,119 196,115 195,110 195,106 195,102 194,98 194,95 194,91 193,88 192,85 191,81 191,79 190,76 189,73 188,70 187,68 185,66 184,63 182,62 181,60 179,58 178,56 176,54 174,53 172,51 170,50 168,49 166,48 163,47 161,46 158,46 156,45 153,44 150,44 147,44 144,43 141,43 138,43 135,43 131,43 128,43 124,44 121,44 118,45 115,45 111,46 109,48 105,49 103,50 100,51 97,53 94,55 92,56 90,58 87,61 85,63 82,65 80,68 78,70 76,73 74,76 73,79 71,82 69,85 68,88 66,92 65,95 64,99 63,103 62,107 61,111 60,115 59,119 59,123 58,128 58,133 57,137 57,142 57,148 57,342 2,342 2,78 2,75 2,73 2,71 2,69 2,67 2,64 2,62 2,60 2,58 2,56 2,53 2,51 2,49 2,46 1,44 1,42 1,40 1,38 1,36 1,33 1,32 1,30 1,27 1,26 1,24 1,22 1,20 1,19 1,17 1,16 1,14 1,13 0,12 0,10 0,9 0,8 0,7 0,6 53,6 53,7 53,8 53,9 53,10 53,11 53,12 53,13 53,14 54,16 54,17 54,19 54,20 54,22 54,23 54,25 54,27 54,28 54,30 54,32 54,34 54,36 54,37 55,39 55,41 55,43 55,44 55,46 55,48 55,50 55,52 55,53 55,55 55,56 55,58 55,60 55,61 55,62 55,63 56,63 58,61 59,58 61,55 62,52 64,50 66,47 67,44 69,42 70,39 72,37 74,35 76,32 78,30 80,28 82,26 84,24 86,22 88,20 90,19 92,17 95,15 97,14 100,13 102,11 105,10 108,9 110,7 113,6 116,5 119,4 122,3 126,3 129,2 132,1 135,1 139,1 142,0 146,0 150,0 154,0 161,0 169,0 176,1 182,2 188,3 194,5 200,7 205,9 210,12 214,15 219,18 223,22 226,26 230,30 233,35 236,40 239,45 241,51 243,57 245,63 246,63 248,61 249,58 251,55 253,52 254,50 256,47 257,44 259,42 261,39 263,37 265,35 267,32 269,30 271,28 273,26 275,24 278,22 280,20 282,19 285,17 287,15 290,14 292,13 295,11 298,10 300,9 304,7 306,6 309,5 312,4 316,3 319,3 322,2 326,1 329,1 333,1 336,0 341,0 345,0 349,0 354,0 359,0 364,0 368,1 372,2 377,2 381,3 385,4 389,5 393,7 396,8 400,10 403,12 406,13 409,15 413,18 415,20 418,22 421,25 423,28 425,31 427,34 430,37 431,40 433,44 435,48 437,52 438,56 439,60 440,64 442,69 442,74 443,79 444,84 445,89 445,94 445,100 446,106 446,112 446,118 446,342 391,342 391,129 391,124 391,119 390,115 390,110 390,106 390,102 389,98 389,95 388,91 388,88 387,85 386,81 385,79 384,76 383,73 382,70 381,68 380,66 378,63 377,62 376,60 374,58 372,56 371,54 369,53 367,51 365,50 363,49 360,48 358,47 356,46 353,46 351,45 348,44 345,44 342,44 338,43 335,43 332,43 328,43 325,43 321,43 318,44 315,44 311,45 308,45 305,46 302,47 299,49 296,50 294,51 291,52 288,54 286,56 283,58 281,60 278,62 276,64 274,67 272,69 270,72 268,75 266,78 265,81 263,84 262,87 260,91 259,94 257,98 256,102 255,106 255,110 254,114 253,118 253,123 252,128 252,132 251,137 251,142 251,148 251,342">
          <text:p/>
        </draw:polygon>
        <draw:path draw:style-name="gr6" draw:text-style-name="P6" draw:layer="layout" svg:width="0.285cm" svg:height="0.467cm" svg:x="34.154cm" svg:y="12.866cm" svg:viewBox="0 0 286 468" svg:d="M286 291l-1 34-4 29-6 27-8 23-12 20-13 16-16 12-19 9-22 5-23 2-7-1h-8l-7-1h-7l-6-2-6-1-6-2-6-2-6-3-5-2-4-3-5-3-5-4-4-4-4-4-4-5-4-5-4-5-3-5-3-7h-1v1 2 1 3l-1 2v1 2 2 1 2 2 2 1 2 2 1l-1 2v1 2 1 2 1 2 1 1 1 2 1l-1 1v1 1 1 1 1 1 1h-54v-1-1-1-1-1-1-2-1-1-2-1l1-2v-1-2-2-1-2-2-2-2-2-2-2-2-2-2-2-2-4-2-2-3-2-2-2-3-2-3-391h57v132 1 2 2l-1 2v2 2 1 2 2 2 1 2 1 2 1 2 1 2 1 1 2 2l-1 1v1 2 1 2 1 1 2h2l3-6 3-6 4-6 3-5 5-5 3-4 5-4 5-4 5-3 4-3 6-3 5-2 6-2 6-2 6-2 7-1 6-1 7-1h8 7 12l12 2 12 2 10 3 10 3 9 5 8 6 8 6 7 7 6 9 6 8 5 10 5 11 3 12 4 12 2 14 3 14 1 15 1 16zM228 293v-7-7l-1-6v-6l-1-6v-6l-1-6v-5l-1-6-1-4v-5l-1-5-2-5-1-4-1-4-2-4-1-4-2-3-2-4-1-3-3-3-2-3-2-3-2-3-2-2-3-2-3-2-3-2-3-2-3-2-3-1-3-1-4-2-3-1h-4l-3-1h-4l-4-1h-4-5-4-4l-4 1h-4l-4 1h-4l-4 1-3 2-4 1-3 1-4 1-3 2-3 2-3 2-3 2-3 3-2 2-3 3-2 3-3 3-2 3-2 4-2 4-2 3-1 4-2 5-2 4-1 5-1 5-2 5-1 5-1 5-1 6v6l-1 6-1 6v7 7 7 7 7 7 7 7l1 6 1 6v5l1 6 1 5 1 5 2 5 1 4 1 5 2 4 2 4 1 4 2 4 2 3 2 4 2 3 3 3 2 3 3 2 2 3 3 2 3 2 3 2 3 3 3 1 4 2 3 1 3 1 4 1 4 1 4 1h4l3 1h5 4 4 4 4 4l4-1h3l4-1 3-1 3-1 3-1 3-2 3-1 3-2 4-3 2-2 3-2 2-2 3-3 2-3 2-3 2-3 2-3 2-3 2-4 1-4 2-4 1-4 1-4 2-5 1-5 1-4 1-6 1-5v-6l1-6v-6l1-6v-6l1-7v-7z">
          <text:p/>
        </draw:path>
        <draw:path draw:style-name="gr6" draw:text-style-name="P6" draw:layer="layout" svg:width="0.298cm" svg:height="0.348cm" svg:x="34.493cm" svg:y="12.985cm" svg:viewBox="0 0 299 349" svg:d="M59 186v6 5 5 5l1 5v5l1 4 1 5 1 5 1 4 1 4 1 5 2 4 1 4 2 4 1 3 2 4 2 4 2 3 2 3 3 3 2 3 3 3 3 3 3 2 3 3 3 2 3 2 3 2 5 2 3 2 4 1 4 2 4 1 4 1h4l5 1h5l4 1h5 7l7-1 7-1h6l6-2 6-2 5-1 5-2 5-3 4-3 5-3 3-3 4-3 3-4 4-3 2-4 3-4 2-4 2-4 2-5 49 14-1 3-1 3-2 3-1 3-1 2-2 3-2 3-1 3-2 3-2 3-2 2-2 3-2 3-2 2-3 3-3 2-2 3-3 2-3 3-3 2-3 2-4 2-3 2-4 2-4 2-4 2-4 2-5 2-4 1-5 2-5 1-5 1-5 1-5 1-6 1-5 1h-6-7l-6 1h-7l-14-1-14-1-13-2-14-3-12-5-10-4-11-6-9-7-9-7-8-9-8-9-6-10-6-11-5-12-4-13-4-14-2-14-3-15-1-16v-17-10-9l1-8 1-9 1-8 1-8 2-7 1-8 3-6 2-7 2-7 3-6 2-6 4-5 3-6 3-5 4-5 3-5 4-4 4-4 4-5 4-3 5-5 4-3 5-3 5-3 5-3 5-2 5-2 6-2 5-2 6-1 6-2 6-1 6-1 6-1h6l6-1h6 6 8 8l8 1 7 1 8 1 6 2 7 2 7 1 6 3 6 2 5 3 5 3 5 3 5 4 5 5 5 4 4 4 4 4 4 4 3 5 3 5 3 5 4 5 2 6 3 5 2 6 2 6 2 6 2 6 1 7 2 6 1 7 1 7 1 7 1 7 1 7v7 7l1 8v7 7zM241 144l-1-10-1-10-2-10-2-8-3-8-3-7-3-8-3-6-4-5-5-5-4-5-5-4-6-4-6-3-6-3-7-2-6-2-8-1-8-1h-8-3-3l-3 1h-2-3l-3 1h-3l-3 1-3 1-3 1h-4l-2 2-3 1-3 1-4 2-3 2-2 1-3 2-3 2-3 3-2 2-3 3-2 2-2 3-3 3-2 3-2 4-2 3-2 4-1 4-2 4-2 4-1 4-1 5-2 5-1 5v5l-1 6-1 6v6z">
          <text:p/>
        </draw:path>
        <draw:polygon draw:style-name="gr6" draw:text-style-name="P6" draw:layer="layout" svg:width="0.159cm" svg:height="0.341cm" svg:x="34.861cm" svg:y="12.985cm" svg:viewBox="0 0 160 342" draw:points="2,342 2,84 2,82 2,80 2,78 2,76 2,74 2,72 2,69 2,67 2,65 2,63 2,61 2,58 2,56 2,54 2,52 2,50 2,48 2,45 1,43 1,41 1,39 1,37 1,35 1,33 1,31 1,30 1,28 1,26 1,24 1,22 1,20 1,19 1,17 1,15 1,14 1,12 0,10 0,9 0,7 0,6 53,6 53,7 53,9 53,10 53,12 53,14 53,15 53,17 54,19 54,21 54,22 54,24 54,26 54,28 54,30 54,32 54,33 54,35 54,37 54,39 55,41 55,43 55,45 55,47 55,49 55,50 55,52 55,54 55,56 55,58 55,60 55,61 55,63 55,64 55,66 55,68 55,69 55,70 55,72 55,73 55,74 57,74 58,71 59,67 60,63 61,60 63,57 64,53 65,50 67,47 68,44 69,41 71,39 72,36 73,33 75,31 77,28 78,26 80,24 81,22 83,20 85,18 87,16 89,15 91,13 93,12 95,10 97,9 99,8 102,6 104,5 106,4 109,3 111,3 114,2 117,1 120,1 123,1 126,0 129,0 133,0 138,0 139,0 140,0 141,0 143,0 144,0 145,0 147,0 148,1 149,1 151,1 152,1 153,1 154,2 155,2 156,2 157,2 158,2 159,2 159,3 160,3 160,54 159,54 158,54 157,53 155,53 154,53 153,52 151,52 150,52 148,52 147,52 146,52 144,51 142,51 141,51 139,51 138,51 135,51 133,51 131,51 129,51 126,51 122,51 118,52 115,52 111,53 108,54 105,55 102,56 99,58 96,60 94,61 91,63 89,66 86,68 84,70 82,73 80,75 78,78 76,81 74,84 73,87 71,90 70,93 68,97 67,100 66,104 65,108 64,112 63,116 62,121 61,125 61,129 60,133 59,138 59,142 59,148 58,153 58,158 58,162 58,168 58,342">
          <text:p/>
        </draw:polygon>
        <draw:polygon draw:style-name="gr6" draw:text-style-name="P6" draw:layer="layout" svg:width="0.176cm" svg:height="0.467cm" svg:x="35.207cm" svg:y="12.866cm" svg:viewBox="0 0 177 468" draw:points="0,468 128,0 177,0 50,468">
          <text:p/>
        </draw:polygon>
        <draw:polygon draw:style-name="gr6" draw:text-style-name="P6" draw:layer="layout" svg:width="0.355cm" svg:height="0.436cm" svg:x="35.612cm" svg:y="12.89cm" svg:viewBox="0 0 356 437" draw:points="283,437 49,65 50,67 50,71 50,73 50,77 50,79 51,83 51,85 51,89 51,91 51,95 51,97 51,99 52,102 52,105 52,108 52,110 52,113 52,116 52,119 52,121 52,124 52,127 52,129 52,132 53,135 53,137 53,139 53,142 53,144 53,146 53,437 0,437 0,0 69,0 305,374 305,371 305,368 305,365 304,362 304,359 304,356 304,353 303,350 303,347 303,344 303,341 303,338 303,336 303,333 302,330 302,327 302,325 302,321 302,319 302,315 302,313 302,309 302,306 302,303 301,301 301,297 301,295 301,292 301,289 301,286 301,0 356,0 356,437">
          <text:p/>
        </draw:polygon>
        <draw:path draw:style-name="gr6" draw:text-style-name="P6" draw:layer="layout" svg:width="0.3cm" svg:height="0.348cm" svg:x="36.045cm" svg:y="12.985cm" svg:viewBox="0 0 301 349" svg:d="M301 174l-1 18-1 16-2 15-2 15-4 13-4 13-6 12-6 11-7 10-7 9-8 8-9 7-9 7-10 5-11 5-12 4-12 3-13 2-14 1-15 1h-6l-7-1h-7l-6-1-7-1-6-1-6-2-6-1-5-2-6-2-5-2-6-2-5-3-5-3-4-3-5-3-5-4-4-4-4-4-4-4-3-5-4-4-4-5-3-5-2-6-3-5-3-6-3-6-2-6-2-6-2-7-2-7-1-7-1-7-1-8-1-8-1-8v-8l-1-9v-9l2-33 4-29 8-26 10-23 14-19 16-17 20-12 22-8 26-5 29-2h7 8l7 1 7 1h7l7 2 6 1 6 2 6 2 6 1 5 3 6 2 5 3 5 3 5 3 4 3 5 5 4 4 4 4 3 4 4 5 3 4 3 5 3 5 3 6 3 5 3 6 2 6 3 6 1 7 2 6 1 7 2 7 1 7 1 8v7l1 8v9l1 8zM241 174v-7-8-7l-1-7v-6l-1-7-1-6-1-6-1-5-1-5-1-5-2-5-1-5-1-4-2-4-2-4-2-4-2-3-2-3-2-4-3-2-2-3-3-3-3-2-2-3-3-1-3-2-3-2-3-1-4-2-3-1-4-1-3-1-4-1h-4l-4-1h-3l-4-1h-5-4-4-4l-4 1h-4l-4 1h-4l-4 1-3 1-4 1-3 2-4 1-3 1-3 2-3 2-3 2-3 2-3 3-3 2-2 3-2 3-3 3-2 4-2 3-2 4-2 4-2 4-2 5-1 4-2 5-1 5-1 5-1 6-1 5-1 6-1 7v6l-1 7v7 7 7 8 8 7l1 6v7l1 6 1 6 1 6 1 6 2 5 1 5 1 5 2 4 2 5 2 4 1 4 3 4 2 3 2 4 2 3 3 3 2 3 3 2 2 3 3 2 3 2 3 2 3 1 3 2 3 1 4 2 3 1h3l4 1 3 1h4l4 1h3 4 4 4 5 3l4-1h4l4-1h4l3-1 4-1 4-2 3-1 4-1 3-2 3-2 3-2 3-2 2-3 3-2 3-3 2-3 3-3 2-3 2-4 2-4 2-4 2-4 1-4 2-5 1-5 2-5 1-5 1-6 1-6 1-6 1-6v-7l1-6v-7-8z">
          <text:p/>
        </draw:path>
        <draw:polygon draw:style-name="gr6" draw:text-style-name="P6" draw:layer="layout" svg:width="0.056cm" svg:height="0.46cm" svg:x="36.591cm" svg:y="12.866cm" svg:viewBox="0 0 57 461" draw:points="0,461 0,0 57,0 57,461">
          <text:p/>
        </draw:polygon>
        <draw:path draw:style-name="gr6" draw:text-style-name="P6" draw:layer="layout" svg:width="0.057cm" svg:height="0.46cm" svg:x="36.731cm" svg:y="12.866cm" svg:viewBox="0 0 58 461" svg:d="M0 54v-54h58v54zM0 461v-336h58v336z">
          <text:p/>
        </draw:path>
        <draw:path draw:style-name="gr6" draw:text-style-name="P6" draw:layer="layout" svg:width="0.285cm" svg:height="0.472cm" svg:x="36.857cm" svg:y="12.986cm" svg:viewBox="0 0 286 473" svg:d="M144 473h-6-5-6l-5-1h-5l-5-1h-5l-5-2-5-1-4-1-4-2-5-1-4-2-4-1-4-2-4-1-3-3-4-1-3-2-3-3-3-2-4-2-3-3-3-2-2-3-3-2-2-3-3-3-2-3-2-3-2-3-2-3-1-3-2-3-2-4-1-3-1-4-1-3-1-4-1-4 57-8 1 5 2 4 1 4 3 4 2 4 3 3 2 3 4 4 3 2 4 3 3 2 5 3 4 2 4 1 5 1 6 2 5 1h6l6 1h6 4 3l4-1h3 4l3-1 3-1 4-1 3-1 3-1 3-1 3-1 3-1 3-2 2-1 3-2 3-2 2-2 2-2 2-3 2-2 3-3 1-2 2-3 2-3 2-3 1-3 1-4 2-3 1-4 1-3 1-4 1-5 1-4 1-4v-5l1-5v-4-6-5-54l-2 3-1 2-2 3-1 2-1 3-2 2-2 3-1 2-2 2-2 3-2 2-2 2-2 2-2 2-2 3-2 1-3 2-2 3-3 1-3 2-2 2-3 2-3 1-2 2-4 1-2 2-4 1-3 1-3 2-4 1-3 1-4 1h-4l-3 1-5 1h-3l-5 1h-4-4-4-7-6l-6-1-6-1-5-1-6-1-5-1-5-2-5-2-4-2-5-2-4-2-4-3-5-3-4-3-4-3-3-4-3-4-4-4-2-4-3-4-3-5-3-5-2-5-2-5-2-5-2-6-2-6-1-6-2-6-1-6-1-7-1-7-1-7-1-7v-8l-1-7v-8-8-8-9-7-8l1-8v-7l1-7 1-7 1-7 1-7 1-6 2-6 2-7 1-5 2-6 2-6 2-5 3-5 2-5 3-5 3-5 3-4 4-4 3-5 4-3 4-4 3-3 6-3 4-3 4-3 5-2 5-3 5-2 6-1 5-2 6-1 6-1 6-1 6-1h7 7 7 7l6 1 7 1 6 2 6 2 6 2 6 2 5 3 5 3 6 3 5 4 4 4 4 4 5 5 4 5 3 4 4 6 3 5 3 6h1v-1-2-2-1-2-1-2-2-2-2-2-2-2-2-1l1-2v-2-2-1-2-2-1-2-2-1l1-1v-2-1-2-1-1-1-1l1-1v-1-1-1h53v1 1 1 1 1 1 1 1 2 1 1 2l-1 1v2 1 2 2 2 1 2 2 2 2 2 2 2 3 2 2 3 2 2 2 3 2 2 3 2 2 257l-1 14-1 13-2 12-2 12-3 11-4 10-5 9-5 9-6 8-6 8-7 6-8 6-9 6-10 4-10 4-11 5-12 2-12 2-13 1zM229 173v-7-7l-1-6v-7l-1-6-1-6-1-5-1-6-1-5-2-5-1-5-2-5-2-4-2-5-1-4-2-4-3-4-2-3-2-4-3-3-2-3-3-3-2-3-3-2-3-3-3-2-3-2-3-2-3-2-3-1-3-2-4-1-3-1-3-1-3-1-3-1h-4-3l-3-1h-4-4l-4 1h-4-4l-4 1-3 1-4 1-3 1-4 1-3 2-2 1-3 2-3 2-3 2-2 2-3 3-2 2-3 3-2 3-2 3-2 3-2 4-1 4-2 3-2 4-1 5-1 4-2 5-1 4-1 5-1 5-1 5v6l-1 6v5l-1 6v7 6 7 7 7 7 7 6l1 6v6l1 6v5l1 6 1 5 1 5 1 4 2 5 1 4 1 4 2 4 2 3 1 4 2 4 2 2 2 4 2 2 3 3 2 2 2 2 3 3 3 2 2 1 3 2 3 1 3 1 3 2h4l3 1 4 1 3 1h4l4 1h4 4 4 3l4-1h3l3-1 3-1 3-1 4-1 3-1 3-1 3-2 3-2 3-1 3-3 3-2 3-2 3-3 3-2 2-3 3-3 2-3 3-4 2-3 2-4 2-4 2-4 2-4 2-5 2-4 1-5 2-5 1-5 1-6 1-5 1-6 1-6v-6l1-7v-6z">
          <text:p/>
        </draw:path>
        <draw:polygon draw:style-name="gr6" draw:text-style-name="P6" draw:layer="layout" svg:width="0.268cm" svg:height="0.46cm" svg:x="37.227cm" svg:y="12.866cm" svg:viewBox="0 0 269 461" draw:points="56,182 58,179 59,176 61,173 63,170 65,167 67,164 70,161 72,158 74,156 76,153 78,151 80,149 83,147 85,145 87,143 90,140 92,139 95,137 97,135 100,134 102,132 105,131 108,129 110,128 113,127 116,126 119,125 122,124 125,123 128,122 131,122 134,121 138,121 141,120 145,120 148,119 152,119 155,119 159,119 163,119 169,119 175,119 181,120 187,120 192,121 197,122 202,123 207,124 211,126 216,127 220,129 224,131 227,133 231,135 234,138 237,140 240,143 243,146 246,149 248,152 250,155 253,158 255,162 256,165 258,169 260,173 261,177 262,181 264,185 265,189 265,194 266,198 267,203 267,207 268,212 268,217 269,222 269,227 269,232 269,237 269,461 213,461 213,249 213,243 213,240 213,235 213,231 212,228 212,224 212,220 211,217 211,213 210,210 210,207 209,204 209,201 207,198 207,195 206,193 204,191 203,188 202,186 200,183 199,181 197,180 195,177 193,176 192,174 189,173 187,171 185,170 182,169 179,168 176,167 174,165 170,165 167,164 164,163 160,163 156,162 152,162 148,162 144,162 140,162 136,162 132,163 129,163 125,164 121,164 118,165 115,167 111,168 108,169 105,170 102,172 99,174 96,176 93,177 91,180 88,182 85,184 83,187 81,189 79,192 77,195 74,198 73,200 71,204 69,207 67,210 66,213 65,217 64,221 62,225 61,228 60,232 59,236 59,241 58,246 58,250 58,255 57,259 57,263 57,461 0,461 0,0 57,0 57,120 57,122 57,124 57,126 57,128 57,130 57,132 57,134 57,137 57,138 57,140 57,143 57,145 56,146 56,149 56,150 56,152 56,154 56,156 56,158 56,159 56,161 56,163 56,164 56,166 56,168 55,169 55,170 55,172 55,173 55,174 55,175 55,176 55,177 55,179 55,180 55,181 55,182">
          <text:p/>
        </draw:polygon>
        <draw:polygon draw:style-name="gr6" draw:text-style-name="P6" draw:layer="layout" svg:width="0.162cm" svg:height="0.415cm" svg:x="37.546cm" svg:y="12.916cm" svg:viewBox="0 0 163 416" draw:points="163,409 161,410 158,410 156,411 153,411 150,412 148,412 145,413 142,414 140,414 137,414 135,415 132,415 129,415 126,416 123,416 120,416 116,416 113,416 109,416 106,416 93,416 82,414 72,410 63,404 56,397 49,389 45,379 42,368 40,355 39,340 39,115 0,115 0,75 41,75 57,0 95,0 95,75 158,75 158,115 95,115 95,328 95,333 95,337 95,342 96,345 97,349 97,352 98,355 99,358 101,360 102,362 104,364 106,366 108,367 111,369 113,370 116,370 120,371 124,372 127,372 131,372 133,372 134,372 136,372 138,372 139,372 140,372 142,372 144,371 145,371 146,371 148,370 150,370 151,370 153,370 154,369 156,369 158,369 160,368 162,368 163,368">
          <text:p/>
        </draw:polygon>
        <draw:path draw:style-name="gr6" draw:text-style-name="P6" draw:layer="layout" svg:width="0.583cm" svg:height="0.631cm" svg:x="0.407cm" svg:y="0.193cm" svg:viewBox="0 0 584 632" svg:d="M434 632l-147-240h-154v240h-133v-632h316 11 12l11 1 10 1 11 1 10 2 10 2 10 1 9 3 9 2 9 3 8 3 8 3 8 4 7 3 9 4 6 4 7 4 6 5 7 5 5 5 6 5 5 5 5 6 5 6 4 6 4 6 3 6 3 7 4 7 2 7 3 8 2 7 2 8 1 8 2 8 1 8 1 8v8 9 7 7l-1 7v6l-1 7-2 6-1 6-2 7-1 6-3 6-2 6-2 5-2 6-3 5-3 5-3 6-3 5-3 4-4 5-4 5-3 4-4 5-4 4-4 4-5 4-4 4-5 3-4 4-5 3-6 3-6 3-5 3-5 3-6 2-5 2-6 3-5 2-6 1-6 2-6 2 172 265zM418 194v-9l-1-8-1-8-3-8-2-7-4-6-4-7-4-5-5-5-6-5-6-6-7-3-7-4-8-2-9-3-8-2-10-2-10-1-10-1h-11-169v188h172 6l6-1h5 6l5-1 5-1 5-1h4l5-2 4-1 4-1 4-2 4-2 4-2 4-1 3-3 3-2 3-2 3-2 3-3 3-3 2-2 3-3 2-3 2-3 2-3 2-3 1-3 2-4 2-3 1-4 1-3 1-4 1-4 1-3v-5l1-4v-3-5z">
          <text:p/>
        </draw:path>
        <draw:path draw:style-name="gr6" draw:text-style-name="P6" draw:layer="layout" svg:width="0.49cm" svg:height="0.503cm" svg:x="1.035cm" svg:y="0.33cm" svg:viewBox="0 0 491 504" svg:d="M149 504h-7l-6-1h-7l-6-1-7-1h-6l-6-2-6-1-6-2-5-2-6-2-5-2-5-2-5-3-5-3-4-3-5-2-4-4-4-3-4-4-4-4-3-4-3-4-4-4-3-5-3-4-2-5-3-5-2-6-3-6-1-5-2-6-2-6-1-6-1-6-1-6-1-7v-7l-1-6v-7l1-9v-8l1-8 1-7 1-8 2-7 2-7 2-6 2-6 3-6 3-6 4-6 3-5 4-5 4-5 4-5 5-4 4-4 5-4 5-4 6-3 5-4 6-3 6-3 6-2 6-3 6-2 7-2 6-3 7-1 7-2 7-1 8-2 7-1 7-1h8l7-1 8-1h8 8l105-2v-25-5-5-5l-1-4v-5l-1-4-1-4v-4l-1-4-1-3-1-4-1-3-1-4-1-3-2-3-1-2-2-3-1-3-2-2-1-3-2-2-2-2-2-2-2-1-3-2-2-2-2-1-3-1-2-1-3-1-3-1-2-1-3-1h-3l-3-1h-3l-3-1h-3-3-4-3-3-3-3l-3 1h-3-2l-3 1h-2l-3 1-2 1h-3l-2 1-2 1-4 1-1 1-2 2-3 1-1 2-2 1-2 2-2 2-1 1-2 2-1 2-2 2-1 3-1 2-2 3-1 2-1 3-1 3-1 3-1 3v3l-1 4-1 3-1 4v3l-1 4-131-6 2-6 1-6 1-6 2-6 2-6 2-6 2-6 3-5 2-6 3-5 3-5 3-5 3-5 4-5 4-4 4-5 4-4 5-4 4-4 5-4 6-4 5-4 6-3 6-3 6-3 6-3 7-3 6-2 7-3 7-2 8-2 8-2 8-1 8-2 9-1 10-1 9-1h9l10-1h10 8l9 1h9l8 1 8 1 8 1 8 2 8 1 7 2 7 2 7 3 7 2 7 3 6 3 6 3 6 4 6 4 5 4 5 4 5 4 5 4 5 5 4 5 4 5 4 6 3 5 4 6 3 6 3 6 3 6 2 7 2 7 2 7 2 7 2 7 1 8v8l1 7v9l1 8v176 4 3 3 3 4 3l1 3v2 3 3l1 3v2 3l1 2v2l1 3 1 2v2l1 2 1 2 1 2 1 1 1 2 1 1 1 2 2 1 1 1 1 2 1 1 2 1h2l1 1 2 1 2 1h2l2 1h3 2 2 3 3 2 3 3 3l3-1h2 3l3-1h3v69h-3l-2 1h-2l-2 1h-2l-2 1h-2-2l-2 1-2 1h-2-1l-2 1h-2l-2 1h-1-2-2l-2 1h-2-2l-1 1h-2-2-2-2l-2 1h-2-2-2l-2 1h-2-2-2-3-2-2-3-2-3-9l-9-1-8-1-8-2-8-2-6-2-7-3-6-4-5-4-4-4-5-5-4-5-3-6-4-6-2-7-3-7-2-7-2-9-1-9-2-8h-2l-5 8-6 10-5 8-6 7-7 8-6 6-7 7-7 6-8 5-8 6-8 5-8 4-9 3-8 4-10 2-10 3-10 2-11 1h-11zM297 270h-65l-4 1h-3-5-4l-3 1h-4-4l-4 1h-3l-4 1-4 1h-4l-3 1-4 1-3 1-3 1-3 1-3 1-3 2-3 1-3 2-2 2-3 1-2 2-2 3-2 2-2 3-2 2-2 3-1 3-2 3-1 3-2 3-1 4v4l-1 4-1 5v4l-1 5v5l1 7v6l1 6 1 6 1 5 2 5 2 5 3 4 2 4 3 3 4 4 3 2 4 3 4 2 4 2 4 1 5 2h4l5 1h7 5 4l5-1h4l5-2 4-1 4-1 5-1 4-2 4-2 4-2 3-3 4-2 3-2 4-3 3-3 3-3 3-3 3-3 3-3 2-4 3-3 3-4 2-4 2-3 2-4 2-4 2-4 2-5 1-4 2-5 1-4 1-4 1-5 1-4 1-5v-4l1-5v-4-5z">
          <text:p/>
        </draw:path>
        <draw:polygon draw:style-name="gr6" draw:text-style-name="P6" draw:layer="layout" svg:width="0.283cm" svg:height="0.606cm" svg:x="1.53cm" svg:y="0.226cm" svg:viewBox="0 0 284 607" draw:points="178,607 167,607 156,606 147,604 137,602 129,599 120,596 112,592 105,588 98,583 92,577 87,570 81,563 77,556 73,547 70,539 67,529 65,519 63,508 63,497 62,485 62,199 0,199 0,114 68,114 108,0 187,0 187,114 278,114 278,199 187,199 187,451 187,458 187,465 188,471 189,477 190,482 191,487 193,492 195,496 197,500 200,503 203,507 206,509 209,512 213,514 217,516 221,517 226,519 231,519 236,520 242,520 244,520 246,520 249,520 251,520 253,520 255,519 257,519 259,519 261,519 263,518 265,518 266,517 269,517 271,517 273,516 275,516 277,515 279,515 282,514 284,514 284,592 279,593 274,595 270,596 265,597 260,598 255,599 250,600 245,601 240,602 234,603 229,604 224,604 219,605 213,605 207,606 202,606 196,607 190,607 184,607">
          <text:p/>
        </draw:polygon>
        <draw:path draw:style-name="gr6" draw:text-style-name="P6" draw:layer="layout" svg:width="0.126cm" svg:height="0.665cm" svg:x="1.888cm" svg:y="0.159cm" svg:viewBox="0 0 127 666" svg:d="M0 93v-93h127v93zM0 666v-485h127v485z">
          <text:p/>
        </draw:path>
        <draw:path draw:style-name="gr6" draw:text-style-name="P6" draw:layer="layout" svg:width="0.488cm" svg:height="0.503cm" svg:x="2.115cm" svg:y="0.33cm" svg:viewBox="0 0 489 504" svg:d="M489 251v11 11l-1 11-1 10-2 10-1 10-2 10-3 10-2 9-4 10-3 9-3 9-4 8-4 9-5 8-4 8-5 7-6 7-5 9-6 7-7 6-6 6-7 6-8 6-7 5-8 5-8 5-9 4-8 5-10 3-9 4-10 3-10 3-10 2-10 2-11 2-12 1-11 1-12 1h-12-12l-11-1-11-1-11-1-11-2-10-2-10-2-10-3-9-3-9-4-9-3-9-4-8-5-8-5-8-4-7-6-8-5-7-6-7-7-7-6-6-7-5-8-5-7-5-8-5-7-5-9-4-8-4-8-4-9-3-9-3-10-2-10-2-9-3-10-1-10-2-11-1-10-1-11v-11-11-11-10l1-11 1-10 1-10 2-10 2-10 2-9 3-9 3-10 3-9 3-9 4-8 4-9 5-8 4-8 5-7 5-8 6-7 6-6 6-7 7-6 7-6 8-6 8-5 7-6 9-4 8-5 9-4 9-4 9-3 10-4 10-2 10-3 11-2 11-2 11-1 12-1 12-1h12 13l12 1 12 1 12 1 11 2 11 2 11 3 10 2 10 4 9 3 9 4 9 4 8 5 8 4 8 6 7 5 8 6 6 6 7 6 6 7 5 6 5 7 6 7 4 8 5 8 4 8 4 8 3 9 3 9 3 9 3 9 3 9 2 10 1 10 2 10 1 10 1 10 1 11v10zM358 251l-1-17-1-16-1-14-2-15-2-13-3-12-4-10-5-11-4-9-5-8-6-8-7-6-7-6-7-5-8-5-8-3-10-3-9-2-10-1h-11-10l-11 1-10 2-9 3-9 4-8 4-8 5-7 6-6 7-7 7-5 8-5 10-5 10-4 11-3 12-2 13-2 14-2 15-1 15v17 9 8 8l1 8 1 7 1 8 1 7 1 7 1 7 1 6 2 6 2 6 2 6 2 5 2 6 2 5 3 4 2 5 3 4 3 5 3 3 3 4 3 3 3 4 4 3 3 3 4 2 3 3 4 2 4 3 4 1 4 2 5 1 4 2 4 1h5l5 1h4l5 1h5 5l6-1h5l5-1h5l5-1 4-2 5-1 5-2 4-1 4-3 4-2 4-3 4-2 4-3 4-3 3-4 3-3 4-4 3-3 3-5 2-4 3-5 2-4 2-5 3-6 2-5 2-6 1-6 2-6 1-6 2-7 1-7 1-7 1-8v-7l1-8v-8-8z">
          <text:p/>
        </draw:path>
        <draw:path draw:style-name="gr6" draw:text-style-name="P6" draw:layer="layout" svg:width="0.463cm" svg:height="0.674cm" svg:x="2.954cm" svg:y="0.159cm" svg:viewBox="0 0 464 675" svg:d="M464 422v11l-1 10-1 11v11l-1 10-1 10-2 10-2 9-1 10-2 9-3 10-2 8-3 9-3 8-4 8-3 9-4 7-3 7-5 8-4 7-5 6-5 7-5 6-5 5-6 5-6 5-6 5-7 5-6 4-8 4-7 4-7 3-7 3-8 2-9 2-8 2-9 1-9 1-9 1h-9-5-4l-4-1h-4-5l-4-1h-4l-5-1-4-1-4-1-5-1-4-1-4-1-4-1-4-1-4-2-4-2-4-1-4-3-4-1-4-3-3-2-4-2-4-3-3-2-4-3-3-3-4-3-3-3-3-3-3-4-4-3-3-4-3-4-2-4-3-4-3-4-2-5-3-4-2-5h-1v2 2 2 2 2 2l-1 2v3 2 2 3 2 3 2l-1 2v3 2 3 2 2 2l-1 2v3 2 2 2l-1 2v2 1 2l-1 2v2 1 2l-1 1v1 1 1 1 1h-124l1-4v-3-4-4l1-4v-5-5-5-5-6l1-6v-6-6l1-6v-7-6-7-7-7-8-555h127v187 2 4 2 3 3 3l-1 3v2 3 3 3 2 3 2 3 2 3 2 3 2 3 2 3l-1 2v3 3 2 3 2 3h2l4-10 6-10 5-8 6-8 6-8 6-7 7-6 7-6 8-4 8-5 8-4 8-4 9-3 8-3 10-3 9-2 9-2 10-1 10-1h11 9l9 1 9 1 8 1 8 2 8 3 8 3 7 2 7 4 7 3 6 4 7 4 6 4 6 5 5 5 6 6 5 5 5 6 5 7 4 6 4 7 4 7 4 7 4 8 3 7 3 8 3 9 3 8 2 9 2 9 2 9 2 9 2 10 1 10 1 10 1 10 1 10v10l1 11zM332 422v-16-16l-2-14-2-13-2-13-2-12-3-11-4-10-4-9-5-9-5-7-6-7-6-6-6-5-8-5-7-3-9-3-8-2-10-1h-10-3-4-4l-4 1-4 1h-3l-4 1-4 1-4 2-4 1-3 2-4 2-4 2-3 2-4 3-3 3-3 3-3 3-3 3-3 4-3 4-3 4-3 4-2 5-3 5-2 6-2 5-2 6-2 6-2 6-2 7-1 7-2 7-1 7-1 8-1 8v9l-1 9v9 10 9 9l1 9v8l1 8 1 8 1 7 2 7 1 7 2 7 2 6 2 6 2 5 2 6 2 5 3 5 2 4 3 5 2 4 3 4 3 3 3 4 3 3 4 3 3 3 3 2 3 3 4 2 4 2 3 1 4 2 4 1 4 1 4 1 3 1 4 1h4 4l4 1h3l10-1 9-1 8-2 8-3 8-3 7-4 7-5 6-6 6-7 6-7 4-9 5-9 4-11 3-11 3-12 2-14 2-14 1-15 1-16z">
          <text:p/>
        </draw:path>
        <draw:path draw:style-name="gr6" draw:text-style-name="P6" draw:layer="layout" svg:width="0.443cm" svg:height="0.503cm" svg:x="3.49cm" svg:y="0.33cm" svg:viewBox="0 0 444 504" svg:d="M227 504h-11l-10-1-10-1-9-1-10-1-10-2-9-2-9-2-8-3-9-2-8-4-8-3-8-4-7-5-8-4-6-5-7-5-7-6-6-5-6-6-6-7-5-7-6-8-5-8-4-7-4-8-5-9-4-8-3-10-3-9-3-10-3-9-2-11-2-11-2-11-1-11-2-12v-12l-1-12v-13-13l1-14 1-12 1-13 1-12 3-11 2-11 3-11 3-10 4-10 3-9 4-9 5-8 5-9 4-7 5-8 6-7 6-7 5-6 7-6 6-6 7-5 6-5 7-5 8-5 7-4 8-3 7-4 9-3 8-3 8-2 8-2 9-2 8-2 9-1 9-1 8-2h9l9-1h9 12l11 1 10 1 11 2 10 1 10 2 9 3 9 3 9 4 8 4 8 3 8 5 7 5 7 5 7 5 7 6 6 6 6 6 6 7 5 7 5 7 5 8 4 8 4 8 4 8 4 9 4 9 2 10 4 9 2 10 2 10 2 10 2 11 2 11 1 11 1 10 1 12 1 11v12 12 4h-312v6l1 6v6 6l1 5v6l1 5 1 6v5l1 6 2 5 1 5 1 5 2 4 2 5 1 4 2 5 3 4 2 4 2 4 3 3 2 4 3 3 3 4 3 3 3 3 4 2 3 3 4 2 4 3 3 2 4 2 4 2 5 1 5 1 4 1 5 1h5 5 6 6 7l6-1 5-1 6-1 5-1 5-2 6-2 5-2 4-3 4-3 4-4 4-3 3-4 3-4 3-5 3-5 2-5 2-5 2-6 119 10-2 4-2 5-2 4-2 4-2 4-2 5-3 4-2 5-3 4-3 5-3 5-3 5-4 5-3 4-4 4-4 5-4 4-4 4-5 4-4 4-5 4-6 3-5 4-6 3-6 4-6 3-6 3-7 3-7 3-7 2-7 3-8 2-8 2-8 1-10 2-8 1-10 1h-10l-9 1zM227 79l-4 1h-4-4-3l-4 1-4 1-3 1-4 1-3 1-4 1-3 2-3 1-3 2-3 1-3 3-3 2-3 2-3 3-2 2-3 3-2 3-2 3-3 3-2 3-2 4-2 4-1 4-2 3-2 5-1 4-2 5-1 4-2 5-1 6v5l-1 5-1 6v6l-1 6v6h189l-1-11-1-11-2-11-2-9-3-9-3-9-3-8-4-7-4-7-5-6-5-6-6-5-5-4-8-4-6-3-7-3-7-2-7-1-8-1z">
          <text:p/>
        </draw:path>
        <draw:polygon draw:style-name="gr6" draw:text-style-name="P6" draw:layer="layout" svg:width="0.283cm" svg:height="0.606cm" svg:x="3.976cm" svg:y="0.226cm" svg:viewBox="0 0 284 607" draw:points="177,607 166,607 156,606 146,604 137,602 128,599 120,596 111,592 104,588 97,583 91,577 85,570 80,563 76,556 72,547 68,539 66,529 64,519 62,508 61,497 61,485 61,199 0,199 0,114 67,114 107,0 187,0 187,114 278,114 278,199 187,199 187,451 187,458 187,465 188,471 189,477 190,482 191,487 193,492 195,496 197,500 200,503 203,507 206,509 209,512 213,514 217,516 221,517 226,519 231,519 236,520 242,520 244,520 246,520 248,520 250,520 253,520 255,519 257,519 259,519 261,519 262,518 265,518 266,517 268,517 271,517 273,516 275,516 277,515 279,515 281,514 284,514 284,592 279,593 274,595 269,596 265,597 260,598 255,599 250,600 244,601 239,602 234,603 229,604 224,604 218,605 213,605 207,606 201,606 195,607 190,607 183,607">
          <text:p/>
        </draw:polygon>
        <draw:polygon draw:style-name="gr6" draw:text-style-name="P6" draw:layer="layout" svg:width="0.718cm" svg:height="0.485cm" svg:x="4.267cm" svg:y="0.339cm" svg:viewBox="0 0 719 486" draw:points="198,371 292,0 428,0 520,371 603,0 719,0 592,486 459,486 360,90 259,486 126,486 0,0 118,0">
          <text:p/>
        </draw:polygon>
        <draw:path draw:style-name="gr6" draw:text-style-name="P6" draw:layer="layout" svg:width="0.443cm" svg:height="0.503cm" svg:x="5.019cm" svg:y="0.33cm" svg:viewBox="0 0 444 504" svg:d="M228 504h-11l-10-1-10-1-10-1-9-1-10-2-9-2-9-2-8-3-9-2-8-4-8-3-8-4-7-5-7-4-7-5-7-5-7-6-6-5-7-6-6-7-5-7-5-8-5-8-5-7-4-8-5-9-4-8-3-10-3-9-3-10-3-9-2-11-2-11-2-11-1-11-1-12-1-12-1-12v-13-13l1-14 1-12 1-13 2-12 2-11 2-11 3-11 3-10 4-10 3-9 4-9 5-8 4-9 5-7 5-8 6-7 6-7 5-6 8-6 6-6 7-5 6-5 7-5 8-5 7-4 8-3 7-4 9-3 8-3 8-2 8-2 9-2 8-2 9-1 9-1 9-2h8l9-1h9 12l11 1 10 1 10 2 11 1 9 2 9 3 9 3 9 4 8 4 8 3 8 5 7 5 7 5 7 5 7 6 6 6 6 6 6 7 5 7 5 7 5 8 4 8 5 8 3 8 4 9 3 9 4 10 2 9 3 10 2 10 2 10 2 11 2 11 1 11 1 10 1 12 1 11v12 12 4h-311v6 6l1 6v6l1 5v6l1 5 1 6 1 5v6l2 5 1 5 1 5 2 4 1 5 3 4 1 5 2 4 3 4 2 4 3 3 2 4 3 3 3 4 3 3 3 3 4 2 3 3 4 2 3 3 4 2 5 2 4 2 4 1 5 1 5 1 4 1h5 6 5 6 7l6-1 5-1 6-1 5-1 6-2 4-2 5-2 4-3 4-3 4-4 4-3 3-4 3-4 3-5 3-5 2-5 2-5 2-6 119 10-2 4-2 5-2 4-2 4-2 4-2 5-3 4-2 5-3 4-3 5-3 5-3 5-4 5-3 4-4 4-4 5-4 4-4 4-5 4-5 4-4 4-6 3-5 4-6 3-6 4-6 3-6 3-7 3-7 3-7 2-7 3-8 2-8 2-8 1-9 2-9 1-9 1h-9l-10 1zM228 79l-4 1h-4-4-4l-3 1-4 1-3 1-4 1-3 1-4 1-3 2-3 1-3 2-3 1-3 3-3 2-3 2-3 3-2 2-3 3-2 3-3 3-2 3-2 3-2 4-2 4-1 4-2 3-2 5-1 4-2 5-1 4-1 5-1 6-1 5-1 5-1 6v6l-1 6v6h188l-1-11-1-11-2-11-2-9-3-9-3-9-3-8-4-7-4-7-5-6-5-6-6-5-5-4-7-4-6-3-7-3-7-2-7-1-8-1z">
          <text:p/>
        </draw:path>
        <draw:path draw:style-name="gr6" draw:text-style-name="P6" draw:layer="layout" svg:width="0.443cm" svg:height="0.503cm" svg:x="5.529cm" svg:y="0.33cm" svg:viewBox="0 0 444 504" svg:d="M227 504h-10l-11-1-10-1-9-1-10-1-9-2-10-2-8-2-9-3-9-2-8-4-8-3-8-4-7-5-7-4-7-5-7-5-7-6-6-5-6-6-6-7-5-7-5-8-5-8-5-7-4-8-5-9-3-8-4-10-3-9-3-10-3-9-2-11-2-11-2-11-1-11-1-12-1-12-1-12v-13-13l1-14 1-12 1-13 2-12 2-11 2-11 3-11 3-10 4-10 4-9 3-9 5-8 5-9 5-7 4-8 6-7 6-7 5-6 7-6 6-6 7-5 6-5 8-5 7-5 7-4 8-3 8-4 8-3 8-3 8-2 8-2 9-2 8-2 9-1 9-1 9-2h9l8-1h10 11l11 1 10 1 11 2 10 1 9 2 10 3 8 3 9 4 8 4 8 3 8 5 7 5 8 5 6 5 7 6 6 6 6 6 6 7 5 7 5 7 5 8 4 8 5 8 4 8 3 9 4 9 3 10 3 9 2 10 2 10 2 10 2 11 3 11 1 11 1 10 1 12 1 11v12 12 4h-312v6l1 6v6 6l1 5v6l1 5 1 6 1 5 1 6 1 5 1 5 1 5 2 4 2 5 2 4 1 5 3 4 2 4 2 4 3 3 2 4 3 3 3 4 3 3 3 3 4 2 3 3 4 2 4 3 3 2 5 2 4 2 4 1 5 1 5 1 4 1h6 5 5 6 7l6-1 5-1 6-1 5-1 6-2 4-2 5-2 4-3 4-3 4-4 4-3 3-4 3-4 3-5 3-5 2-5 2-5 2-6 119 10-2 4-2 5-2 4-1 4-3 4-2 5-2 4-3 5-3 4-3 5-3 5-3 5-3 5-4 4-4 4-4 5-4 4-4 4-5 4-4 4-5 4-6 3-5 4-6 3-6 4-6 3-6 3-7 3-7 3-7 2-7 3-8 2-8 2-8 1-9 2-8 1-10 1h-9l-10 1zM227 79l-4 1h-4-4-3l-4 1-3 1-4 1-4 1-3 1-4 1-3 2-3 1-3 2-3 1-3 3-3 2-3 2-3 3-2 2-2 3-3 3-2 3-3 3-2 3-1 4-3 4-1 4-2 3-2 5-1 4-2 5-1 4-1 5-1 6-1 5-1 5-1 6v6l-1 6v6h188l-1-11-1-11-2-11-2-9-2-9-4-9-3-8-4-7-4-7-5-6-5-6-5-5-6-4-6-4-7-3-7-3-7-2-7-1-8-1z">
          <text:p/>
        </draw:path>
        <draw:polygon draw:style-name="gr6" draw:text-style-name="P6" draw:layer="layout" svg:width="0.443cm" svg:height="0.494cm" svg:x="6.064cm" svg:y="0.33cm" svg:viewBox="0 0 444 495" draw:points="318,495 318,222 317,216 317,211 317,205 317,200 316,195 316,190 315,185 314,180 314,175 313,170 312,166 311,161 310,157 308,153 307,149 306,145 304,141 302,137 300,133 298,130 296,127 294,124 291,121 289,118 286,115 284,113 281,110 278,108 275,106 271,104 268,102 264,100 261,99 257,98 253,97 249,96 245,95 240,95 236,95 231,94 227,95 222,95 218,95 214,96 209,97 205,98 201,100 197,101 193,103 189,104 186,107 182,109 179,112 175,114 172,117 169,120 166,123 163,126 160,130 157,133 155,137 153,141 150,145 148,149 145,154 144,158 142,163 140,168 138,173 137,178 135,183 134,188 133,193 132,199 131,205 131,210 130,216 130,222 130,228 129,234 129,495 4,495 4,118 4,114 4,111 4,108 3,105 3,102 3,98 3,95 3,92 3,89 3,85 3,82 3,79 3,76 3,72 3,69 3,66 3,63 3,60 2,57 2,54 2,51 2,48 2,45 2,42 2,40 2,37 2,35 2,32 2,30 1,27 1,25 1,23 1,21 1,18 1,17 0,15 0,13 0,12 0,11 0,9 120,9 120,10 120,12 120,13 121,15 121,16 121,18 121,20 121,22 121,24 122,27 122,29 122,31 122,34 123,36 123,39 123,42 123,45 123,47 123,50 124,53 124,55 124,58 124,61 124,64 124,67 124,70 125,73 125,76 125,78 125,81 125,84 125,87 125,90 125,92 126,95 126,97 126,99 126,101 126,103 126,106 127,106 133,95 138,85 144,75 150,66 156,58 163,50 170,43 177,36 184,30 192,25 199,20 208,16 216,12 225,9 234,6 243,4 253,2 263,1 273,0 283,0 292,0 300,0 308,1 316,2 324,4 331,5 338,7 345,9 351,11 357,14 364,17 370,21 375,24 381,27 386,31 391,35 395,40 400,44 404,49 408,54 411,59 415,64 418,70 421,75 424,81 427,87 429,93 431,100 434,106 435,113 437,120 439,127 440,134 441,141 442,148 442,156 443,163 443,170 444,178 444,186 444,495">
          <text:p/>
        </draw:polygon>
        <draw:path draw:style-name="gr6" draw:text-style-name="P6" draw:layer="layout" svg:width="0.443cm" svg:height="0.503cm" svg:x="6.854cm" svg:y="0.33cm" svg:viewBox="0 0 444 504" svg:d="M228 504h-10l-11-1-10-1-9-1-10-1-9-2-9-2-9-2-9-3-8-2-9-4-8-3-7-4-8-5-7-4-7-5-7-5-6-6-7-5-6-6-6-7-5-7-5-8-5-8-5-7-4-8-4-9-4-8-4-10-3-9-3-10-3-9-3-11-2-11-2-11-1-11-1-12-1-12v-12l-1-13 1-13v-14l1-12 2-13 1-12 2-11 2-11 3-11 4-10 4-10 4-9 4-9 4-8 5-9 5-7 5-8 5-7 6-7 6-6 6-6 6-6 7-5 7-5 7-5 7-5 7-4 8-3 8-4 8-3 8-3 8-2 9-2 8-2 9-2 8-1 9-1 9-2h9l9-1h9 11l11 1 11 1 10 2 10 1 9 2 10 3 9 3 8 4 8 4 8 3 8 5 8 5 7 5 6 5 7 6 6 6 6 6 6 7 5 7 5 7 5 8 4 8 5 8 4 8 3 9 4 9 3 10 3 9 2 10 3 10 2 10 1 11 2 11 1 11 1 10 1 12 1 11v12 12 4h-310v6 6 6 6l1 5v6l1 5 1 6 1 5 1 6 1 5 1 5 2 5 1 4 2 5 2 4 2 5 2 4 2 4 2 4 3 3 2 4 3 3 3 4 3 3 3 3 4 2 3 3 4 2 4 3 3 2 5 2 4 2 5 1 4 1 5 1 5 1h5 5 5 7 6l6-1 6-1 5-1 6-1 5-2 5-2 4-2 4-3 5-3 3-4 4-3 3-4 3-4 3-5 3-5 2-5 3-5 1-6 119 10-1 4-2 5-2 4-2 4-3 4-2 5-2 4-3 5-3 4-3 5-3 5-3 5-3 5-4 4-4 4-3 5-5 4-4 4-4 4-5 4-5 4-5 3-6 4-6 3-6 4-6 3-6 3-7 3-7 3-7 2-7 3-8 2-8 2-8 1-9 2-8 1-10 1h-9l-10 1zM228 79l-4 1h-4-3-4l-4 1-3 1-4 1-3 1-4 1-3 1-4 2-3 1-3 2-3 1-3 3-3 2-2 2-3 3-3 2-2 3-3 3-2 3-2 3-2 3-2 4-2 4-2 4-2 3-1 5-2 4-2 5-1 4-1 5-1 6-1 5-1 5-1 6v6 6l-1 6h188v-11l-2-11-2-11-2-9-2-9-3-9-4-8-4-7-4-7-5-6-5-6-5-5-6-4-6-4-6-3-7-3-8-2-7-1-8-1z">
          <text:p/>
        </draw:path>
        <draw:polygon draw:style-name="gr6" draw:text-style-name="P6" draw:layer="layout" svg:width="0.44cm" svg:height="0.503cm" svg:x="7.361cm" svg:y="0.33cm" svg:viewBox="0 0 441 504" draw:points="441,352 441,359 440,366 440,373 439,379 438,385 436,392 434,398 432,404 429,409 426,415 424,421 420,427 416,432 413,437 409,442 404,447 400,451 395,455 390,459 384,464 379,467 373,471 366,474 360,478 353,480 347,484 338,486 331,489 323,491 315,494 307,495 299,497 290,499 281,500 272,501 263,502 253,503 244,503 233,504 224,504 214,504 205,503 196,503 188,503 179,502 171,501 163,501 155,500 148,498 140,497 133,496 126,494 118,492 112,490 105,488 99,486 92,484 86,481 80,478 75,475 69,472 64,468 59,465 54,461 49,457 45,453 40,449 36,444 32,440 28,435 25,430 21,423 18,418 15,412 12,406 9,400 6,394 4,387 2,380 0,373 111,356 112,360 113,364 114,368 116,371 117,375 118,378 120,381 122,384 123,386 126,389 127,392 129,394 132,396 134,398 136,400 138,402 141,404 143,405 146,407 149,408 152,410 154,411 157,412 160,413 164,414 167,415 170,416 174,416 177,417 181,417 185,418 189,418 193,418 197,419 201,419 205,419 209,419 214,420 219,420 224,420 228,420 232,420 236,419 240,419 244,419 248,419 252,418 256,418 260,418 263,417 267,417 270,416 274,415 278,415 281,414 284,413 287,412 290,411 293,410 296,409 298,408 301,406 303,405 306,403 308,402 310,400 312,398 314,396 315,394 317,392 318,390 320,387 321,385 322,382 323,379 323,376 324,373 324,370 324,367 324,364 324,360 324,357 324,354 323,350 322,347 321,344 319,342 317,339 316,337 314,334 311,332 309,330 306,328 303,326 300,324 297,322 294,321 291,319 287,318 284,316 280,315 276,314 272,312 267,311 263,310 258,309 254,308 249,307 244,306 239,305 233,303 228,302 223,301 218,300 212,299 207,297 201,296 195,295 190,294 184,292 178,291 172,290 166,288 160,287 154,285 148,283 142,282 136,280 130,278 124,276 118,274 112,272 107,270 102,267 96,265 91,263 86,260 81,257 76,254 71,251 67,247 62,244 58,240 54,236 50,233 46,228 43,224 40,219 37,215 33,210 31,205 28,199 26,194 24,188 23,182 21,175 20,168 20,162 19,154 19,147 19,140 20,133 20,127 21,120 22,114 24,108 26,102 28,96 30,91 33,85 36,80 38,75 42,70 45,65 49,60 53,56 57,51 62,47 67,43 72,39 77,35 83,32 89,29 95,25 101,22 108,19 114,17 121,15 129,12 136,10 144,8 152,6 160,5 169,4 177,3 186,1 195,1 205,0 214,0 224,0 232,0 240,0 248,0 255,1 262,2 270,3 277,4 284,5 291,6 298,7 304,9 311,11 317,12 324,15 330,17 336,19 343,22 349,25 354,28 360,31 365,34 370,37 375,41 380,45 384,49 389,53 393,57 397,61 401,66 404,71 408,76 411,81 414,87 417,92 420,98 422,104 425,110 427,117 428,124 430,131 317,142 317,139 316,136 315,132 314,129 313,126 312,124 311,121 309,118 308,116 306,114 305,111 303,109 301,107 299,105 297,103 295,101 293,100 291,98 288,97 286,95 284,94 281,93 279,92 276,91 273,90 271,89 268,88 265,87 262,87 259,86 256,86 253,85 249,85 246,85 242,84 239,84 235,84 232,84 228,84 224,84 215,84 207,84 200,85 192,85 185,86 179,88 172,89 167,91 162,93 157,95 153,98 149,100 146,103 143,107 140,110 138,114 137,119 136,123 135,128 135,133 135,137 135,140 135,143 136,145 137,148 138,151 139,153 140,156 142,158 144,160 146,162 148,163 150,166 152,167 155,169 158,170 160,172 163,174 166,175 170,176 173,178 177,179 181,180 184,181 188,182 192,183 196,185 201,186 205,187 209,187 214,188 219,189 224,191 229,192 234,193 239,194 244,195 249,196 255,197 260,199 267,200 274,202 280,203 287,205 293,206 300,208 306,210 313,212 320,214 326,216 333,218 339,220 346,222 352,224 358,227 364,230 369,233 375,236 380,239 385,242 390,246 395,249 399,253 403,257 408,261 412,266 415,270 419,275 422,280 426,285 428,290 431,296 433,302 436,309 437,315 439,322 440,329 440,337 441,344">
          <text:p/>
        </draw:polygon>
        <draw:polygon draw:style-name="gr6" draw:text-style-name="P6" draw:layer="layout" svg:width="0.283cm" svg:height="0.606cm" svg:x="7.85cm" svg:y="0.226cm" svg:viewBox="0 0 284 607" draw:points="177,607 166,607 156,606 146,604 136,602 128,599 119,596 112,592 104,588 98,583 91,577 86,570 81,563 76,556 72,547 69,539 66,529 64,519 63,508 62,497 61,485 61,199 0,199 0,114 68,114 107,0 186,0 186,114 279,114 279,199 186,199 186,451 186,458 186,465 187,471 188,477 189,482 191,487 192,492 195,496 197,500 199,503 202,507 205,509 209,512 212,514 217,516 222,517 226,519 231,519 237,520 242,520 244,520 246,520 249,520 251,520 253,520 255,519 257,519 259,519 261,519 263,518 265,518 267,517 269,517 271,517 273,516 275,516 277,515 280,515 282,514 284,514 284,592 279,593 275,595 270,596 265,597 260,598 255,599 250,600 245,601 240,602 235,603 229,604 224,604 219,605 212,605 207,606 201,606 195,607 189,607 183,607">
          <text:p/>
        </draw:polygon>
        <draw:path draw:style-name="gr6" draw:text-style-name="P6" draw:layer="layout" svg:width="0.126cm" svg:height="0.665cm" svg:x="8.208cm" svg:y="0.159cm" svg:viewBox="0 0 127 666" svg:d="M0 93v-93h127v93zM0 666v-485h127v485z">
          <text:p/>
        </draw:path>
        <draw:polygon draw:style-name="gr6" draw:text-style-name="P6" draw:layer="layout" svg:width="0.699cm" svg:height="0.494cm" svg:x="8.459cm" svg:y="0.33cm" svg:viewBox="0 0 700 495" draw:points="290,495 290,222 290,216 290,211 290,205 290,200 289,195 289,190 288,185 288,180 287,175 287,170 285,166 285,161 284,157 283,153 282,149 280,145 279,141 277,137 276,133 274,130 272,127 270,124 268,121 265,118 263,115 260,113 258,110 256,108 253,106 250,104 247,102 244,100 241,99 238,98 235,97 231,96 228,95 224,95 220,95 216,94 212,95 208,95 205,95 201,96 198,97 194,98 191,100 187,101 184,103 181,104 178,107 175,109 172,112 169,114 166,117 164,120 161,123 159,126 156,130 154,133 151,137 149,141 148,145 145,149 144,154 142,158 141,163 139,168 138,173 136,178 135,183 134,188 133,193 132,199 132,205 131,210 131,216 130,222 130,228 130,234 130,495 4,495 4,118 4,114 4,111 4,108 4,105 4,102 4,98 4,95 4,92 4,89 4,85 4,82 4,79 4,76 4,72 3,69 3,66 3,63 3,60 3,57 3,54 3,51 3,48 3,45 3,42 2,40 2,37 2,35 2,32 2,30 2,27 2,25 2,23 2,21 2,18 1,17 1,15 1,13 1,12 1,11 0,9 120,9 121,10 121,12 121,13 121,15 121,16 121,18 122,20 122,22 122,24 123,27 123,29 123,31 123,34 123,36 123,39 124,42 124,45 124,47 124,50 124,53 124,55 125,58 125,61 125,64 125,67 125,70 125,73 125,76 125,78 125,81 126,84 126,87 126,90 126,92 126,95 126,97 126,99 126,101 126,103 126,106 128,106 133,95 138,85 143,75 149,66 154,58 160,50 166,43 173,36 179,30 186,25 193,20 200,16 208,12 216,9 224,6 233,4 241,2 251,1 260,0 270,0 281,0 291,1 302,2 311,4 320,7 329,10 337,13 345,17 352,22 360,27 366,33 372,39 378,46 383,53 388,60 392,68 396,77 399,86 403,96 405,106 408,106 410,100 413,94 416,89 418,83 421,78 424,73 427,68 430,64 433,60 435,55 439,52 442,48 445,44 448,41 451,37 455,34 458,31 461,28 465,26 469,23 472,21 476,18 480,16 484,14 488,12 492,11 496,9 500,8 504,6 508,5 512,4 517,3 521,3 526,2 531,1 535,1 540,0 545,0 550,0 555,0 562,0 570,0 578,1 585,2 591,4 598,5 604,7 610,9 616,11 622,14 627,17 633,21 638,24 642,27 647,31 651,35 656,40 659,44 663,49 666,54 670,59 673,64 676,70 679,75 682,81 684,87 686,93 688,100 690,106 692,113 693,120 695,127 696,134 697,141 698,148 699,156 699,163 699,170 700,178 700,186 700,495 575,495 575,222 575,216 575,211 574,205 574,200 574,195 573,190 573,185 572,180 572,175 571,170 570,166 569,161 568,157 567,153 566,149 564,145 563,141 562,137 560,133 558,130 556,127 555,124 553,121 550,118 548,115 546,113 543,110 541,108 538,106 535,104 532,102 530,100 526,99 523,98 520,97 517,96 513,95 509,95 505,95 501,94 497,95 494,95 490,95 487,96 483,97 480,98 477,99 473,101 470,102 467,104 464,106 461,108 458,110 455,113 453,116 450,119 447,121 445,125 442,128 440,132 438,135 436,139 434,143 432,147 430,151 428,155 427,160 425,164 424,169 423,174 421,179 420,184 419,189 418,194 418,200 417,205 416,211 416,216 416,222 415,228 415,495">
          <text:p/>
        </draw:polygon>
        <draw:path draw:style-name="gr6" draw:text-style-name="P6" draw:layer="layout" svg:width="0.489cm" svg:height="0.503cm" svg:x="9.242cm" svg:y="0.33cm" svg:viewBox="0 0 490 504" svg:d="M149 504h-7l-7-1h-7l-6-1-6-1h-7l-6-2-6-1-5-2-6-2-5-2-6-2-5-2-4-3-5-3-5-3-4-2-4-4-5-3-4-4-3-4-4-4-3-4-4-4-2-5-4-4-2-5-3-5-2-6-2-6-2-5-2-6-1-6-2-6-1-6-1-6-1-7v-7-6-7-9-8l1-8 1-7 1-8 2-7 2-7 2-6 3-6 2-6 4-6 3-6 3-5 4-5 4-5 4-5 5-4 4-4 5-4 5-4 6-3 5-4 6-3 6-3 6-2 6-3 6-2 7-2 7-3 6-1 7-2 7-1 8-2 7-1 7-1h8l7-1 8-1h8 8l105-2v-25-5-5l-1-5v-4-5l-1-4v-4l-1-4-1-4-1-3-1-4-1-3-1-4-1-3-1-3-2-2-1-3-2-3-1-2-2-3-2-2-3-2-2-2-2-1-2-2-2-2-3-1-2-1-3-1-3-1-2-1-3-1-3-1h-3l-3-1h-3l-3-1h-3-3-4-3-3-3-3l-3 1h-2-3l-3 1h-2l-3 1-2 1h-3l-2 1-2 1-2 1-2 1-2 2-2 1-2 2-2 1-2 2-1 2-2 1-1 2-2 2-2 2-1 3-1 2-2 3-1 2-1 3-1 3-1 3v3l-1 3-1 4-1 3v4l-1 3v4l-132-6 2-6 1-6 1-6 2-6 2-6 2-6 2-6 3-5 2-6 3-5 3-5 3-5 4-5 3-5 4-4 4-5 5-4 4-4 5-4 5-4 5-4 5-4 6-3 6-3 6-3 6-3 7-3 7-2 7-3 7-2 7-2 8-2 8-1 9-2 8-1 9-1 9-1h9l10-1h10 9l9 1h8l8 1 9 1 8 1 8 2 8 1 7 2 7 2 7 3 7 2 6 3 7 3 6 3 6 4 5 4 6 4 5 4 5 4 5 4 5 5 4 5 4 5 4 6 4 5 3 6 3 6 3 6 3 6 3 7 2 7 1 7 2 7 2 7 1 8 1 8v7l1 9v8 176 4 3 3 3 4 3 3l1 2v3 3l1 3v2l1 3v2l1 2v3l1 2v2l1 2 1 2 1 2 1 1 1 2 1 1 1 2 2 1 1 1 1 2 2 1 1 1h2l2 1 1 1 2 1h2l2 1h3 2 2 3 3 3 2 3 3l3-1h2 3l3-1h3v69h-3l-2 1h-2l-2 1h-2l-2 1h-2-2l-2 1-2 1h-1-2l-2 1h-2l-1 1h-2-2-2l-2 1h-2-1l-2 1h-2-2-2-2l-2 1h-2-2-2l-2 1h-2-2-2-3-2-2-3-2-3-9l-9-1-8-1-8-2-8-2-6-2-7-3-5-4-6-4-4-4-5-5-4-5-3-6-3-6-3-7-3-7-2-7-2-9-1-9-1-8h-3l-5 8-6 10-5 8-6 7-7 8-7 6-7 7-7 6-8 5-7 6-8 5-9 4-8 3-9 4-10 2-9 3-10 2-11 1h-10zM296 270h-65l-5 1h-3-4-4l-4 1h-4-4l-3 1h-4l-4 1-3 1h-4l-3 1-4 1-3 1-3 1-3 1-3 1-3 2-3 1-2 2-3 2-2 1-2 2-3 3-2 2-2 3-2 2-2 3-1 3-2 3-1 3-1 3-1 4-1 4-1 4v5l-1 4v5 5 7l1 6v6l1 6 2 5 1 5 3 5 2 4 3 4 2 3 4 4 3 2 4 3 4 2 4 2 5 1 4 2h5l5 1h5 5 5l4-1h5l4-2 5-1 4-1 4-1 4-2 4-2 4-2 4-3 3-2 4-2 3-3 3-3 3-3 3-3 3-3 3-3 3-4 2-3 4-4 2-4 2-3 2-4 3-4 1-4 2-5 1-4 2-5 1-4 1-4 1-5 1-4 1-5v-4l1-5v-4-5z">
          <text:p/>
        </draw:path>
        <draw:polygon draw:style-name="gr6" draw:text-style-name="P6" draw:layer="layout" svg:width="0.283cm" svg:height="0.606cm" svg:x="9.736cm" svg:y="0.226cm" svg:viewBox="0 0 284 607" draw:points="178,607 167,607 157,606 147,604 137,602 129,599 120,596 113,592 105,588 99,583 92,577 87,570 82,563 77,556 73,547 70,539 67,529 65,519 64,508 63,497 62,485 62,199 0,199 0,114 69,114 108,0 187,0 187,114 278,114 278,199 187,199 187,451 187,458 187,465 188,471 189,477 190,482 192,487 193,492 196,496 198,500 200,503 203,507 206,509 210,512 213,514 217,516 222,517 226,519 231,519 236,520 242,520 244,520 246,520 249,520 251,520 253,520 255,519 257,519 259,519 261,519 263,518 265,518 267,517 269,517 271,517 273,516 275,516 277,515 280,515 282,514 284,514 284,592 279,593 275,595 270,596 265,597 260,598 255,599 250,600 245,601 240,602 235,603 229,604 224,604 219,605 213,605 208,606 202,606 196,607 190,607 184,607">
          <text:p/>
        </draw:polygon>
        <draw:path draw:style-name="gr6" draw:text-style-name="P6" draw:layer="layout" svg:width="0.443cm" svg:height="0.503cm" svg:x="10.066cm" svg:y="0.33cm" svg:viewBox="0 0 444 504" svg:d="M226 504h-10l-10-1-10-1-10-1-9-1-9-2-10-2-9-2-8-3-9-2-8-4-8-3-8-4-7-5-7-4-8-5-6-5-7-6-6-5-6-6-6-7-5-7-6-8-4-8-5-7-5-8-4-9-3-8-4-10-3-9-3-10-3-9-2-11-2-11-2-11-2-11-1-12v-12l-1-12v-13-13l1-14 1-12 1-13 2-12 2-11 2-11 3-11 3-10 3-10 4-9 4-9 5-8 4-9 5-7 6-8 5-7 5-7 6-6 6-6 7-6 7-5 7-5 7-5 7-5 7-4 7-3 9-4 7-3 8-3 9-2 8-2 9-2 8-2 9-1 9-1 8-2h9l9-1h9 12l11 1 10 1 11 2 10 1 9 2 9 3 9 3 9 4 8 4 8 3 8 5 8 5 7 5 7 5 7 6 6 6 6 6 5 7 6 7 5 7 5 8 4 8 4 8 4 8 4 9 3 9 3 10 3 9 3 10 2 10 2 10 2 11 2 11 1 11 1 10 1 12v11l1 12v12 4h-312v6 6l1 6v6 5l1 6 1 5v6l2 5 1 6 1 5 1 5 1 5 2 4 2 5 1 4 2 5 2 4 3 4 2 4 2 3 3 4 3 3 3 4 3 3 3 3 3 2 4 3 3 2 4 3 4 2 4 2 5 2 4 1 4 1 5 1 5 1h5 6 5 7 6l6-1 6-1 5-1 5-1 5-2 5-2 5-2 4-3 4-3 4-4 3-3 4-4 3-4 3-5 3-5 2-5 2-5 2-6 120 10-2 4-2 5-2 4-2 4-2 4-2 5-3 4-2 5-3 4-3 5-3 5-3 5-3 5-4 4-4 4-4 5-4 4-4 4-5 4-5 4-5 4-5 3-5 4-6 3-6 4-7 3-6 3-7 3-7 3-7 2-7 3-8 2-8 2-8 1-9 2-9 1-9 1h-9l-10 1zM226 79l-3 1h-4-4-3l-4 1-4 1-3 1-4 1-3 1-3 1-4 2-3 1-3 2-3 1-3 3-3 2-3 2-2 3-3 2-3 3-2 3-2 3-2 3-3 3-2 4-2 4-2 4-1 3-2 5-2 4-1 5-1 4-1 5-1 6-2 5v5l-1 6v6l-1 6v6h188l-1-11-1-11-2-11-2-9-3-9-3-9-3-8-4-7-4-7-5-6-5-6-6-5-5-4-6-4-7-3-7-3-7-2-7-1-8-1z">
          <text:p/>
        </draw:path>
        <draw:path draw:style-name="gr6" draw:text-style-name="P6" draw:layer="layout" svg:width="0.462cm" svg:height="0.674cm" svg:x="10.578cm" svg:y="0.159cm" svg:viewBox="0 0 463 675" svg:d="M341 666v-1-1-1-1l-1-1v-1-2-1l-1-2v-2-2-2-1l-1-3v-2-2l-1-2v-2-2-3-2l-1-3v-2-2-3-2-2l-1-3v-2-3-2-2-3-2-2-2-2-2-2-2h-2l-5 9-5 9-5 8-6 7-6 7-6 7-7 6-6 5-9 5-8 5-8 4-8 3-8 3-9 3-10 2-9 2-10 1-10 1-10 1h-11-9l-9-1-8-1-9-1-8-2-8-2-7-2-8-3-7-3-6-4-7-4-6-4-6-5-6-5-6-5-5-5-5-5-5-6-5-7-4-6-5-7-4-7-3-8-4-7-3-8-3-8-3-8-3-9-2-9-3-9-2-9-1-10-2-9-1-10-2-10v-10l-1-10-1-11v-10-11-11-11l1-10 1-11 1-10 1-10 1-10 2-9 2-10 2-9 2-9 3-9 3-9 2-8 4-8 3-8 4-8 4-7 4-7 5-6 4-7 5-6 6-6 5-6 5-5 6-6 6-4 7-5 6-4 8-4 7-3 7-4 8-2 8-3 8-3 8-2 9-1 9-1 10-1h9 5 5l4 1h5 4l5 1 5 1 4 1h4l5 1 4 1 4 2 5 2 4 1 4 1 4 2 4 2 4 2 4 1 4 3 3 2 5 2 4 2 3 3 4 2 3 3 3 3 3 3 4 3 3 3 3 3 2 4 3 3 3 4 3 4 2 3 3 5 2 4 2 4 3 5h1v-1-1-1-1-2l-1-1v-1-2-2-1-2-2-2-2-2-2-2-2-2-2-3-2-2-3-2-2-2-3-2-3-2-2-3-2-2-3-2-2-2-4-177h126v560 7 7 7 6 7 6 6l1 6v6 5 6 5l1 4v5 5 4l1 4v3 4 3zM335 421v-9-10-8l-1-9-1-8-1-8-1-7-1-7-2-7-1-6-2-7-2-6-2-5-3-6-2-5-2-5-3-4-2-5-3-4-3-4-3-3-3-4-3-3-3-3-4-3-3-2-3-2-5-2-4-2-3-1-4-2-4-1-4-1-3-1-4-1-4-1-3-1h-4-4-4-5-5l-4 1h-4l-5 1-4 1-4 1-4 2-4 2-4 1-4 2-3 3-4 2-3 2-3 3-3 3-3 4-3 3-3 4-2 4-3 4-2 4-2 5-2 5-2 5-2 5-2 5-2 6-1 6-2 6-1 7-1 6-1 7-1 8v7l-1 8v8l-1 8v8 9l1 31 3 28 5 25 7 21 9 19 11 15 13 11 15 8 16 5 19 2h4l4-1h4 3l4-1 4-1 3-1 4-1 4-2 4-1 4-2 3-2 5-2 3-3 4-2 3-3 3-3 3-3 3-4 3-4 3-3 3-5 3-4 2-5 3-5 2-5 2-6 2-6 2-6 2-6 2-7 1-7 2-7 1-8 1-8 1-8 1-8v-10-9z">
          <text:p/>
        </draw:path>
        <draw:polygon draw:style-name="gr6" draw:text-style-name="P6" draw:layer="layout" svg:width="0.448cm" svg:height="0.503cm" svg:x="11.391cm" svg:y="0.33cm" svg:viewBox="0 0 449 504" draw:points="231,504 220,504 209,503 198,502 188,501 177,499 167,497 158,495 148,492 139,489 130,486 122,482 114,478 106,474 98,469 91,464 84,459 77,454 71,448 65,442 59,435 53,429 48,421 43,414 38,406 34,398 29,390 25,382 22,374 19,365 16,356 13,346 11,337 7,327 5,318 4,307 3,297 1,287 1,276 0,265 0,254 0,242 1,230 2,219 3,208 4,197 6,187 9,176 11,166 14,156 17,147 20,137 24,128 28,120 32,111 36,103 41,95 45,88 51,80 56,74 62,67 68,61 74,55 81,49 88,43 95,38 102,34 110,29 118,25 126,21 135,17 144,14 152,11 162,9 171,6 181,5 191,3 201,2 212,1 222,0 233,0 243,0 252,1 260,1 269,2 278,4 286,5 294,6 302,8 309,10 316,13 324,16 331,18 338,21 344,24 351,28 357,31 363,35 369,39 374,43 380,47 385,52 390,56 395,61 399,66 404,71 408,76 412,82 415,87 419,92 422,98 425,104 429,110 431,116 434,123 436,129 438,136 440,142 442,149 444,155 445,162 318,168 317,161 315,154 314,147 311,141 309,135 306,129 303,124 299,119 296,114 291,109 287,105 282,101 277,98 271,95 266,92 259,90 253,89 246,88 238,87 231,87 221,87 211,88 202,90 194,94 187,97 180,102 173,107 167,113 162,120 157,128 152,137 148,146 145,157 142,168 139,180 137,192 135,205 134,219 134,234 133,249 134,281 137,309 142,335 149,356 158,375 169,390 182,402 197,410 213,415 232,417 240,417 246,416 253,415 259,413 265,411 271,409 277,406 282,403 288,399 292,394 297,390 301,384 305,379 309,373 312,366 315,359 317,352 319,344 321,336 322,327 449,333 448,339 446,346 445,352 443,359 441,366 439,372 437,378 434,385 431,391 428,397 425,403 421,409 418,415 414,421 410,427 405,432 400,437 395,442 391,447 385,452 380,457 374,461 368,465 362,470 355,473 349,477 342,480 335,484 327,487 320,490 312,492 304,495 296,497 287,499 278,500 270,502 260,503 251,503 241,504">
          <text:p/>
        </draw:polygon>
        <draw:path draw:style-name="gr6" draw:text-style-name="P6" draw:layer="layout" svg:width="0.488cm" svg:height="0.503cm" svg:x="11.902cm" svg:y="0.33cm" svg:viewBox="0 0 489 504" svg:d="M489 251v11l-1 11v11l-2 10-1 10-2 10-2 10-2 10-3 9-3 10-3 9-3 9-4 8-4 9-5 8-5 8-5 7-5 7-6 9-6 7-6 6-7 6-7 6-7 6-8 5-7 5-8 5-9 4-9 5-9 3-9 4-10 3-10 3-10 2-11 2-11 2-11 1-11 1-12 1h-12-12l-11-1-12-1-10-1-11-2-10-2-10-2-10-3-9-3-10-4-9-3-8-4-9-5-8-5-8-4-7-6-7-5-7-6-6-7-7-6-6-7-6-8-6-7-5-8-5-7-4-9-4-8-4-8-4-9-3-9-3-10-3-10-2-9-2-10-2-10-1-11-1-10-1-11v-11-11-11-10l1-11 1-10 1-10 2-10 2-10 2-9 2-9 3-10 3-9 4-9 4-8 4-9 4-8 5-8 5-7 5-8 7-7 6-6 6-7 7-6 7-6 7-6 7-5 8-6 8-4 8-5 9-4 9-4 10-3 9-4 10-2 11-3 10-2 11-2 12-1 11-1 12-1h12 13l13 1 12 1 12 1 11 2 11 2 11 3 10 2 9 4 10 3 9 4 8 4 9 5 8 4 8 6 7 5 7 6 7 6 6 6 6 7 6 6 5 7 6 7 4 8 5 8 4 8 3 8 4 9 3 9 3 9 3 9 2 9 2 10 2 10 2 10 1 10 1 10v11l1 10zM357 251v-17l-1-16-1-14-2-15-3-13-3-12-4-10-4-11-4-9-6-8-6-8-6-6-7-6-8-5-8-5-8-3-9-3-9-2-10-1h-11-11l-10 1-10 2-9 3-9 4-8 4-8 5-7 6-7 7-6 7-6 8-4 10-5 10-4 11-3 12-3 13-2 14-1 15-1 15-1 17v9l1 8v8l1 8v7l1 8 1 7 1 7 2 7 1 6 2 6 1 6 3 6 2 5 2 6 2 5 2 4 3 5 3 4 2 5 3 3 3 4 4 3 3 4 3 3 4 3 3 2 4 3 4 2 4 3 4 1 4 2 4 1 5 2 4 1h5l4 1h5l5 1h4 6l5-1h5l6-1h5l5-1 4-2 5-1 4-2 5-1 4-3 4-2 4-3 4-2 4-3 3-3 4-4 3-3 3-4 3-3 3-5 3-4 3-5 2-4 2-5 2-6 2-5 2-6 2-6 2-6 1-6 2-7 1-7 1-7v-8l1-7v-8l1-8v-8z">
          <text:p/>
        </draw:path>
        <draw:polygon draw:style-name="gr6" draw:text-style-name="P6" draw:layer="layout" svg:width="0.443cm" svg:height="0.494cm" svg:x="12.483cm" svg:y="0.339cm" svg:viewBox="0 0 444 495" draw:points="125,0 125,272 125,278 126,283 126,289 126,294 127,299 127,304 128,309 128,315 129,319 130,324 131,329 132,333 133,337 135,342 136,346 137,350 139,354 141,357 144,361 146,364 148,367 150,371 153,374 155,377 158,379 160,382 163,384 166,386 169,388 172,390 176,392 179,394 183,395 186,396 191,397 195,398 199,399 203,399 208,400 213,400 217,400 221,399 226,399 230,398 234,397 238,396 242,395 246,394 250,392 254,390 257,388 261,385 264,383 268,381 271,378 274,375 277,371 280,368 283,365 286,361 289,357 291,353 293,349 296,345 298,341 300,336 302,331 304,327 305,322 306,317 308,312 309,306 310,301 311,295 312,290 313,284 313,278 314,272 314,266 314,260 314,0 440,0 440,376 440,379 440,383 440,386 440,389 440,392 440,395 440,399 440,403 440,406 440,410 440,413 440,416 440,420 440,423 440,426 440,429 441,432 441,435 441,438 441,441 441,444 441,447 442,450 442,453 442,456 442,458 442,461 442,463 442,466 442,468 443,471 443,473 443,475 443,477 443,479 443,480 443,482 443,483 444,485 444,486 324,486 323,485 323,483 323,482 323,481 323,479 323,477 323,475 322,473 322,471 322,469 322,467 322,464 321,461 321,459 321,456 321,453 321,451 321,448 320,445 320,443 320,439 320,437 320,434 319,431 319,428 319,425 319,422 319,420 319,416 319,414 319,411 318,408 318,406 318,403 318,400 318,397 318,395 318,393 318,390 318,389 316,389 311,399 305,410 300,420 294,429 287,437 281,445 274,452 267,458 259,464 252,470 244,475 236,479 227,482 219,486 210,488 201,491 191,493 181,494 171,494 160,495 152,495 142,494 134,493 127,493 119,491 112,489 105,488 98,486 92,483 85,480 79,477 74,474 68,471 63,467 57,464 53,459 48,455 44,451 39,446 36,441 32,437 28,431 25,426 22,420 19,414 16,408 14,402 12,395 10,388 8,381 7,375 5,367 4,360 3,353 2,346 1,339 1,331 0,323 0,316 0,308 0,0">
          <text:p/>
        </draw:polygon>
        <draw:polygon draw:style-name="gr6" draw:text-style-name="P6" draw:layer="layout" svg:width="0.442cm" svg:height="0.494cm" svg:x="13.047cm" svg:y="0.33cm" svg:viewBox="0 0 443 495" draw:points="317,495 317,222 317,216 317,211 317,205 316,200 316,195 315,190 315,185 314,180 314,175 313,170 311,166 310,161 309,157 308,153 307,149 305,145 303,141 302,137 300,133 298,130 296,127 293,124 291,121 289,118 286,115 283,113 280,110 277,108 274,106 271,104 267,102 264,100 260,99 256,98 253,97 248,96 244,95 240,95 235,95 231,94 226,95 222,95 217,95 213,96 209,97 205,98 201,100 197,101 193,103 189,104 185,107 182,109 178,112 175,114 172,117 169,120 166,123 163,126 160,130 157,133 155,137 152,141 150,145 147,149 145,154 143,158 141,163 139,168 138,173 136,178 135,183 134,188 133,193 132,199 131,205 130,210 129,216 129,222 129,228 129,234 129,495 3,495 3,118 3,114 3,111 3,108 3,105 3,102 3,98 3,95 3,92 3,89 3,85 3,82 3,79 2,76 2,72 2,69 2,66 2,63 2,60 2,57 2,54 2,51 2,48 1,45 1,42 1,40 1,37 1,35 1,32 1,30 1,27 1,25 1,23 1,21 0,18 0,17 0,15 0,13 0,12 0,11 0,9 120,9 120,10 120,12 120,13 120,15 121,16 121,18 121,20 121,22 121,24 121,27 122,29 122,31 122,34 122,36 122,39 122,42 123,45 123,47 123,50 123,53 123,55 123,58 124,61 124,64 124,67 124,70 124,73 124,76 125,78 125,81 125,84 125,87 125,90 125,92 125,95 125,97 125,99 125,101 125,103 125,106 127,106 132,95 138,85 144,75 150,66 156,58 163,50 169,43 176,36 184,30 191,25 199,20 207,16 216,12 224,9 234,6 243,4 252,2 262,1 273,0 283,0 292,0 300,0 308,1 316,2 323,4 331,5 338,7 344,9 351,11 357,14 363,17 369,21 374,24 380,27 385,31 389,35 394,40 398,44 402,49 406,54 410,59 413,64 417,70 420,75 423,81 425,87 428,93 430,100 432,106 435,113 437,120 438,127 439,134 441,141 441,148 442,156 443,163 443,170 443,178 443,186 443,495">
          <text:p/>
        </draw:polygon>
        <draw:polygon draw:style-name="gr6" draw:text-style-name="P6" draw:layer="layout" svg:width="0.284cm" svg:height="0.606cm" svg:x="13.557cm" svg:y="0.226cm" svg:viewBox="0 0 285 607" draw:points="179,607 167,607 156,606 147,604 137,602 128,599 120,596 112,592 105,588 98,583 92,577 86,570 81,563 77,556 73,547 69,539 67,529 65,519 63,508 62,497 62,485 62,199 0,199 0,114 68,114 108,0 187,0 187,114 279,114 279,199 187,199 187,451 188,458 188,465 189,471 189,477 191,482 192,487 194,492 196,496 198,500 201,503 204,507 207,509 210,512 214,514 218,516 222,517 227,519 232,519 237,520 242,520 245,520 247,520 249,520 252,520 254,520 256,519 258,519 260,519 262,519 264,518 265,518 267,517 270,517 271,517 273,516 276,516 278,515 280,515 282,514 285,514 285,592 280,593 275,595 270,596 266,597 261,598 256,599 251,600 246,601 241,602 235,603 230,604 225,604 219,605 214,605 208,606 203,606 197,607 191,607 185,607">
          <text:p/>
        </draw:polygon>
        <draw:polygon draw:style-name="gr6" draw:text-style-name="P6" draw:layer="layout" svg:width="0.443cm" svg:height="0.494cm" svg:x="14.164cm" svg:y="0.339cm" svg:viewBox="0 0 444 495" draw:points="125,0 125,272 125,278 125,283 126,289 126,294 127,299 127,304 128,309 128,315 129,319 130,324 131,329 132,333 133,337 134,342 136,346 137,350 139,354 141,357 143,361 145,364 147,367 149,371 151,374 154,377 157,379 159,382 162,384 165,386 168,388 171,390 175,392 178,394 182,395 185,396 189,397 194,398 198,399 202,399 207,400 211,400 216,400 220,399 225,399 229,398 233,397 238,396 242,395 246,394 250,392 253,390 257,388 261,385 264,383 268,381 271,378 274,375 277,371 280,368 283,365 286,361 288,357 291,353 293,349 295,345 298,341 300,336 301,331 303,327 305,322 306,317 308,312 309,306 310,301 311,295 312,290 313,284 313,278 314,272 314,266 314,260 314,0 440,0 440,376 440,379 440,383 440,386 440,389 440,392 440,395 440,399 440,403 440,406 440,410 440,413 440,416 440,420 440,423 440,426 440,429 440,432 440,435 441,438 441,441 441,444 441,447 441,450 442,453 442,456 442,458 442,461 442,463 442,466 442,468 442,471 443,473 443,475 443,477 443,479 443,480 443,482 443,483 443,485 444,486 323,486 323,485 323,483 323,482 323,481 323,479 323,477 322,475 322,473 322,471 322,469 322,467 321,464 321,461 321,459 321,456 320,453 320,451 320,448 320,445 320,443 320,439 320,437 319,434 319,431 319,428 319,425 319,422 319,420 319,416 318,414 318,411 318,408 318,406 318,403 318,400 318,397 318,395 318,393 318,390 318,389 316,389 311,399 305,410 299,420 294,429 287,437 281,445 274,452 267,458 259,464 252,470 244,475 236,479 226,482 218,486 208,488 199,491 190,493 180,494 170,494 159,495 151,495 142,494 134,493 126,493 119,491 111,489 105,488 98,486 91,483 85,480 79,477 73,474 68,471 62,467 57,464 52,459 48,455 44,451 39,446 36,441 32,437 28,431 25,426 22,420 19,414 16,408 14,402 12,395 10,388 8,381 6,375 5,367 4,360 3,353 2,346 1,339 0,331 0,323 0,316 0,308 0,0">
          <text:p/>
        </draw:polygon>
        <draw:polygon draw:style-name="gr6" draw:text-style-name="P6" draw:layer="layout" svg:width="0.443cm" svg:height="0.494cm" svg:x="14.727cm" svg:y="0.33cm" svg:viewBox="0 0 444 495" draw:points="319,495 319,222 319,216 319,211 318,205 318,200 318,195 317,190 317,185 316,180 315,175 315,170 313,166 312,161 311,157 310,153 309,149 307,145 305,141 304,137 301,133 300,130 298,127 295,124 293,121 291,118 288,115 285,113 282,110 279,108 276,106 273,104 269,102 266,100 262,99 258,98 255,97 250,96 246,95 242,95 237,95 232,94 228,95 224,95 219,95 215,96 210,97 207,98 202,100 198,101 195,103 191,104 187,107 184,109 180,112 177,114 174,117 171,120 167,123 165,126 162,130 159,133 156,137 154,141 152,145 149,149 147,154 145,158 143,163 141,168 140,173 138,178 137,183 135,188 134,193 133,199 133,205 132,210 131,216 131,222 131,228 131,234 131,495 4,495 4,118 4,114 4,111 4,108 4,105 4,102 4,98 4,95 4,92 3,89 3,85 3,82 3,79 3,76 3,72 3,69 3,66 3,63 3,60 3,57 3,54 2,51 2,48 2,45 2,42 2,40 2,37 2,35 2,32 2,30 2,27 2,25 2,23 1,21 1,18 1,17 1,15 1,13 1,12 1,11 0,9 122,9 122,10 122,12 122,13 122,15 122,16 123,18 123,20 123,22 123,24 123,27 123,29 124,31 124,34 124,36 124,39 124,42 124,45 125,47 125,50 125,53 125,55 125,58 125,61 126,64 126,67 126,70 126,73 126,76 126,78 126,81 127,84 127,87 127,90 127,92 127,95 127,97 127,99 127,101 127,103 127,106 129,106 134,95 140,85 146,75 152,66 158,58 164,50 171,43 178,36 185,30 193,25 201,20 209,16 218,12 226,9 235,6 245,4 254,2 264,1 274,0 285,0 293,0 302,0 310,1 318,2 325,4 333,5 340,7 346,9 353,11 359,14 365,17 371,21 376,24 381,27 386,31 391,35 396,40 400,44 404,49 408,54 412,59 415,64 419,70 422,75 425,81 427,87 430,93 432,100 434,106 436,113 437,120 439,127 440,134 441,141 442,148 443,156 444,163 444,170 444,178 444,186 444,495">
          <text:p/>
        </draw:polygon>
        <draw:path draw:style-name="gr6" draw:text-style-name="P6" draw:layer="layout" svg:width="0.462cm" svg:height="0.674cm" svg:x="15.265cm" svg:y="0.159cm" svg:viewBox="0 0 463 675" svg:d="M341 666v-1-1-1l-1-1v-1-1-2-1l-1-2v-2-2-2-1l-1-3v-2-2l-1-2v-2-2-3l-1-2v-3-2-2-3-2l-1-2v-3-2-3-2-2-3-2-2-2-2-2-2-2h-2l-5 9-5 9-5 8-6 7-6 7-6 7-7 6-7 5-7 5-8 5-8 4-8 3-9 3-8 3-10 2-9 2-11 1-10 1-10 1h-11-9l-9-1-8-1-9-1-8-2-8-2-7-2-8-3-7-3-7-4-6-4-6-4-6-5-6-5-6-5-5-5-5-5-6-6-4-7-5-6-4-7-4-7-3-8-4-7-3-8-4-8-2-8-3-9-3-9-2-9-2-9-2-10-1-9-2-10-1-10-1-10v-10l-1-11v-10-11-11-11l1-10 1-11v-10l2-10 1-10 2-9 1-10 2-9 3-9 2-9 3-9 3-8 4-8 3-8 4-8 4-7 4-7 5-6 4-7 5-6 6-6 5-6 5-5 6-6 6-4 7-5 7-4 6-4 8-3 7-4 8-2 8-3 8-3 8-2 9-1 9-1 10-1h9 5 5l4 1h5 4l6 1 5 1 4 1h4l5 1 4 1 4 2 5 2 4 1 4 1 4 2 4 2 4 2 4 1 4 3 3 2 4 2 4 2 3 3 4 2 3 3 3 3 3 3 4 3 2 3 4 3 2 4 3 3 3 4 3 4 2 3 3 5 2 4 2 4 3 5h1v-1l-1-1v-1-1-2-1-1-2-2-1-2-2-2-2-2-2-2-2-2-2-3-2-2-3-2-2-2-3-2-3-2-2-3-2-2-3-2-2-2-4-177h126v560 7 7 7 6 7 6 6 6l1 6v5 6 5l1 4v5 5 4 4l1 3v4 3zM335 421v-9-10-8l-1-9-1-8-1-8-1-7-1-7-2-7-1-6-3-7-1-6-2-5-3-6-2-5-3-5-2-4-3-5-2-4-3-4-3-3-3-4-3-3-3-3-4-3-3-2-4-2-3-2-4-2-4-1-3-2-4-1-4-1-3-1-4-1-4-1-4-1h-3-4-4-5-5l-4 1h-5l-5 1-4 1-4 1-4 2-4 2-4 1-4 2-3 3-4 2-3 2-3 3-3 3-3 4-3 3-3 4-2 4-3 4-2 4-3 5-2 5-1 5-3 5-1 5-2 6-1 6-2 6-1 7-1 6-1 7-1 8v7l-1 8-1 8v8 8 9l1 31 3 28 5 25 7 21 9 19 11 15 12 11 15 8 17 5 20 2h4l4-1h3 4l4-1 3-1 4-1 4-1 4-2 4-1 3-2 4-2 4-2 3-3 3-2 4-3 3-3 3-3 3-4 3-4 3-3 3-5 3-4 2-5 3-5 2-5 2-6 2-6 2-6 2-6 2-7 1-7 2-7 1-8 1-8 1-8 1-8v-10-9z">
          <text:p/>
        </draw:path>
        <draw:path draw:style-name="gr6" draw:text-style-name="P6" draw:layer="layout" svg:width="0.443cm" svg:height="0.503cm" svg:x="15.823cm" svg:y="0.33cm" svg:viewBox="0 0 444 504" svg:d="M227 504h-10l-11-1-10-1-9-1-10-1-9-2-9-2-9-2-9-3-9-2-8-4-8-3-7-4-8-5-7-4-7-5-7-5-7-6-6-5-6-6-6-7-5-7-5-8-5-8-5-7-4-8-5-9-3-8-4-10-3-9-3-10-3-9-2-11-2-11-2-11-1-11-1-12-1-12-1-12v-13-13l1-14 1-12 1-13 2-12 2-11 2-11 3-11 3-10 4-10 4-9 4-9 4-8 5-9 5-7 5-8 5-7 6-7 6-6 6-6 6-6 7-5 7-5 7-5 7-5 7-4 8-3 8-4 8-3 8-3 8-2 8-2 9-2 8-2 9-1 9-1 9-2h9l9-1h9 11l11 1 10 1 11 2 10 1 9 2 10 3 8 3 10 4 8 4 8 3 8 5 8 5 7 5 6 5 7 6 6 6 6 6 6 7 5 7 5 7 5 8 4 8 5 8 4 8 3 9 4 9 3 10 3 9 2 10 3 10 1 10 2 11 2 11 1 11 1 10 1 12 1 11v12 12 4h-312v6l1 6v6 6l1 5v6l1 5 1 6 1 5 1 6 1 5 1 5 1 5 2 4 2 5 2 4 2 5 2 4 2 4 2 4 3 3 3 4 2 3 3 4 3 3 4 3 3 2 3 3 4 2 4 3 3 2 5 2 4 2 4 1 5 1 5 1 5 1h5 5 5 7 6l6-1 6-1 5-1 5-1 6-2 4-2 5-2 5-3 3-3 4-4 4-3 3-4 4-4 2-5 4-5 2-5 2-5 2-6 119 10-2 4-1 5-2 4-2 4-3 4-2 5-2 4-3 5-3 4-3 5-3 5-3 5-3 5-4 4-3 4-4 5-5 4-4 4-4 4-5 4-5 4-6 3-5 4-6 3-6 4-6 3-6 3-7 3-7 3-7 2-8 3-8 2-8 2-8 1-9 2-8 1-10 1h-9l-10 1zM227 79l-4 1h-4-3-4l-4 1-3 1-4 1-3 1-4 1-4 1-3 2-3 1-3 2-3 1-3 3-3 2-3 2-2 3-3 2-2 3-3 3-2 3-2 3-3 3-1 4-2 4-2 4-2 3-2 5-1 4-2 5-1 4-1 5-1 6-1 5-1 5-1 6v6 6l-1 6h189l-1-11-1-11-2-11-2-9-2-9-5-9-3-8-4-7-4-7-5-6-5-6-5-5-6-4-6-4-7-3-6-3-8-2-7-1-8-1z">
          <text:p/>
        </draw:path>
        <draw:polygon draw:style-name="gr6" draw:text-style-name="P6" draw:layer="layout" svg:width="0.283cm" svg:height="0.494cm" svg:x="16.358cm" svg:y="0.33cm" svg:viewBox="0 0 284 495" draw:points="4,495 4,123 4,120 4,117 4,113 4,110 3,107 3,103 3,100 3,97 3,93 3,90 3,86 3,83 3,79 3,76 3,73 3,70 3,66 3,63 2,60 2,57 2,54 2,50 2,47 2,45 2,41 2,39 2,36 2,33 2,31 1,28 1,25 1,23 1,21 1,19 1,17 1,15 1,13 1,12 0,11 0,9 120,9 120,10 120,12 120,13 121,15 121,17 121,19 121,21 122,23 122,25 122,28 122,31 122,33 122,36 123,39 123,42 123,45 123,48 123,50 124,54 124,57 124,60 124,63 124,66 124,69 124,72 125,76 125,79 125,82 125,85 125,88 125,91 125,94 125,97 125,99 126,102 126,104 126,107 126,109 126,111 126,113 128,113 130,108 131,102 133,97 135,92 137,88 140,83 142,79 144,74 145,70 148,66 149,61 151,58 154,54 156,50 158,46 160,43 162,40 164,36 167,33 169,30 172,28 175,25 178,22 181,19 184,17 187,15 190,13 193,11 197,10 200,8 204,6 208,5 212,4 216,3 220,2 225,1 230,0 234,0 240,0 245,0 247,0 249,0 251,0 253,0 256,0 258,1 260,1 262,1 264,2 266,2 269,3 271,3 273,3 275,4 276,4 278,5 280,5 281,6 282,6 284,6 284,112 281,111 279,111 276,110 274,110 271,109 269,109 266,108 264,108 262,108 259,107 257,107 254,107 251,106 248,106 246,106 243,106 240,105 236,105 233,105 230,105 221,106 212,107 204,108 196,111 188,115 181,119 174,124 168,130 162,136 156,143 151,151 147,160 143,169 140,180 136,191 134,202 132,215 130,228 130,241 130,256 130,495">
          <text:p/>
        </draw:polygon>
        <draw:polygon draw:style-name="gr6" draw:text-style-name="P6" draw:layer="layout" svg:width="0.126cm" svg:height="0.665cm" svg:x="16.973cm" svg:y="0.159cm" svg:viewBox="0 0 127 666" draw:points="0,666 0,0 127,0 127,666">
          <text:p/>
        </draw:polygon>
        <draw:path draw:style-name="gr6" draw:text-style-name="P6" draw:layer="layout" svg:width="0.126cm" svg:height="0.665cm" svg:x="17.228cm" svg:y="0.159cm" svg:viewBox="0 0 127 666" svg:d="M0 93v-93h127v93zM0 666v-485h127v485z">
          <text:p/>
        </draw:path>
        <draw:polygon draw:style-name="gr6" draw:text-style-name="P6" draw:layer="layout" svg:width="0.283cm" svg:height="0.606cm" svg:x="17.43cm" svg:y="0.226cm" svg:viewBox="0 0 284 607" draw:points="177,607 166,607 156,606 146,604 137,602 128,599 120,596 112,592 105,588 98,583 92,577 86,570 81,563 76,556 72,547 69,539 66,529 64,519 63,508 62,497 62,485 62,199 0,199 0,114 68,114 107,0 186,0 186,114 279,114 279,199 186,199 186,451 186,458 187,465 187,471 188,477 189,482 191,487 193,492 196,496 198,500 201,503 203,507 207,509 210,512 214,514 218,516 222,517 227,519 232,519 237,520 242,520 244,520 247,520 249,520 251,520 253,520 255,519 257,519 259,519 261,519 263,518 265,518 267,517 269,517 271,517 273,516 275,516 277,515 280,515 282,514 284,514 284,592 280,593 275,595 270,596 265,597 260,598 255,599 250,600 245,601 240,602 235,603 230,604 225,604 219,605 213,605 208,606 202,606 196,607 189,607 183,607">
          <text:p/>
        </draw:polygon>
        <draw:path draw:style-name="gr6" draw:text-style-name="P6" draw:layer="layout" svg:width="0.489cm" svg:height="0.503cm" svg:x="18.006cm" svg:y="0.33cm" svg:viewBox="0 0 490 504" svg:d="M149 504h-6l-8-1h-6l-7-1-6-1h-6l-6-2-6-1-6-2-5-2-6-2-5-2-5-2-5-3-5-3-4-3-5-2-4-4-4-3-4-4-4-4-3-4-4-4-3-4-3-5-3-4-2-5-3-5-2-6-2-6-3-5-1-6-2-6-1-6-1-6-1-6-1-7v-7l-1-6v-7-9l1-8v-8l1-7 2-8 2-7 1-7 3-6 2-6 3-6 3-6 4-6 3-5 4-5 4-5 4-5 5-4 4-4 5-4 5-4 5-3 6-4 6-3 5-3 6-2 7-3 6-2 6-2 7-3 7-1 7-2 7-1 7-2 8-1 7-1h7l8-1 8-1h7 9l105-2v-25-5-5l-1-5v-4-5l-1-4-2-4-1-4v-4l-1-3-1-4-1-3-1-4-2-3-1-3-1-2-2-3-1-3-2-2-2-3-1-2-2-2-2-2-2-1-3-2-2-2-2-1-3-1-2-1-3-1-3-1-2-1-3-1h-3l-3-1h-3l-3-1h-3-4-3-3-3-3-3l-3 1h-3-2l-3 1h-3l-2 1-3 1h-2l-2 1-2 1-2 1-3 1-2 2-1 1-3 2-1 1-2 2-2 2-1 1-2 2-1 2-2 2-1 3-2 2-1 3-1 2-1 3-1 3-1 3-1 3-1 3v4l-1 3v4l-1 3-1 4-131-6 1-6 2-6 1-6 2-6 2-6 2-6 2-6 2-5 3-6 3-5 3-5 3-5 3-5 4-5 4-4 4-5 4-4 5-4 4-4 5-4 5-4 6-4 6-3 5-3 7-3 6-3 6-3 7-2 7-3 8-2 7-2 8-2 8-1 8-2 9-1 9-1 9-1h9l9-1h10 9l9 1h8l9 1 8 1 8 1 8 2 8 1 8 2 7 2 7 3 7 2 6 3 7 3 6 3 6 4 5 4 6 4 5 4 5 4 5 4 4 5 5 5 4 5 4 6 4 5 3 6 3 6 3 6 3 6 2 7 2 7 2 7 2 7 1 7 1 8 1 8 1 7 1 9v8 176 4 3 3 3 4 3 3l1 2v3 3 3l1 2v3l1 2v2l1 3v2l1 2 1 2 1 2 1 2 1 1 1 2 1 1 1 2 1 1 2 1 1 2 2 1 1 1h1l2 1 2 1 2 1h2l2 1h2 2 3 2 3 3 3 3 3l2-1h3 3l2-1h3v69h-2l-2 1h-2l-3 1h-1l-2 1h-2-2l-2 1-2 1h-2-1l-2 1h-2l-2 1h-2-2-1l-2 1h-2-2l-1 1h-2-2-2-2l-2 1h-2-2-2l-2 1h-2-2-3-2-2-3-2-3-2-10l-8-1-9-1-7-2-8-2-6-2-7-3-5-4-6-4-5-4-4-5-4-5-3-6-4-6-3-7-2-7-2-7-2-9-1-9-2-8h-2l-5 8-6 10-7 8-6 7-6 8-7 6-6 7-8 6-7 5-8 6-8 5-8 4-9 3-9 4-9 2-9 3-11 2-10 1h-11zM297 270h-66l-4 1h-4-4-3l-4 1h-4-4l-4 1h-4l-3 1-4 1h-3l-4 1-3 1-3 1-3 1-3 1-4 1-2 2-3 1-3 2-2 2-3 1-2 2-2 3-2 2-2 3-2 2-2 3-2 3-1 3-1 3-2 3-1 4-1 4v4l-1 5v4 5l-1 5 1 7v6l1 6 1 6 1 5 2 5 2 5 2 4 3 4 3 3 3 4 4 2 4 3 4 2 4 2 4 1 5 2h5l4 1h6 4 5l5-1h4l5-2 4-1 4-1 4-1 5-2 4-2 3-2 4-3 4-2 3-2 4-3 3-3 3-3 3-3 3-3 3-3 3-4 2-3 2-4 3-4 2-3 2-4 2-4 2-4 1-5 2-4 2-5 1-4 1-4 1-5 2-4 1-5v-4l1-5v-4-5z">
          <text:p/>
        </draw:path>
        <draw:polygon draw:style-name="gr6" draw:text-style-name="P6" draw:layer="layout" svg:width="0.443cm" svg:height="0.494cm" svg:x="18.55cm" svg:y="0.33cm" svg:viewBox="0 0 444 495" draw:points="318,495 318,222 318,216 318,211 318,205 318,200 317,195 317,190 316,185 316,180 315,175 314,170 313,166 312,161 311,157 309,153 308,149 306,145 305,141 303,137 301,133 299,130 297,127 295,124 292,121 290,118 287,115 285,113 282,110 279,108 275,106 272,104 269,102 265,100 262,99 258,98 254,97 250,96 245,95 241,95 237,95 231,94 226,95 222,95 218,95 213,96 209,97 205,98 201,100 197,101 193,103 189,104 186,107 182,109 179,112 175,114 172,117 169,120 166,123 163,126 160,130 158,133 155,137 152,141 150,145 148,149 146,154 144,158 141,163 140,168 138,173 136,178 135,183 134,188 133,193 132,199 131,205 130,210 130,216 129,222 129,228 129,234 129,495 3,495 3,118 3,114 3,111 3,108 3,105 3,102 3,98 3,95 3,92 3,89 3,85 3,82 3,79 3,76 3,72 3,69 3,66 2,63 2,60 2,57 2,54 2,51 2,48 2,45 2,42 2,40 2,37 1,35 1,32 1,30 1,27 1,25 1,23 1,21 1,18 1,17 1,15 0,13 0,12 0,11 0,9 120,9 120,10 120,12 120,13 121,15 121,16 121,18 121,20 121,22 122,24 122,27 122,29 122,31 122,34 122,36 123,39 123,42 123,45 123,47 123,50 123,53 124,55 124,58 124,61 124,64 124,67 124,70 124,73 124,76 125,78 125,81 125,84 125,87 125,90 126,92 126,95 126,97 126,99 126,101 126,103 126,106 128,106 133,95 138,85 144,75 150,66 156,58 163,50 170,43 177,36 184,30 192,25 199,20 207,16 216,12 225,9 234,6 244,4 254,2 264,1 274,0 284,0 293,0 302,0 309,1 317,2 325,4 332,5 339,7 346,9 352,11 358,14 364,17 370,21 376,24 381,27 386,31 391,35 395,40 400,44 403,49 407,54 411,59 415,64 418,70 421,75 424,81 427,87 429,93 431,100 433,106 435,113 437,120 438,127 439,134 441,141 442,148 442,156 443,163 443,170 444,178 444,186 444,495">
          <text:p/>
        </draw:polygon>
        <draw:path draw:style-name="gr6" draw:text-style-name="P6" draw:layer="layout" svg:width="0.462cm" svg:height="0.674cm" svg:x="19.087cm" svg:y="0.159cm" svg:viewBox="0 0 463 675" svg:d="M342 666l-1-1v-1-1-1-1-1l-1-2v-1-2-2l-1-2v-2-1-3-2l-1-2v-2-2l-1-2v-3-2-3-2l-1-2v-3-2-2-3-2l-1-3v-2-2-3-2-2-2-2-2-2-2h-2l-4 9-5 9-6 8-5 7-6 7-7 7-6 6-7 5-7 5-8 5-8 4-8 3-9 3-9 3-9 2-10 2-9 1-10 1-11 1h-11-9l-9-1-8-1-8-1-8-2-8-2-8-2-7-3-7-3-7-4-7-4-7-4-6-5-6-5-5-5-6-5-5-5-5-6-4-7-5-6-4-7-4-7-4-8-4-7-3-8-3-8-3-8-3-9-2-9-3-9-1-9-2-10-2-9-1-10-1-10-1-10-1-10v-11l-1-10v-11-11l1-11v-10l1-11 1-10 1-10 2-10 1-9 2-10 2-9 2-9 3-9 3-9 3-8 3-8 4-8 3-8 5-7 4-7 4-6 5-7 5-6 5-6 5-6 6-5 6-6 6-4 8-5 6-4 7-4 7-3 7-4 8-2 8-3 8-3 9-2 9-1 9-1 9-1h10 4 5l5 1h4 5l4 1 5 1 5 1h4l4 1 5 1 4 2 4 2 4 1 5 1 3 2 5 2 4 2 3 1 4 3 4 2 3 2 4 2 3 3 4 2 3 3 4 3 3 3 3 3 3 3 3 3 3 4 3 3 2 4 3 4 3 3 2 5 3 4 2 4 2 5h1v-1-1-1-1-2-1-1-2-2-1-2-2-2-2-2-2-2-2-2-2-3-2-2l-1-3v-2-2-2-3-2-3-2-2-3-2-2-3-2-2-2-4-177h126v560 7 7 7 6 7l1 6v6 6 6 5l1 6v5 4 5 5l1 4v4 3 4 3zM336 421v-9l-1-10v-8l-1-9v-8l-1-8-2-7-1-7-1-7-2-6-2-7-2-6-2-5-2-6-2-5-3-5-3-4-2-5-3-4-3-4-3-3-3-4-3-3-3-3-3-3-3-2-4-2-4-2-3-2-4-1-4-2-3-1-4-1-4-1-4-1-3-1-4-1h-4-4-4-4-5l-5 1h-4l-4 1-5 1-4 1-4 2-4 2-4 1-3 2-4 3-3 2-3 2-4 3-3 3-3 4-2 3-3 4-3 4-2 4-3 4-2 5-2 5-2 5-2 5-2 5-1 6-2 6-1 6-1 7-1 6-1 7-1 8-1 7v8l-1 8v8l-1 8v9l2 31 2 28 5 25 7 21 9 19 11 15 13 11 15 8 17 5 19 2h3l4-1h4 3l4-1 4-1 4-1 4-1 3-2 4-1 4-2 3-2 4-2 3-3 4-2 3-3 3-3 4-3 3-4 3-4 3-3 3-5 2-4 2-5 3-5 2-5 3-6 2-6 2-6 2-6 1-7 2-7 1-7 2-8 1-8v-8l1-8v-10l1-9z">
          <text:p/>
        </draw:path>
        <draw:polygon draw:style-name="gr6" draw:text-style-name="P6" draw:layer="layout" svg:width="0.443cm" svg:height="0.494cm" svg:x="19.922cm" svg:y="0.339cm" svg:viewBox="0 0 444 495" draw:points="126,0 126,272 126,278 126,283 126,289 126,294 127,299 127,304 128,309 128,315 129,319 130,324 131,329 132,333 133,337 135,342 136,346 138,350 139,354 141,357 143,361 145,364 147,367 149,371 152,374 154,377 157,379 159,382 162,384 165,386 168,388 171,390 175,392 178,394 182,395 185,396 190,397 194,398 198,399 202,399 207,400 212,400 216,400 220,399 225,399 229,398 233,397 238,396 242,395 246,394 250,392 254,390 257,388 261,385 264,383 268,381 271,378 274,375 277,371 280,368 283,365 286,361 288,357 291,353 293,349 296,345 298,341 300,336 302,331 304,327 305,322 306,317 308,312 309,306 310,301 311,295 312,290 313,284 313,278 314,272 314,266 314,260 314,0 440,0 440,376 440,379 440,383 440,386 440,389 440,392 440,395 440,399 440,403 440,406 440,410 440,413 440,416 440,420 440,423 440,426 440,429 440,432 441,435 441,438 441,441 441,444 441,447 442,450 442,453 442,456 442,458 442,461 442,463 442,466 442,468 443,471 443,473 443,475 443,477 443,479 443,480 443,482 443,483 444,485 444,486 324,486 323,485 323,483 323,482 323,481 323,479 323,477 323,475 322,473 322,471 322,469 322,467 322,464 321,461 321,459 321,456 321,453 321,451 320,448 320,445 320,443 320,439 320,437 320,434 319,431 319,428 319,425 319,422 319,420 319,416 319,414 318,411 318,408 318,406 318,403 318,400 318,397 318,395 318,393 318,390 318,389 316,389 311,399 305,410 300,420 294,429 287,437 281,445 274,452 267,458 260,464 252,470 244,475 236,479 226,482 218,486 209,488 199,491 190,493 180,494 170,494 159,495 151,495 142,494 134,493 127,493 119,491 112,489 105,488 98,486 91,483 85,480 79,477 74,474 68,471 63,467 57,464 53,459 48,455 44,451 39,446 36,441 32,437 28,431 25,426 22,420 19,414 17,408 14,402 12,395 10,388 8,381 7,375 5,367 4,360 3,353 2,346 1,339 0,331 0,323 0,316 0,308 0,0">
          <text:p/>
        </draw:polygon>
        <draw:polygon draw:style-name="gr6" draw:text-style-name="P6" draw:layer="layout" svg:width="0.442cm" svg:height="0.494cm" svg:x="20.486cm" svg:y="0.33cm" svg:viewBox="0 0 443 495" draw:points="318,495 318,222 318,216 318,211 318,205 317,200 317,195 316,190 316,185 315,180 314,175 314,170 313,166 311,161 310,157 309,153 308,149 306,145 304,141 303,137 301,133 299,130 297,127 295,124 292,121 290,118 287,115 284,113 281,110 278,108 275,106 272,104 268,102 265,100 261,99 257,98 254,97 249,96 245,95 241,95 236,95 232,94 227,95 223,95 218,95 214,96 210,97 206,98 202,100 198,101 194,103 190,104 186,107 183,109 180,112 176,114 173,117 170,120 167,123 164,126 161,130 158,133 156,137 153,141 151,145 148,149 146,154 144,158 142,163 140,168 139,173 137,178 136,183 135,188 133,193 133,199 132,205 131,210 130,216 130,222 130,228 130,234 130,495 3,495 3,118 3,114 3,111 3,108 3,105 3,102 3,98 3,95 3,92 3,89 3,85 3,82 2,79 2,76 2,72 2,69 2,66 2,63 2,60 2,57 2,54 2,51 1,48 1,45 1,42 1,40 1,37 1,35 1,32 1,30 1,27 1,25 1,23 1,21 0,18 0,17 0,15 0,13 0,12 0,11 0,9 121,9 121,10 121,12 121,13 121,15 121,16 122,18 122,20 122,22 122,24 122,27 122,29 123,31 123,34 123,36 123,39 123,42 124,45 124,47 124,50 124,53 124,55 124,58 124,61 125,64 125,67 125,70 125,73 125,76 126,78 126,81 126,84 126,87 126,90 126,92 126,95 126,97 126,99 126,101 126,103 126,106 128,106 133,95 139,85 145,75 151,66 157,58 164,50 170,43 177,36 185,30 192,25 200,20 208,16 217,12 225,9 235,6 244,4 253,2 263,1 273,0 284,0 293,0 301,0 309,1 317,2 325,4 332,5 339,7 345,9 352,11 358,14 364,17 370,21 375,24 381,27 386,31 390,35 395,40 399,44 403,49 407,54 411,59 414,64 418,70 421,75 424,81 426,87 429,93 431,100 433,106 435,113 437,120 438,127 439,134 441,141 441,148 442,156 443,163 443,170 443,178 443,186 443,495">
          <text:p/>
        </draw:polygon>
        <draw:polygon draw:style-name="gr6" draw:text-style-name="P6" draw:layer="layout" svg:width="0.126cm" svg:height="0.665cm" svg:x="21.049cm" svg:y="0.159cm" svg:viewBox="0 0 127 666" draw:points="0,666 0,0 127,0 127,666">
          <text:p/>
        </draw:polygon>
        <draw:path draw:style-name="gr6" draw:text-style-name="P6" draw:layer="layout" svg:width="0.126cm" svg:height="0.665cm" svg:x="21.304cm" svg:y="0.159cm" svg:viewBox="0 0 127 666" svg:d="M0 93v-93h127v93zM0 666v-485h127v485z">
          <text:p/>
        </draw:path>
        <draw:polygon draw:style-name="gr6" draw:text-style-name="P6" draw:layer="layout" svg:width="0.283cm" svg:height="0.606cm" svg:x="21.506cm" svg:y="0.226cm" svg:viewBox="0 0 284 607" draw:points="178,607 167,607 157,606 147,604 138,602 129,599 121,596 113,592 106,588 99,583 93,577 87,570 82,563 77,556 73,547 70,539 66,529 64,519 63,508 62,497 62,485 62,199 0,199 0,114 69,114 108,0 187,0 187,114 279,114 279,199 187,199 187,451 187,458 188,465 188,471 189,477 190,482 192,487 194,492 196,496 198,500 201,503 203,507 207,509 210,512 214,514 217,516 222,517 227,519 232,519 237,520 242,520 244,520 247,520 249,520 251,520 253,520 255,519 257,519 259,519 261,519 263,518 265,518 267,517 269,517 271,517 273,516 275,516 277,515 280,515 282,514 284,514 284,592 280,593 275,595 270,596 265,597 260,598 255,599 250,600 245,601 240,602 235,603 230,604 225,604 219,605 213,605 208,606 202,606 196,607 190,607 184,607">
          <text:p/>
        </draw:polygon>
        <draw:polygon draw:style-name="gr6" draw:text-style-name="P6" draw:layer="layout" svg:width="0.447cm" svg:height="0.503cm" svg:x="22.091cm" svg:y="0.33cm" svg:viewBox="0 0 448 504" draw:points="231,504 220,504 209,503 198,502 187,501 177,499 167,497 157,495 148,492 139,489 130,486 122,482 113,478 106,474 98,469 91,464 84,459 77,454 71,448 64,442 58,435 53,429 48,421 42,414 38,406 32,398 28,390 24,382 21,374 17,365 15,356 12,346 9,337 7,327 5,318 4,307 2,297 2,287 1,276 0,265 0,254 0,242 1,230 2,219 3,208 4,197 6,187 8,176 10,166 13,156 16,147 19,137 23,128 27,120 30,111 35,103 41,95 46,88 51,80 56,74 62,67 68,61 75,55 81,49 88,43 95,38 102,34 110,29 118,25 126,21 135,17 143,14 152,11 162,9 171,6 181,5 191,3 201,2 211,1 222,0 233,0 242,0 252,1 260,1 269,2 277,4 286,5 294,6 301,8 309,10 317,13 324,16 331,18 337,21 344,24 350,28 357,31 363,35 369,39 374,43 380,47 385,52 390,56 394,61 399,66 403,71 408,76 411,82 415,87 419,92 422,98 425,104 428,110 431,116 434,123 436,129 438,136 440,142 442,149 444,155 445,162 318,168 317,161 315,154 313,147 311,141 309,135 306,129 303,124 299,119 295,114 291,109 287,105 282,101 277,98 271,95 265,92 259,90 252,89 246,88 238,87 230,87 221,87 211,88 203,90 194,94 187,97 180,102 173,107 167,113 161,120 156,128 152,137 148,146 145,157 142,168 139,180 137,192 135,205 134,219 133,234 133,249 134,281 137,309 142,335 149,356 158,375 169,390 182,402 197,410 214,415 232,417 239,417 246,416 253,415 259,413 265,411 271,409 277,406 282,403 287,399 292,394 297,390 301,384 305,379 309,373 312,366 315,359 317,352 319,344 321,336 322,327 448,333 447,339 446,346 445,352 443,359 441,366 439,372 436,378 434,385 431,391 428,397 425,403 421,409 417,415 414,421 409,427 405,432 400,437 396,442 390,447 385,452 379,457 374,461 368,465 362,470 355,473 349,477 342,480 335,484 327,487 320,490 312,492 304,495 295,497 287,499 278,500 269,502 260,503 251,503 241,504">
          <text:p/>
        </draw:polygon>
        <draw:path draw:style-name="gr6" draw:text-style-name="P6" draw:layer="layout" svg:width="0.489cm" svg:height="0.503cm" svg:x="22.601cm" svg:y="0.33cm" svg:viewBox="0 0 490 504" svg:d="M490 251v11l-1 11-1 11-1 10-1 10-2 10-2 10-2 10-3 9-3 10-3 9-4 9-3 8-4 9-5 8-5 8-5 7-5 7-6 9-6 7-6 6-7 6-7 6-7 6-8 5-8 5-8 5-8 4-9 5-9 3-9 4-10 3-10 3-10 2-11 2-11 2-11 1-11 1-12 1h-12-12l-12-1-11-1-11-1-10-2-10-2-11-2-9-3-10-3-9-4-9-3-8-4-9-5-8-5-7-4-9-6-7-5-7-6-7-7-6-6-6-7-6-8-5-7-5-8-5-7-4-9-4-8-4-8-4-9-3-9-3-10-3-10-2-9-2-10-2-10-1-11-1-10-1-11-1-11v-11-11l1-10 1-11 1-10 1-10 2-10 1-10 3-9 2-9 3-10 3-9 4-9 4-8 4-9 4-8 5-8 5-7 5-8 6-7 6-6 6-7 7-6 6-6 7-6 9-5 8-6 8-4 9-5 8-4 9-4 10-3 9-4 10-2 11-3 10-2 11-2 11-1 12-1 12-1h12 13l12 1 13 1 11 1 12 2 11 2 10 3 11 2 9 4 10 3 9 4 9 4 8 5 8 4 8 6 7 5 7 6 7 6 6 6 6 7 6 6 5 7 5 7 5 8 4 8 5 8 4 8 3 9 3 9 3 9 3 9 2 9 2 10 2 10 1 10 2 10v10l1 11 1 10zM358 251v-17l-1-16-1-14-2-15-3-13-3-12-3-10-5-11-5-9-5-8-6-8-6-6-7-6-8-5-8-5-8-3-9-3-10-2-10-1h-10-11l-10 1-10 2-9 3-9 4-8 4-8 5-7 6-7 7-6 7-6 8-5 10-4 10-4 11-3 12-3 13-2 14-1 15-1 15-1 17 1 9v8 8l1 8v7l1 8 1 7 1 7 2 7 1 6 2 6 1 6 2 6 2 5 2 6 3 5 2 4 3 5 3 4 2 5 3 3 3 4 3 3 4 4 3 3 4 3 3 2 4 3 4 2 4 3 4 1 4 2 4 1 5 2 4 1h5l4 1h5l4 1h5 6l5-1h5l5-1h5l5-1 5-2 4-1 5-2 5-1 4-3 4-2 4-3 4-2 4-3 3-3 4-4 3-3 3-4 3-3 3-5 3-4 2-5 3-4 2-5 2-6 2-5 2-6 2-6 2-6 1-6 1-7 1-7 1-7 1-8 1-7 1-8v-8-8z">
          <text:p/>
        </draw:path>
        <draw:polygon draw:style-name="gr6" draw:text-style-name="P6" draw:layer="layout" svg:width="0.443cm" svg:height="0.494cm" svg:x="23.186cm" svg:y="0.33cm" svg:viewBox="0 0 444 495" draw:points="319,495 319,222 319,216 319,211 318,205 318,200 318,195 317,190 317,185 316,180 315,175 314,170 313,166 312,161 311,157 310,153 308,149 307,145 305,141 303,137 301,133 299,130 297,127 295,124 293,121 290,118 288,115 285,113 282,110 279,108 276,106 272,104 269,102 266,100 262,99 258,98 254,97 250,96 246,95 241,95 237,95 232,94 228,95 223,95 219,95 215,96 210,97 206,98 202,100 198,101 194,103 191,104 187,107 184,109 180,112 177,114 173,117 170,120 167,123 165,126 162,130 159,133 156,137 154,141 151,145 149,149 147,154 145,158 143,163 141,168 139,173 138,178 136,183 135,188 134,193 133,199 132,205 132,210 131,216 131,222 131,228 131,234 131,495 4,495 4,118 4,114 4,111 4,108 4,105 4,102 4,98 3,95 3,92 3,89 3,85 3,82 3,79 3,76 3,72 3,69 3,66 3,63 3,60 3,57 2,54 2,51 2,48 2,45 2,42 2,40 2,37 2,35 2,32 2,30 2,27 1,25 1,23 1,21 1,18 1,17 1,15 1,13 1,12 0,11 0,9 121,9 121,10 121,12 122,13 122,15 122,16 122,18 123,20 123,22 123,24 123,27 123,29 123,31 124,34 124,36 124,39 124,42 124,45 124,47 125,50 125,53 125,55 125,58 125,61 125,64 126,67 126,70 126,73 126,76 126,78 126,81 126,84 126,87 126,90 127,92 127,95 127,97 127,99 127,101 127,103 127,106 129,106 134,95 139,85 145,75 151,66 157,58 164,50 171,43 178,36 185,30 193,25 201,20 209,16 217,12 226,9 235,6 244,4 254,2 264,1 274,0 285,0 293,0 302,0 310,1 318,2 325,4 332,5 339,7 346,9 353,11 359,14 365,17 370,21 376,24 381,27 386,31 391,35 396,40 400,44 404,49 408,54 411,59 415,64 419,70 421,75 425,81 427,87 429,93 432,100 434,106 435,113 437,120 439,127 440,134 441,141 442,148 443,156 443,163 444,170 444,178 444,186 444,495">
          <text:p/>
        </draw:polygon>
        <draw:path draw:style-name="gr6" draw:text-style-name="P6" draw:layer="layout" svg:width="0.463cm" svg:height="0.674cm" svg:x="23.723cm" svg:y="0.159cm" svg:viewBox="0 0 464 675" svg:d="M342 666v-1-1-1l-1-1v-1-1l-1-2v-1-2-2l-1-2v-2-1-3-2l-1-2v-2-2-2-3l-1-2v-3-2-2-3l-1-2v-2-3-2-3-2-2-3-2l-1-2v-2-2-2-2-2h-2l-4 9-5 9-5 8-6 7-6 7-6 7-7 6-7 5-7 5-8 5-8 4-8 3-9 3-8 3-10 2-9 2-10 1-10 1-11 1h-10-10l-8-1-9-1-8-1-8-2-8-2-8-2-7-3-7-3-7-4-6-4-7-4-6-5-6-5-6-5-5-5-6-5-5-6-4-7-5-6-4-7-4-7-4-8-3-7-4-8-3-8-3-8-2-9-3-9-2-9-2-9-2-10-1-9-2-10-1-10-1-10v-10l-1-11v-10l-1-11 1-11v-11l1-10v-11l1-10 1-10 2-10 2-9 1-10 2-9 3-9 2-9 3-9 3-8 4-8 3-8 4-8 4-7 4-7 4-6 5-7 5-6 5-6 6-6 6-5 6-6 6-4 7-5 6-4 7-4 8-3 7-4 8-2 7-3 9-3 8-2 9-1 9-1 9-1h10 5 4l5 1h4 5l5 1 4 1 5 1h4l5 1 4 1 4 2 4 2 5 1 4 1 4 2 4 2 4 2 4 1 4 3 3 2 4 2 3 2 4 3 3 2 4 3 3 3 3 3 3 3 3 3 3 3 3 4 3 3 3 4 2 4 3 3 2 5 3 4 2 4 2 5h1v-1-1-1-1-2-1-1-2-2-1-2-2-2-2-2-2-2-2-2-2-3-2-2-3-2l-1-2v-2-3-2-3-2-2-3-2-2-3-2-2-2-4-177h126v560 7 7 7 6 7l1 6v6 6 6 5l1 6v5 4l1 5v5 4 4 3l1 4v3zM336 421v-9-10l-1-8v-9l-1-8-1-8-1-7-2-7-1-7-2-6-2-7-2-6-2-5-2-6-2-5-3-5-2-4-3-5-3-4-3-4-2-3-4-4-2-3-4-3-3-3-3-2-4-2-3-2-4-2-4-1-3-2-4-1-4-1-4-1-3-1-4-1-4-1h-4-4-3-5-5l-4 1h-5l-4 1-4 1-5 1-4 2-4 2-3 1-4 2-4 3-3 2-3 2-3 3-3 3-3 4-3 3-3 4-3 4-2 4-2 4-3 5-2 5-2 5-2 5-1 5-2 6-2 6-1 6-1 7-1 6-1 7-1 8-1 7v8l-1 8v8 8 9l1 31 3 28 5 25 7 21 8 19 11 15 13 11 15 8 17 5 19 2h4l3-1h4 4l4-1 3-1 4-1 4-1 4-2 4-1 3-2 4-2 4-2 3-3 3-2 3-3 4-3 3-3 3-4 3-4 3-3 3-5 2-4 3-5 2-5 3-5 2-6 2-6 2-6 2-6 1-7 2-7 2-7 1-8 1-8v-8l1-8 1-10v-9z">
          <text:p/>
        </draw:path>
        <draw:path draw:style-name="gr6" draw:text-style-name="P6" draw:layer="layout" svg:width="0.126cm" svg:height="0.665cm" svg:x="24.31cm" svg:y="0.159cm" svg:viewBox="0 0 127 666" svg:d="M0 93v-93h127v93zM0 666v-485h127v485z">
          <text:p/>
        </draw:path>
        <draw:polygon draw:style-name="gr6" draw:text-style-name="P6" draw:layer="layout" svg:width="0.283cm" svg:height="0.606cm" svg:x="24.512cm" svg:y="0.226cm" svg:viewBox="0 0 284 607" draw:points="178,607 167,607 156,606 146,604 137,602 128,599 120,596 112,592 105,588 98,583 92,577 86,570 81,563 76,556 73,547 69,539 67,529 64,519 63,508 62,497 62,485 62,199 0,199 0,114 68,114 107,0 187,0 187,114 279,114 279,199 187,199 187,451 187,458 188,465 188,471 189,477 190,482 192,487 194,492 196,496 198,500 201,503 203,507 207,509 210,512 214,514 218,516 222,517 227,519 232,519 237,520 242,520 245,520 247,520 249,520 251,520 253,520 255,519 257,519 259,519 261,519 263,518 265,518 267,517 269,517 271,517 273,516 275,516 277,515 280,515 282,514 284,514 284,592 280,593 275,595 270,596 265,597 260,598 255,599 250,600 245,601 240,602 235,603 230,604 225,604 219,605 214,605 208,606 202,606 196,607 190,607 184,607">
          <text:p/>
        </draw:polygon>
        <draw:path draw:style-name="gr6" draw:text-style-name="P6" draw:layer="layout" svg:width="0.125cm" svg:height="0.665cm" svg:x="24.871cm" svg:y="0.159cm" svg:viewBox="0 0 126 666" svg:d="M0 93v-93h126v93zM0 666v-485h126v485z">
          <text:p/>
        </draw:path>
        <draw:path draw:style-name="gr6" draw:text-style-name="P6" draw:layer="layout" svg:width="0.489cm" svg:height="0.503cm" svg:x="25.097cm" svg:y="0.33cm" svg:viewBox="0 0 490 504" svg:d="M490 251v11l-1 11-1 11-1 10-1 10-2 10-2 10-2 10-3 9-3 10-3 9-3 9-4 8-5 9-4 8-5 8-5 7-5 7-6 9-6 7-6 6-7 6-7 6-7 6-8 5-8 5-8 5-8 4-9 5-9 3-9 4-10 3-10 3-10 2-11 2-11 2-11 1-11 1-12 1h-12-12l-12-1-11-1-11-1-10-2-10-2-10-2-10-3-10-3-9-4-9-3-9-4-8-5-8-5-8-4-7-6-7-5-7-6-7-7-6-6-6-7-6-8-5-7-5-8-5-7-5-9-4-8-4-8-4-9-3-9-3-10-3-10-2-9-2-10-2-10-1-11-1-10-1-11-1-11v-11-11l1-10 1-11 1-10 1-10 1-10 3-10 2-9 2-9 3-10 3-9 4-9 4-8 3-9 5-8 6-8 5-7 5-8 6-7 5-6 7-7 7-6 6-6 8-6 7-5 8-6 8-4 8-5 9-4 9-4 10-3 9-4 10-2 11-3 10-2 11-2 11-1 12-1 12-1h12 13l12 1 13 1 11 1 12 2 11 2 10 3 10 2 10 4 10 3 9 4 8 4 9 5 8 4 7 6 8 5 7 6 7 6 6 6 6 7 6 6 5 7 5 7 5 8 4 8 5 8 3 8 4 9 3 9 3 9 2 9 3 9 2 10 2 10 1 10 2 10 1 10v11l1 10zM358 251v-17l-1-16-1-14-2-15-3-13-3-12-4-10-4-11-5-9-5-8-6-8-6-6-7-6-8-5-8-5-8-3-9-3-9-2-11-1h-10-11l-10 1-10 2-9 3-9 4-8 4-8 5-7 6-7 7-6 7-6 8-5 10-4 10-4 11-3 12-3 13-2 14-1 15-2 15v17 9 8l1 8 1 8v7l1 8 1 7 1 7 1 7 2 6 2 6 1 6 2 6 2 5 2 6 3 5 2 4 3 5 3 4 2 5 3 3 3 4 3 3 4 4 3 3 3 3 4 2 4 3 4 2 4 3 4 1 4 2 4 1 5 2 4 1h4l5 1h5l4 1h5 6l5-1h5l5-1h5l5-1 5-2 5-1 4-2 5-1 4-3 4-2 4-3 4-2 4-3 3-3 4-4 3-3 3-4 3-3 3-5 3-4 2-5 3-4 2-5 2-6 2-5 2-6 2-6 1-6 2-6 1-7 1-7 1-7 1-8 1-7v-8l1-8v-8z">
          <text:p/>
        </draw:path>
        <draw:polygon draw:style-name="gr6" draw:text-style-name="P6" draw:layer="layout" svg:width="0.443cm" svg:height="0.494cm" svg:x="25.682cm" svg:y="0.33cm" svg:viewBox="0 0 444 495" draw:points="319,495 319,222 319,216 319,211 318,205 318,200 318,195 317,190 316,185 316,180 315,175 314,170 313,166 312,161 311,157 310,153 308,149 307,145 305,141 303,137 301,133 300,130 297,127 295,124 292,121 290,118 288,115 285,113 282,110 279,108 276,106 272,104 269,102 266,100 262,99 258,98 254,97 250,96 246,95 241,95 237,95 231,94 227,95 222,95 218,95 214,96 209,97 205,98 201,100 197,101 193,103 190,104 186,107 182,109 179,112 176,114 172,117 169,120 166,123 163,126 161,130 158,133 155,137 152,141 150,145 148,149 146,154 144,158 142,163 140,168 138,173 137,178 135,183 134,188 133,193 132,199 131,205 131,210 130,216 130,222 130,228 130,234 130,495 4,495 4,118 4,114 4,111 4,108 4,105 4,102 4,98 4,95 3,92 3,89 3,85 3,82 3,79 3,76 3,72 3,69 3,66 3,63 3,60 3,57 2,54 2,51 2,48 2,45 2,42 2,40 2,37 2,35 1,32 1,30 1,27 1,25 1,23 1,21 1,18 1,17 1,15 0,13 0,12 0,11 0,9 120,9 120,10 120,12 121,13 121,15 121,16 121,18 121,20 121,22 122,24 122,27 122,29 122,31 122,34 122,36 123,39 123,42 123,45 123,47 124,50 124,53 124,55 124,58 124,61 124,64 125,67 125,70 125,73 125,76 125,78 125,81 125,84 125,87 126,90 126,92 126,95 126,97 126,99 126,101 126,103 126,106 128,106 133,95 138,85 144,75 150,66 156,58 163,50 170,43 177,36 184,30 192,25 200,20 208,16 216,12 225,9 235,6 244,4 254,2 264,1 274,0 285,0 293,0 302,0 310,1 318,2 325,4 332,5 339,7 346,9 352,11 358,14 364,17 370,21 376,24 381,27 386,31 391,35 395,40 400,44 404,49 408,54 411,59 415,64 418,70 422,75 424,81 427,87 429,93 432,100 434,106 435,113 437,120 439,127 440,134 441,141 442,148 443,156 443,163 444,170 444,178 444,186 444,495">
          <text:p/>
        </draw:polygon>
        <draw:polygon draw:style-name="gr6" draw:text-style-name="P6" draw:layer="layout" svg:width="0.44cm" svg:height="0.503cm" svg:x="26.214cm" svg:y="0.33cm" svg:viewBox="0 0 441 504" draw:points="441,352 441,359 441,366 440,373 439,379 438,385 436,392 434,398 432,404 429,409 427,415 424,421 421,427 417,432 413,437 409,442 404,447 399,451 394,455 389,459 384,464 378,467 372,471 366,474 359,478 352,480 346,484 338,486 331,489 323,491 315,494 307,495 299,497 290,499 281,500 272,501 263,502 253,503 244,503 234,504 224,504 215,504 205,503 197,503 188,503 180,502 172,501 163,501 156,500 148,498 140,497 133,496 126,494 119,492 112,490 106,488 99,486 93,484 86,481 80,478 75,475 70,472 64,468 59,465 54,461 49,457 45,453 40,449 36,444 32,440 28,435 25,430 21,423 18,418 15,412 12,406 9,400 7,394 4,387 2,380 0,373 111,356 112,360 113,364 114,368 116,371 117,375 119,378 120,381 122,384 124,386 126,389 127,392 130,394 132,396 134,398 136,400 138,402 141,404 143,405 146,407 149,408 152,410 155,411 157,412 161,413 164,414 167,415 170,416 174,416 178,417 181,417 185,418 189,418 193,418 197,419 201,419 205,419 210,419 214,420 219,420 224,420 228,420 232,420 236,419 240,419 244,419 248,419 252,418 256,418 260,418 264,417 267,417 271,416 274,415 278,415 281,414 284,413 287,412 290,411 293,410 296,409 299,408 301,406 303,405 306,403 308,402 310,400 312,398 314,396 316,394 317,392 319,390 320,387 321,385 322,382 323,379 324,376 324,373 325,370 325,367 325,364 325,360 324,357 324,354 323,350 322,347 321,344 319,342 318,339 316,337 314,334 312,332 309,330 306,328 304,326 301,324 298,322 294,321 291,319 288,318 284,316 280,315 276,314 272,312 267,311 263,310 259,309 254,308 249,307 244,306 239,305 234,303 229,302 223,301 218,300 212,299 207,297 202,296 196,295 190,294 184,292 178,291 172,290 166,288 160,287 154,285 148,283 142,282 136,280 130,278 124,276 118,274 113,272 107,270 102,267 96,265 91,263 86,260 81,257 76,254 71,251 67,247 63,244 58,240 54,236 50,233 47,228 43,224 40,219 37,215 34,210 31,205 29,199 27,194 24,188 23,182 22,175 21,168 20,162 19,154 19,147 19,140 20,133 21,127 22,120 23,114 24,108 26,102 28,96 30,91 33,85 36,80 39,75 42,70 46,65 49,60 53,56 58,51 63,47 67,43 72,39 78,35 83,32 89,29 95,25 101,22 108,19 114,17 121,15 129,12 136,10 144,8 152,6 161,5 169,4 178,3 187,1 196,1 205,0 215,0 224,0 232,0 240,0 248,0 255,1 263,2 270,3 277,4 284,5 291,6 298,7 305,9 311,11 318,12 324,15 330,17 336,19 342,22 348,25 354,28 359,31 364,34 369,37 374,41 379,45 384,49 388,53 392,57 396,61 400,66 404,71 408,76 412,81 415,87 418,92 420,98 423,104 425,110 427,117 429,124 430,131 318,142 317,139 316,136 315,132 314,129 313,126 312,124 311,121 309,118 308,116 307,114 305,111 303,109 301,107 299,105 297,103 295,101 293,100 291,98 289,97 286,95 284,94 282,93 279,92 276,91 274,90 271,89 268,88 265,87 262,87 259,86 256,86 253,85 249,85 246,85 242,84 239,84 235,84 232,84 228,84 224,84 216,84 207,84 200,85 192,85 185,86 179,88 173,89 167,91 162,93 157,95 153,98 149,100 146,103 143,107 140,110 139,114 137,119 136,123 135,128 135,133 135,137 135,140 136,143 136,145 137,148 138,151 139,153 141,156 142,158 144,160 146,162 148,163 150,166 152,167 155,169 158,170 161,172 163,174 167,175 170,176 173,178 177,179 181,180 185,181 188,182 192,183 197,185 201,186 205,187 210,187 215,188 219,189 224,191 229,192 234,193 239,194 244,195 249,196 255,197 260,199 267,200 274,202 281,203 287,205 294,206 300,208 307,210 313,212 320,214 326,216 333,218 339,220 345,222 351,224 357,227 363,230 368,233 374,236 379,239 384,242 389,246 394,249 398,253 403,257 408,261 412,266 416,270 419,275 423,280 426,285 429,290 431,296 434,302 436,309 437,315 439,322 440,329 441,337 441,344">
          <text:p/>
        </draw:polygon>
        <draw:polygon draw:style-name="gr6" draw:text-style-name="P6" draw:layer="layout" svg:width="0.131cm" svg:height="0.279cm" svg:x="26.754cm" svg:y="0.687cm" svg:viewBox="0 0 132 280" draw:points="132,108 132,114 132,120 132,126 132,132 132,137 131,143 131,148 130,153 130,158 129,163 128,168 127,173 127,177 126,182 125,187 124,191 123,195 122,200 121,204 119,208 118,212 117,216 115,220 114,224 113,228 111,232 109,236 108,240 106,243 104,247 102,250 101,254 99,257 97,260 95,264 93,267 91,270 89,273 86,277 84,280 0,280 3,277 5,273 8,270 10,267 13,264 15,260 17,257 20,254 22,250 24,247 26,243 28,240 30,236 32,232 34,229 37,225 39,222 40,218 42,214 44,211 45,207 47,204 48,200 50,196 51,193 52,189 53,185 54,181 55,178 56,174 57,170 58,167 59,163 59,159 60,156 60,152 60,149 61,145 61,141 61,138 2,138 2,0 132,0">
          <text:p/>
        </draw:polygon>
        <draw:path draw:style-name="gr6" draw:text-style-name="P6" draw:layer="layout" svg:width="0.489cm" svg:height="0.503cm" svg:x="27.229cm" svg:y="0.33cm" svg:viewBox="0 0 490 504" svg:d="M149 504h-7l-7-1h-7l-6-1-6-1h-7l-6-2-6-1-5-2-6-2-6-2-4-2-6-2-5-3-4-3-5-3-4-2-5-4-4-3-3-4-4-4-4-4-3-4-4-4-3-5-3-4-2-5-3-5-2-6-2-6-2-5-2-6-1-6-2-6-1-6-1-6-1-7v-7-6-7-9-8l1-8 1-7 1-8 2-7 2-7 2-6 3-6 2-6 4-6 3-6 3-5 4-5 4-5 4-5 5-4 5-4 4-4 5-4 6-3 5-4 6-3 6-3 6-2 6-3 6-2 7-2 7-3 6-1 7-2 8-1 7-2 7-1 7-1h8l8-1 7-1h8 8l104-2v-25-5-5-5l-1-4v-5-4l-1-4-1-4-1-4-1-3-1-4-1-3-1-4-1-3-1-3-2-2-1-3-2-3-2-2-1-3-2-2-2-2-2-2-2-1-2-2-2-2-3-1-2-1-3-1-3-1-2-1-3-1-3-1h-3l-3-1h-3l-3-1h-3-3-4-3-3-3-3l-2 1h-3-3l-3 1h-2l-3 1-2 1h-2l-3 1-2 1-2 1-2 1-2 2-2 1-2 2-2 1-2 2-1 2-2 1-2 2-1 2-2 2-1 3-1 2-1 3-2 2-1 3-1 3-1 3v3l-1 3-1 4-1 3v4l-1 3v4l-131-6 1-6 1-6 1-6 2-6 2-6 2-6 3-6 2-5 2-6 3-5 3-5 3-5 4-5 3-5 4-4 4-5 5-4 4-4 5-4 4-4 6-4 5-4 6-3 6-3 6-3 6-3 7-3 7-2 6-3 8-2 7-2 8-2 8-1 9-2 8-1 9-1 9-1h9l10-1h10 9l8 1h9l8 1 8 1 8 1 8 2 8 1 7 2 7 2 8 3 6 2 7 3 6 3 7 3 6 4 6 4 5 4 5 4 5 4 5 4 5 5 4 5 4 5 4 6 4 5 3 6 3 6 3 6 3 6 3 7 2 7 2 7 1 7 2 7 1 8 1 8 1 7v9 8 176 4 3 3 3 4l1 3v3 2 3 3l1 3v2l1 3v2l1 2v3l1 2 1 2v2l1 2 1 2 1 1 1 2 1 1 2 2 1 1 1 1 1 2 2 1 1 1h2l2 1 2 1 1 1h2l3 1h2 2 2 3 3 2 3 3 3l3-1h2 3l3-1h3v69h-3l-2 1h-2l-2 1h-2l-2 1h-2-2l-2 1-2 1h-1-2l-2 1h-2l-1 1h-2-2-2l-2 1h-1-2l-2 1h-2-2-2-2l-2 1h-2-2-2l-2 1h-2-2-2-2-3-2-3-2-3-9l-9-1-8-1-8-2-7-2-7-2-7-3-5-4-5-4-6-4-5-5-3-5-4-6-3-6-3-7-3-7-2-7-2-9-1-9-1-8h-3l-5 8-6 10-5 8-6 7-7 8-6 6-7 7-7 6-7 5-8 6-8 5-9 4-8 3-9 4-10 2-9 3-10 2-11 1h-10zM295 270h-64l-5 1h-3-4-4l-4 1h-4-4l-3 1h-4l-4 1-3 1h-4l-3 1-3 1-4 1-3 1-3 1-3 1-3 2-3 1-2 2-3 2-2 1-3 2-2 3-2 2-2 3-2 2-2 3-1 3-2 3-1 3-1 3-1 4-1 4-1 4v5l-1 4v5 5 7 6l1 6 1 6 2 5 2 5 1 5 3 4 3 4 2 3 4 4 3 2 4 3 4 2 4 2 4 1 5 2h5l5 1h5 5 5l4-1h5l4-2 4-1 4-1 5-1 4-2 4-2 4-2 4-3 3-2 4-2 3-3 3-3 4-3 2-3 3-3 3-3 3-4 2-3 3-4 2-4 2-3 2-4 2-4 2-4 2-5 2-4 1-5 1-4 1-4 1-5 1-4 1-5 1-4v-5-4-5z">
          <text:p/>
        </draw:path>
        <draw:polygon draw:style-name="gr6" draw:text-style-name="P6" draw:layer="layout" svg:width="0.447cm" svg:height="0.503cm" svg:x="27.748cm" svg:y="0.33cm" svg:viewBox="0 0 448 504" draw:points="231,504 219,504 208,503 197,502 186,501 176,499 166,497 156,495 147,492 138,489 129,486 120,482 112,478 104,474 97,469 89,464 82,459 75,454 69,448 63,442 57,435 51,429 46,421 41,414 36,406 32,398 28,390 24,382 20,374 17,365 14,356 11,346 9,337 7,327 5,318 3,307 2,297 1,287 0,276 0,265 0,254 0,242 0,230 1,219 2,208 3,197 5,187 7,176 10,166 12,156 15,147 19,137 22,128 26,120 30,111 35,103 39,95 44,88 49,80 55,74 61,67 67,61 73,55 79,49 86,43 93,38 101,34 109,29 116,25 124,21 133,17 142,14 151,11 160,9 170,6 180,5 189,3 201,2 211,1 222,0 233,0 242,0 251,1 260,1 268,2 277,4 285,5 293,6 301,8 309,10 316,13 323,16 330,18 337,21 343,24 350,28 356,31 362,35 368,39 374,43 379,47 384,52 389,56 394,61 399,66 403,71 407,76 411,82 415,87 418,92 421,98 425,104 428,110 431,116 433,123 436,129 438,136 440,142 442,149 443,155 444,162 318,168 316,161 315,154 313,147 311,141 308,135 305,129 302,124 299,119 295,114 291,109 286,105 281,101 276,98 271,95 265,92 258,90 252,89 245,88 238,87 230,87 220,87 211,88 202,90 194,94 185,97 178,102 171,107 165,113 160,120 155,128 151,137 147,146 143,157 140,168 138,180 135,192 134,205 133,219 132,234 132,249 133,281 136,309 141,335 147,356 157,375 168,390 180,402 196,410 213,415 232,417 239,417 245,416 252,415 258,413 264,411 270,409 276,406 282,403 287,399 292,394 296,390 301,384 305,379 308,373 311,366 314,359 317,352 319,344 321,336 322,327 448,333 447,339 446,346 444,352 443,359 441,366 438,372 436,378 433,385 431,391 427,397 424,403 421,409 417,415 413,421 409,427 405,432 400,437 395,442 390,447 384,452 379,457 373,461 367,465 361,470 355,473 348,477 341,480 334,484 327,487 319,490 311,492 303,495 295,497 286,499 278,500 269,502 260,503 250,503 241,504">
          <text:p/>
        </draw:polygon>
        <draw:polygon draw:style-name="gr6" draw:text-style-name="P6" draw:layer="layout" svg:width="0.283cm" svg:height="0.494cm" svg:x="28.282cm" svg:y="0.33cm" svg:viewBox="0 0 284 495" draw:points="4,495 4,123 4,120 4,117 4,113 4,110 4,107 4,103 4,100 4,97 4,93 4,90 4,86 4,83 4,79 3,76 3,73 3,70 3,66 3,63 3,60 3,57 3,54 3,50 3,47 2,45 2,41 2,39 2,36 2,33 2,31 2,28 1,25 1,23 1,21 1,19 1,17 1,15 1,13 1,12 0,11 0,9 121,9 122,10 122,12 122,13 122,15 122,17 122,19 123,21 123,23 123,25 123,28 123,31 123,33 124,36 124,39 124,42 124,45 125,48 125,50 125,54 125,57 125,60 125,63 126,66 126,69 126,72 126,76 126,79 126,82 126,85 126,88 127,91 127,94 127,97 127,99 127,102 127,104 127,107 127,109 127,111 127,113 129,113 131,108 133,102 135,97 137,92 138,88 140,83 142,79 144,74 146,70 148,66 150,61 152,58 154,54 156,50 158,46 160,43 163,40 165,36 167,33 170,30 172,28 175,25 178,22 181,19 184,17 187,15 190,13 194,11 197,10 201,8 204,6 208,5 212,4 216,3 221,2 225,1 230,0 235,0 240,0 245,0 247,0 249,0 252,0 254,0 256,0 258,1 260,1 263,1 265,2 267,2 269,3 271,3 273,3 275,4 277,4 278,5 280,5 282,6 283,6 284,6 284,112 282,111 279,111 277,110 274,110 272,109 269,109 267,108 264,108 262,108 259,107 257,107 254,107 252,106 249,106 246,106 243,106 240,105 237,105 234,105 230,105 221,106 212,107 204,108 196,111 188,115 181,119 175,124 168,130 162,136 157,143 152,151 147,160 144,169 140,180 137,191 135,202 133,215 132,228 131,241 131,256 131,495">
          <text:p/>
        </draw:polygon>
        <draw:path draw:style-name="gr6" draw:text-style-name="P6" draw:layer="layout" svg:width="0.488cm" svg:height="0.503cm" svg:x="28.615cm" svg:y="0.33cm" svg:viewBox="0 0 489 504" svg:d="M489 251v11 11l-1 11-1 10-2 10-1 10-2 10-3 10-2 9-3 10-4 9-3 9-4 8-4 9-5 8-4 8-5 7-6 7-5 9-6 7-8 6-6 6-8 6-7 6-7 5-8 5-8 5-9 4-9 5-9 3-9 4-10 3-10 3-10 2-10 2-11 2-12 1-11 1-12 1h-12-12l-11-1-11-1-11-1-11-2-10-2-10-2-10-3-9-3-9-4-9-3-9-4-8-5-8-5-8-4-7-6-8-5-6-6-7-7-7-6-6-7-5-8-5-7-5-8-5-7-5-9-4-8-4-8-3-9-4-9-3-10-2-10-3-9-2-10-1-10-2-11-1-10-1-11v-11-11-11-10l1-11 1-10 1-10 2-10 2-10 2-9 3-9 3-10 3-9 3-9 4-8 4-9 5-8 4-8 5-7 5-8 6-7 6-6 6-7 7-6 7-6 7-6 8-5 7-6 8-4 9-5 9-4 9-4 9-3 10-4 10-2 10-3 11-2 11-2 11-1 12-1 12-1h12 13l12 1 12 1 12 1 11 2 11 2 11 3 10 2 10 4 9 3 9 4 9 4 8 5 8 4 8 6 7 5 7 6 7 6 8 6 6 7 5 6 5 7 6 7 4 8 5 8 4 8 4 8 4 9 3 9 3 9 2 9 2 9 3 10 1 10 2 10 1 10 1 10 1 11v10zM357 251l-1-17v-16l-2-14-2-15-2-13-4-12-3-10-4-11-5-9-5-8-6-8-7-6-7-6-7-5-8-5-9-3-9-3-9-2-10-1h-11-10l-11 1-9 2-10 3-9 4-8 4-8 5-7 6-6 7-7 7-5 8-5 10-5 10-3 11-4 12-2 13-3 14-1 15-1 15v17 9 8 8l1 8 1 7v8l2 7 1 7 1 7 1 6 2 6 2 6 2 6 2 5 2 6 2 5 3 4 2 5 3 4 3 5 3 3 3 4 3 3 3 4 4 3 3 3 4 2 3 3 4 2 4 3 4 1 5 2 4 1 4 2 4 1h5l5 1h4l5 1h5 5l6-1h5l5-1h5l5-1 4-2 5-1 4-2 5-1 4-3 5-2 3-3 4-2 4-3 4-3 3-4 3-3 4-4 3-3 3-5 2-4 3-5 2-4 2-5 3-6 2-5 2-6 2-6 1-6 1-6 2-7 1-7 1-7 1-8v-7l1-8v-8l1-8z">
          <text:p/>
        </draw:path>
        <draw:polygon draw:style-name="gr6" draw:text-style-name="P6" draw:layer="layout" svg:width="0.441cm" svg:height="0.503cm" svg:x="29.171cm" svg:y="0.33cm" svg:viewBox="0 0 442 504" draw:points="442,352 441,359 441,366 440,373 439,379 438,385 436,392 434,398 432,404 430,409 427,415 424,421 421,427 417,432 413,437 409,442 405,447 400,451 395,455 390,459 385,464 379,467 373,471 367,474 361,478 354,480 347,484 340,486 332,489 325,491 317,494 309,495 300,497 291,499 283,500 273,501 264,502 255,503 245,503 235,504 225,504 216,504 207,503 198,503 189,503 181,502 173,501 165,501 157,500 149,498 141,497 134,496 127,494 120,492 113,490 107,488 100,486 94,484 87,481 81,478 75,475 70,472 64,468 59,465 54,461 50,457 45,453 41,449 36,444 33,440 29,435 25,430 22,423 18,418 15,412 12,406 10,400 7,394 5,387 3,380 0,373 112,356 113,360 114,364 116,368 117,371 119,375 120,378 121,381 123,384 125,386 127,389 129,392 131,394 133,396 135,398 137,400 140,402 142,404 145,405 147,407 150,408 153,410 156,411 159,412 162,413 165,414 168,415 172,416 175,416 179,417 182,417 186,418 190,418 194,418 198,419 202,419 207,419 211,419 216,420 220,420 225,420 229,420 233,420 237,419 242,419 246,419 249,419 253,418 257,418 261,418 265,417 268,417 272,416 276,415 279,415 282,414 285,413 289,412 291,411 294,410 297,409 300,408 302,406 305,405 307,403 309,402 311,400 313,398 315,396 317,394 319,392 320,390 321,387 322,385 323,382 324,379 325,376 325,373 326,370 326,367 326,364 326,360 326,357 325,354 324,350 323,347 322,344 321,342 319,339 317,337 315,334 313,332 310,330 308,328 305,326 302,324 299,322 296,321 292,319 289,318 285,316 281,315 277,314 273,312 269,311 264,310 260,309 255,308 250,307 245,306 240,305 235,303 230,302 224,301 219,300 214,299 208,297 202,296 197,295 191,294 186,292 179,291 173,290 167,288 161,287 155,285 149,283 143,282 137,280 131,278 126,276 120,274 114,272 108,270 103,267 97,265 92,263 86,260 81,257 76,254 72,251 67,247 62,244 58,240 54,236 50,233 47,228 43,224 40,219 37,215 34,210 31,205 29,199 27,194 25,188 23,182 22,175 21,168 20,162 20,154 20,147 20,140 20,133 21,127 22,120 23,114 24,108 26,102 28,96 30,91 33,85 36,80 39,75 42,70 46,65 50,60 54,56 58,51 62,47 67,43 72,39 78,35 83,32 89,29 96,25 103,22 109,19 116,17 123,15 130,12 138,10 145,8 153,6 162,5 170,4 179,3 188,1 197,1 206,0 216,0 226,0 234,0 241,0 249,0 256,1 264,2 271,3 278,4 285,5 292,6 299,7 306,9 313,11 319,12 325,15 332,17 338,19 343,22 349,25 355,28 360,31 365,34 370,37 375,41 380,45 385,49 389,53 393,57 397,61 401,66 405,71 409,76 412,81 415,87 418,92 421,98 423,104 425,110 427,117 429,124 430,131 319,142 318,139 317,136 316,132 316,129 315,126 313,124 312,121 311,118 309,116 308,114 306,111 304,109 303,107 301,105 299,103 297,101 295,100 292,98 290,97 288,95 285,94 283,93 280,92 278,91 275,90 272,89 269,88 266,87 263,87 260,86 257,86 254,85 250,85 247,85 244,84 240,84 237,84 233,84 230,84 226,84 217,84 209,84 201,85 194,85 187,86 180,88 174,89 168,91 163,93 159,95 154,98 151,100 147,103 144,107 142,110 140,114 138,119 137,123 137,128 136,133 136,137 137,140 137,143 138,145 138,148 139,151 141,153 142,156 144,158 145,160 147,162 149,163 151,166 154,167 156,169 159,170 162,172 165,174 168,175 171,176 175,178 178,179 182,180 186,181 189,182 194,183 198,185 202,186 206,187 211,187 216,188 220,189 225,191 230,192 235,193 240,194 246,195 251,196 256,197 262,199 268,200 275,202 282,203 288,205 295,206 301,208 308,210 314,212 321,214 327,216 334,218 340,220 346,222 352,224 358,227 364,230 369,233 375,236 380,239 385,242 390,246 395,249 400,253 404,257 408,261 412,266 416,270 419,275 423,280 426,285 429,290 431,296 434,302 436,309 438,315 439,322 440,329 441,337 441,344">
          <text:p/>
        </draw:polygon>
        <draw:polygon draw:style-name="gr6" draw:text-style-name="P6" draw:layer="layout" svg:width="0.44cm" svg:height="0.503cm" svg:x="29.682cm" svg:y="0.33cm" svg:viewBox="0 0 441 504" draw:points="441,352 440,359 440,366 439,373 438,379 437,385 435,392 433,398 431,404 429,409 426,415 423,421 420,427 416,432 412,437 408,442 404,447 399,451 395,455 389,459 384,464 378,467 372,471 366,474 360,478 353,480 346,484 339,486 331,489 324,491 316,494 308,495 299,497 291,499 282,500 273,501 263,502 254,503 244,503 234,504 224,504 215,504 206,503 197,503 189,503 180,502 172,501 164,501 156,500 148,498 141,497 133,496 126,494 119,492 112,490 106,488 99,486 93,484 87,481 81,478 75,475 70,472 64,468 59,465 54,461 50,457 45,453 41,449 37,444 33,440 29,435 25,430 22,423 17,418 14,412 11,406 9,400 6,394 4,387 2,380 0,373 111,356 112,360 113,364 115,368 116,371 118,375 119,378 120,381 122,384 124,386 126,389 128,392 130,394 132,396 134,398 136,400 139,402 141,404 144,405 147,407 149,408 152,410 155,411 158,412 161,413 164,414 167,415 171,416 174,416 178,417 181,417 185,418 189,418 193,418 197,419 202,419 206,419 210,419 215,420 219,420 224,420 228,420 232,420 237,419 241,419 245,419 249,419 252,418 256,418 260,418 264,417 268,417 271,416 275,415 278,415 281,414 285,413 288,412 291,411 293,410 296,409 299,408 301,406 304,405 306,403 308,402 311,400 312,398 314,396 316,394 318,392 319,390 320,387 322,385 323,382 323,379 324,376 324,373 325,370 325,367 325,364 325,360 325,357 324,354 323,350 322,347 321,344 320,342 318,339 316,337 314,334 312,332 309,330 307,328 304,326 301,324 298,322 295,321 291,319 288,318 284,316 280,315 276,314 272,312 268,311 263,310 259,309 254,308 249,307 244,306 239,305 234,303 229,302 223,301 218,300 213,299 207,297 202,296 196,295 190,294 185,292 178,291 172,290 166,288 160,287 154,285 148,283 142,282 136,280 130,278 125,276 119,274 113,272 107,270 102,267 96,265 91,263 86,260 81,257 76,254 72,251 67,247 63,244 58,240 54,236 51,233 47,228 44,224 40,219 37,215 34,210 31,205 29,199 27,194 25,188 23,182 22,175 21,168 20,162 20,154 20,147 20,140 20,133 21,127 22,120 23,114 25,108 26,102 28,96 31,91 33,85 36,80 39,75 42,70 46,65 50,60 54,56 58,51 63,47 68,43 72,39 78,35 83,32 89,29 95,25 102,22 108,19 115,17 122,15 129,12 137,10 144,8 153,6 161,5 169,4 178,3 187,1 196,1 205,0 215,0 225,0 233,0 240,0 248,0 256,1 263,2 270,3 277,4 285,5 292,6 298,7 305,9 312,11 318,12 324,15 331,17 337,19 342,22 348,25 354,28 359,31 365,34 370,37 374,41 379,45 384,49 388,53 392,57 396,61 400,66 404,71 408,76 411,81 414,87 417,92 420,98 422,104 424,110 426,117 428,124 429,131 318,142 317,139 317,136 316,132 315,129 314,126 312,124 311,121 310,118 308,116 307,114 305,111 304,109 302,107 300,105 298,103 296,101 294,100 291,98 289,97 287,95 284,94 282,93 279,92 277,91 274,90 271,89 268,88 265,87 262,87 259,86 256,86 253,85 250,85 246,85 243,84 239,84 236,84 232,84 229,84 225,84 216,84 208,84 200,85 193,85 186,86 179,88 173,89 167,91 162,93 158,95 153,98 150,100 146,103 143,107 141,110 139,114 137,119 136,123 136,128 135,133 135,137 136,140 136,143 137,145 137,148 138,151 140,153 141,156 143,158 144,160 146,162 148,163 150,166 153,167 155,169 158,170 161,172 164,174 167,175 170,176 174,178 177,179 181,180 185,181 189,182 193,183 197,185 201,186 205,187 210,187 215,188 220,189 225,191 229,192 234,193 239,194 245,195 250,196 255,197 261,199 268,200 274,202 281,203 287,205 294,206 300,208 307,210 313,212 320,214 326,216 333,218 339,220 346,222 352,224 357,227 363,230 368,233 374,236 379,239 384,242 389,246 394,249 399,253 403,257 407,261 411,266 415,270 419,275 422,280 425,285 428,290 431,296 433,302 435,309 437,315 438,322 439,329 440,337 440,344">
          <text:p/>
        </draw:polygon>
        <draw:polygon draw:style-name="gr6" draw:text-style-name="P6" draw:layer="layout" svg:width="0.292cm" svg:height="0.665cm" svg:x="30.43cm" svg:y="0.159cm" svg:viewBox="0 0 293 666" draw:points="196,266 196,666 71,666 71,266 0,266 0,181 71,181 71,130 71,124 71,119 71,114 72,108 72,103 73,98 74,93 75,88 76,83 77,79 79,74 81,69 82,65 84,61 87,56 89,53 91,48 94,45 97,41 100,37 103,34 107,31 111,27 115,25 119,22 124,19 128,17 133,14 138,12 144,10 149,8 155,7 161,5 168,4 174,3 181,2 188,1 196,1 204,0 212,0 216,0 220,0 224,0 229,1 233,1 237,1 241,1 246,2 250,2 254,2 258,3 262,3 266,4 270,4 275,5 278,5 282,6 285,6 289,7 293,7 293,89 291,88 289,88 288,87 285,87 284,87 282,87 280,86 278,86 276,86 274,86 272,85 269,85 267,85 265,85 264,85 262,85 260,85 258,85 257,84 255,84 251,85 248,85 245,85 242,85 239,85 236,86 233,86 230,87 228,87 226,88 223,89 221,90 219,91 217,91 216,92 214,93 212,95 211,96 209,97 208,99 206,100 205,102 204,103 203,105 202,107 202,109 200,111 200,113 199,115 199,117 198,119 198,122 197,124 197,126 197,129 197,131 196,134 196,136 196,139 196,142 196,181 293,181 293,266">
          <text:p/>
        </draw:polygon>
        <draw:path draw:style-name="gr6" draw:text-style-name="P6" draw:layer="layout" svg:width="0.489cm" svg:height="0.503cm" svg:x="30.747cm" svg:y="0.33cm" svg:viewBox="0 0 490 504" svg:d="M149 504h-7l-7-1h-7l-6-1-6-1h-7l-6-2-6-1-5-2-6-2-5-2-6-2-5-2-4-3-5-3-5-3-4-2-4-4-5-3-4-4-3-4-4-4-4-4-3-4-3-5-3-4-2-5-3-5-2-6-2-6-2-5-2-6-2-6-1-6-1-6-1-6v-7l-1-7v-6-7-9-8l1-8 1-7 1-8 2-7 2-7 2-6 3-6 2-6 4-6 3-6 3-5 4-5 4-5 5-5 4-4 4-4 5-4 6-4 5-3 5-4 6-3 6-3 6-2 6-3 6-2 7-2 7-3 6-1 7-2 7-1 8-2 7-1 7-1h8l7-1 8-1h8 8l105-2v-25-5-5-5l-1-4v-5l-1-4v-4l-1-4-1-4-1-3-1-4-1-3-1-4-1-3-1-3-2-2-1-3-2-3-1-2-2-3-2-2-2-2-2-2-2-1-2-2-3-2-2-1-2-1-3-1-3-1-2-1-3-1-3-1h-3l-2-1h-5l-3-1h-3-3-4-3-3-3-3l-3 1h-2-3l-3 1h-2l-3 1-2 1h-3l-2 1-2 1-2 1-2 1-2 2-2 1-2 2-2 1-2 2-1 2-2 1-1 2-2 2-2 2-1 3-1 2-2 3-1 2-1 3-1 3-1 3v3l-1 3-1 4-1 3v4l-1 3v4l-132-6 1-6 2-6 2-6 1-6 2-6 2-6 2-6 3-5 2-6 3-5 3-5 3-5 4-5 3-5 4-4 4-5 5-4 4-4 5-4 5-4 5-4 5-4 6-3 6-3 6-3 6-3 7-3 7-2 7-3 7-2 8-2 7-2 8-1 9-2 8-1 9-1 9-1h9l10-1h10 9l10 1h8l8 1 9 1 7 1 8 2 8 1 7 2 7 2 7 3 7 2 6 3 7 3 6 3 6 4 5 4 6 4 5 4 5 4 5 4 5 5 4 5 4 5 4 6 4 5 3 6 3 6 3 6 3 6 3 7 2 7 1 7 2 7 2 7 1 8 1 8v7l1 9v8 176 4 3 3 3 4 3 3l1 2v3 3l1 3v2l1 3v2l1 2v3l1 2 1 2v2l1 2 1 2 1 1 1 2 1 1 1 2 2 1 1 1 1 2 2 1 1 1h2l2 1 1 1 2 1h2l2 1h3 2 3 2 3 3 2 3 3l3-1h2 3l3-1h3v69h-3l-2 1h-2l-2 1h-2l-2 1h-2-2l-2 1-2 1h-1-2l-2 1h-2l-1 1h-2-2-2l-2 1h-2-1l-2 1h-2-2-2-2l-2 1h-2-2-2l-2 1h-2-2-2-3-2-2-3-2-3-9l-9-1-8-1-8-2-7-2-7-2-6-3-6-4-6-4-4-4-5-5-4-5-3-6-3-6-3-7-3-7-2-7-2-9-1-9-1-8h-3l-5 8-5 10-6 8-6 7-7 8-6 6-7 7-7 6-8 5-7 6-9 5-9 4-8 3-9 4-10 2-9 3-10 2-11 1h-10zM296 270h-65l-4 1h-4-4-4l-4 1h-4-4l-3 1h-4l-4 1-3 1h-4l-3 1-4 1-3 1-3 1-3 1-3 1-3 2-3 1-2 2-3 2-2 1-2 2-3 3-2 2-2 3-2 2-2 3-1 3-2 3-1 3-1 3-1 4-1 4-1 4-1 5v4 5 5 7 6l1 6 1 6 2 5 1 5 3 5 2 4 2 4 3 3 4 4 3 2 4 3 4 2 4 2 5 1 4 2h5l5 1h5 5 5l4-1h5l4-2 5-1 4-1 4-1 4-2 4-2 4-2 5-3 3-2 4-2 3-3 3-3 3-3 3-3 3-3 3-3 3-4 2-3 3-4 2-4 2-3 2-4 2-4 2-4 2-5 1-4 2-5 1-4 1-4 1-5 1-4 1-5v-4l1-5v-4-5z">
          <text:p/>
        </draw:path>
        <draw:polygon draw:style-name="gr6" draw:text-style-name="P6" draw:layer="layout" svg:width="0.698cm" svg:height="0.494cm" svg:x="31.29cm" svg:y="0.33cm" svg:viewBox="0 0 699 495" draw:points="289,495 289,222 289,216 289,211 289,205 288,200 288,195 288,190 287,185 287,180 286,175 285,170 284,166 283,161 282,157 281,153 280,149 279,145 277,141 276,137 274,133 273,130 271,127 269,124 267,121 265,118 263,115 260,113 258,110 255,108 252,106 250,104 247,102 244,100 241,99 238,98 234,97 231,96 227,95 223,95 220,95 216,94 212,95 208,95 204,95 201,96 197,97 194,98 190,100 187,101 184,103 181,104 178,107 174,109 172,112 169,114 166,117 164,120 161,123 158,126 156,130 153,133 151,137 149,141 147,145 145,149 143,154 142,158 140,163 138,168 137,173 136,178 135,183 134,188 133,193 132,199 131,205 131,210 130,216 130,222 130,228 130,234 130,495 4,495 4,118 4,114 4,111 4,108 4,105 4,102 4,98 4,95 3,92 3,89 3,85 3,82 3,79 3,76 3,72 3,69 3,66 3,63 3,60 3,57 2,54 2,51 2,48 2,45 2,42 2,40 2,37 2,35 2,32 2,30 2,27 2,25 1,23 1,21 1,18 1,17 1,15 1,13 1,12 1,11 0,9 120,9 120,10 120,12 121,13 121,15 121,16 121,18 122,20 122,22 122,24 122,27 122,29 122,31 123,34 123,36 123,39 123,42 123,45 123,47 124,50 124,53 124,55 124,58 124,61 124,64 125,67 125,70 125,73 125,76 125,78 125,81 125,84 125,87 126,90 126,92 126,95 126,97 126,99 126,101 126,103 126,106 128,106 132,95 138,85 143,75 148,66 154,58 160,50 166,43 172,36 179,30 186,25 193,20 200,16 208,12 216,9 224,6 232,4 241,2 250,1 259,0 269,0 280,0 290,1 300,2 310,4 319,7 328,10 336,13 344,17 351,22 358,27 365,33 371,39 377,46 382,53 386,60 391,68 395,77 398,86 401,96 404,106 407,106 409,100 412,94 414,89 417,83 420,78 423,73 426,68 428,64 431,60 434,55 437,52 440,48 444,44 447,41 450,37 454,34 457,31 460,28 464,26 467,23 472,21 476,18 480,16 483,14 487,12 491,11 495,9 499,8 504,6 508,5 512,4 517,3 521,3 525,2 530,1 535,1 540,0 544,0 549,0 554,0 562,0 570,0 577,1 584,2 591,4 598,5 604,7 610,9 616,11 621,14 627,17 632,21 637,24 642,27 646,31 651,35 655,40 659,44 663,49 666,54 670,59 673,64 676,70 679,75 681,81 684,87 686,93 688,100 690,106 691,113 693,120 694,127 695,134 697,141 698,148 698,156 699,163 699,170 699,178 699,186 699,495 574,495 574,222 574,216 574,211 574,205 574,200 573,195 573,190 572,185 572,180 571,175 571,170 570,166 569,161 568,157 567,153 566,149 564,145 563,141 561,137 560,133 558,130 556,127 554,124 552,121 550,118 548,115 546,113 543,110 541,108 538,106 535,104 532,102 529,100 526,99 523,98 520,97 516,96 513,95 509,95 505,95 501,94 497,95 494,95 490,95 487,96 483,97 480,98 476,99 473,101 470,102 465,104 463,106 460,108 457,110 454,113 451,116 449,119 446,121 444,125 441,128 439,132 437,135 434,139 432,143 431,147 429,151 427,155 425,160 424,164 422,169 421,174 420,179 419,184 418,189 417,194 416,200 416,205 415,211 415,216 414,222 414,228 414,495">
          <text:p/>
        </draw:polygon>
        <draw:path draw:style-name="gr6" draw:text-style-name="P6" draw:layer="layout" svg:width="0.126cm" svg:height="0.665cm" svg:x="32.109cm" svg:y="0.159cm" svg:viewBox="0 0 127 666" svg:d="M0 93v-93h127v93zM0 666v-485h127v485z">
          <text:p/>
        </draw:path>
        <draw:polygon draw:style-name="gr6" draw:text-style-name="P6" draw:layer="layout" svg:width="0.126cm" svg:height="0.665cm" svg:x="32.364cm" svg:y="0.159cm" svg:viewBox="0 0 127 666" draw:points="0,666 0,0 127,0 127,666">
          <text:p/>
        </draw:polygon>
        <draw:path draw:style-name="gr6" draw:text-style-name="P6" draw:layer="layout" svg:width="0.126cm" svg:height="0.665cm" svg:x="32.619cm" svg:y="0.159cm" svg:viewBox="0 0 127 666" svg:d="M0 93v-93h127v93zM0 666v-485h127v485z">
          <text:p/>
        </draw:path>
        <draw:path draw:style-name="gr6" draw:text-style-name="P6" draw:layer="layout" svg:width="0.443cm" svg:height="0.503cm" svg:x="32.846cm" svg:y="0.33cm" svg:viewBox="0 0 444 504" svg:d="M227 504h-10l-10-1-10-1-10-1-10-1-9-2-9-2-10-2-9-3-8-2-9-4-7-3-8-4-8-5-7-4-7-5-7-5-6-6-6-5-6-6-6-7-6-7-5-8-5-8-4-7-5-8-4-9-4-8-3-10-4-9-3-10-2-9-3-11-2-11-2-11-1-11-1-12-1-12v-12-13-13-14l1-12 1-13 2-12 2-11 3-11 2-11 3-10 4-10 4-9 4-9 4-8 5-9 5-7 5-8 5-7 6-7 6-6 6-6 7-6 6-5 7-5 7-5 7-5 8-4 7-3 8-4 8-3 8-3 9-2 9-2 8-2 9-2 8-1 9-1 9-2h9l9-1h9 11l11 1 11 1 10 2 10 1 10 2 9 3 9 3 8 4 9 4 8 3 7 5 8 5 7 5 7 5 6 6 7 6 5 6 6 7 6 7 5 7 4 8 5 8 4 8 4 8 4 9 3 9 3 10 3 9 2 10 3 10 2 10 2 11 1 11 1 11 2 10 1 12v11 12l1 12v4h-312v6 6 6l1 6v5l1 6v5l1 6 1 5 1 6 1 5 2 5 1 5 1 4 2 5 2 4 2 5 2 4 2 4 2 4 3 3 4 4 3 3 2 4 4 3 3 3 3 2 3 3 4 2 4 3 4 2 4 2 4 2 5 1 4 1 5 1 5 1h5 5 5 7 6l6-1 6-1 6-1 5-1 5-2 5-2 5-2 4-3 4-3 4-4 3-3 4-4 3-4 3-5 2-5 2-5 3-5 2-6 118 10-1 4-2 5-2 4-2 4-2 4-3 5-2 4-3 5-2 4-3 5-3 5-4 5-3 5-3 4-4 4-4 5-4 4-5 4-4 4-5 4-5 4-5 3-6 4-5 3-6 4-6 3-7 3-6 3-7 3-7 2-8 3-7 2-8 2-8 1-9 2-9 1-9 1h-10l-10 1zM227 79l-3 1h-4-4-4l-3 1-4 1-4 1-3 1-4 1-3 1-3 2-4 1-2 2-4 1-2 3-4 2-2 2-3 3-3 2-2 3-3 3-3 3-2 3-2 3-2 4-2 4-2 4-2 3-1 5-2 4-1 5-2 4-1 5-1 6-1 5-1 5v6l-1 6v6 6h189l-1-11-2-11-1-11-2-9-3-9-3-9-4-8-3-7-5-7-5-6-5-6-5-5-6-4-6-4-6-3-7-3-7-2-8-1-7-1z">
          <text:p/>
        </draw:path>
        <draw:polygon draw:style-name="gr6" draw:text-style-name="P6" draw:layer="layout" svg:width="0.44cm" svg:height="0.503cm" svg:x="33.352cm" svg:y="0.33cm" svg:viewBox="0 0 441 504" draw:points="441,352 441,359 441,366 440,373 439,379 438,385 436,392 434,398 432,404 429,409 427,415 424,421 420,427 417,432 413,437 409,442 405,447 400,451 395,455 390,459 385,464 379,467 373,471 367,474 360,478 354,480 347,484 339,486 332,489 324,491 317,494 307,495 299,497 290,499 281,500 273,501 263,502 253,503 244,503 234,504 224,504 215,504 205,503 197,503 188,503 180,502 172,501 164,501 156,500 148,498 140,497 133,496 126,494 119,492 112,490 105,488 99,486 93,484 87,481 81,478 75,475 70,472 64,468 59,465 54,461 50,457 45,453 40,449 36,444 32,440 28,435 25,430 21,423 18,418 15,412 12,406 9,400 7,394 4,387 2,380 0,373 111,356 112,360 113,364 114,368 116,371 117,375 119,378 120,381 122,384 124,386 125,389 128,392 130,394 132,396 134,398 136,400 138,402 141,404 143,405 146,407 149,408 152,410 155,411 158,412 161,413 164,414 167,415 171,416 174,416 178,417 181,417 185,418 189,418 193,418 197,419 201,419 205,419 210,419 214,420 219,420 224,420 228,420 232,420 236,419 240,419 244,419 248,419 252,418 256,418 260,418 263,417 267,417 271,416 274,415 278,415 281,414 284,413 287,412 290,411 293,410 296,409 299,408 301,406 304,405 306,403 309,402 311,400 313,398 315,396 317,394 318,392 320,390 321,387 322,385 323,382 324,379 325,376 325,373 326,370 326,367 326,364 326,360 325,357 325,354 324,350 323,347 322,344 320,342 319,339 317,337 315,334 312,332 310,330 306,328 304,326 301,324 298,322 294,321 291,319 287,318 284,316 280,315 276,314 272,312 268,311 263,310 258,309 254,308 249,307 244,306 239,305 234,303 228,302 223,301 218,300 213,299 207,297 201,296 196,295 190,294 184,292 178,291 172,290 166,288 160,287 154,285 148,283 142,282 136,280 130,278 124,276 118,274 113,272 107,270 101,267 96,265 91,263 86,260 81,257 76,254 71,251 67,247 62,244 58,240 54,236 50,233 47,228 43,224 40,219 37,215 34,210 31,205 29,199 27,194 25,188 23,182 22,175 21,168 20,162 20,154 20,147 20,140 20,133 21,127 22,120 23,114 24,108 26,102 28,96 30,91 33,85 36,80 39,75 42,70 46,65 50,60 53,56 58,51 62,47 67,43 72,39 77,35 83,32 89,29 95,25 101,22 108,19 114,17 122,15 129,12 136,10 144,8 152,6 160,5 169,4 178,3 186,1 196,1 205,0 215,0 225,0 232,0 240,0 248,0 255,1 263,2 270,3 277,4 284,5 291,6 298,7 305,9 312,11 319,12 325,15 331,17 337,19 343,22 349,25 354,28 360,31 365,34 370,37 375,41 380,45 385,49 389,53 393,57 397,61 401,66 405,71 408,76 411,81 415,87 417,92 420,98 423,104 425,110 427,117 429,124 430,131 319,142 318,139 317,136 317,132 315,129 314,126 313,124 312,121 311,118 309,116 306,114 305,111 303,109 301,107 299,105 298,103 295,101 293,100 291,98 289,97 286,95 284,94 282,93 279,92 276,91 274,90 271,89 268,88 265,87 262,87 259,86 256,86 253,85 249,85 246,85 243,84 239,84 235,84 232,84 228,84 225,84 216,84 208,84 200,85 192,85 185,86 179,88 173,89 167,91 162,93 158,95 153,98 149,100 146,103 143,107 141,110 138,114 137,119 136,123 135,128 135,133 135,137 135,140 136,143 136,145 137,148 138,151 140,153 141,156 142,158 144,160 146,162 148,163 150,166 153,167 155,169 158,170 161,172 164,174 167,175 170,176 173,178 177,179 181,180 184,181 189,182 192,183 197,185 201,186 205,187 210,187 214,188 219,189 224,191 229,192 234,193 239,194 244,195 250,196 255,197 261,199 267,200 274,202 280,203 287,205 294,206 300,208 307,210 314,212 321,214 327,216 334,218 340,220 346,222 352,224 358,227 364,230 369,233 375,236 380,239 385,242 390,246 395,249 399,253 404,257 408,261 412,266 416,270 419,275 423,280 426,285 429,290 432,296 434,302 436,309 438,315 439,322 440,329 441,337 441,344">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8T15:45:59.047468815</dc:date>
    <meta:editing-duration>PT10S</meta:editing-duration>
    <meta:editing-cycles>1</meta:editing-cycles>
    <meta:document-statistic meta:object-count="206"/>
    <meta:generator>LibreOffice/7.3.7.2$Linux_X86_64 LibreOffice_project/30$Build-2</meta:generator>
  </office:meta>
</office:document-meta>
</file>